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text-properties officeooo:rsid="0011e632" officeooo:paragraph-rsid="0011e632"/>
    </style:style>
    <style:style style:name="P2" style:family="paragraph" style:parent-style-name="Standard">
      <style:text-properties officeooo:rsid="00130ed3" officeooo:paragraph-rsid="00130ed3"/>
    </style:style>
    <style:style style:name="P3" style:family="paragraph" style:parent-style-name="Standard">
      <style:text-properties officeooo:rsid="00148474" officeooo:paragraph-rsid="00148474"/>
    </style:style>
    <style:style style:name="P4" style:family="paragraph" style:parent-style-name="Standard">
      <style:text-properties officeooo:rsid="0015c7ea" officeooo:paragraph-rsid="0015c7ea"/>
    </style:style>
    <style:style style:name="P5" style:family="paragraph" style:parent-style-name="Standard">
      <style:text-properties officeooo:rsid="001786d2" officeooo:paragraph-rsid="001786d2"/>
    </style:style>
    <style:style style:name="P6" style:family="paragraph" style:parent-style-name="Standard">
      <style:text-properties officeooo:rsid="001786d2" officeooo:paragraph-rsid="0018f6a2"/>
    </style:style>
    <style:style style:name="P7" style:family="paragraph" style:parent-style-name="Standard">
      <style:text-properties officeooo:rsid="0018f6a2" officeooo:paragraph-rsid="0018f6a2"/>
    </style:style>
    <style:style style:name="P8" style:family="paragraph" style:parent-style-name="Standard">
      <style:text-properties officeooo:rsid="001aacfe" officeooo:paragraph-rsid="001aacfe"/>
    </style:style>
    <style:style style:name="P9" style:family="paragraph" style:parent-style-name="Standard">
      <style:text-properties officeooo:rsid="001ab472" officeooo:paragraph-rsid="001ab472"/>
    </style:style>
    <style:style style:name="P10" style:family="paragraph" style:parent-style-name="Standard">
      <style:text-properties officeooo:rsid="001bf269" officeooo:paragraph-rsid="001bf269"/>
    </style:style>
    <style:style style:name="P11" style:family="paragraph" style:parent-style-name="Standard">
      <style:text-properties officeooo:rsid="001cebaf" officeooo:paragraph-rsid="001cebaf"/>
    </style:style>
    <style:style style:name="P12" style:family="paragraph" style:parent-style-name="Standard">
      <style:text-properties officeooo:rsid="001fc867" officeooo:paragraph-rsid="001fc867"/>
    </style:style>
    <style:style style:name="P13" style:family="paragraph" style:parent-style-name="Standard">
      <style:text-properties officeooo:rsid="0021991c" officeooo:paragraph-rsid="0021991c"/>
    </style:style>
    <style:style style:name="P14" style:family="paragraph" style:parent-style-name="Standard">
      <style:text-properties officeooo:rsid="0021e18d" officeooo:paragraph-rsid="0021e18d"/>
    </style:style>
    <style:style style:name="P15" style:family="paragraph" style:parent-style-name="Standard">
      <style:text-properties officeooo:rsid="0022eb16" officeooo:paragraph-rsid="0022eb16"/>
    </style:style>
    <style:style style:name="P16" style:family="paragraph" style:parent-style-name="Standard">
      <style:text-properties officeooo:rsid="0024e740" officeooo:paragraph-rsid="0024e740"/>
    </style:style>
    <style:style style:name="P17" style:family="paragraph" style:parent-style-name="Standard">
      <style:text-properties officeooo:rsid="00255848" officeooo:paragraph-rsid="00255848"/>
    </style:style>
    <style:style style:name="P18" style:family="paragraph" style:parent-style-name="Standard">
      <style:text-properties officeooo:rsid="002a8385" officeooo:paragraph-rsid="002a8385"/>
    </style:style>
    <style:style style:name="P19" style:family="paragraph" style:parent-style-name="Standard">
      <style:text-properties officeooo:rsid="002b7405" officeooo:paragraph-rsid="002b7405"/>
    </style:style>
    <style:style style:name="P20" style:family="paragraph" style:parent-style-name="Standard">
      <style:text-properties officeooo:rsid="002cb109" officeooo:paragraph-rsid="002cb109"/>
    </style:style>
    <style:style style:name="P21" style:family="paragraph" style:parent-style-name="Standard">
      <style:text-properties officeooo:rsid="002e4bca" officeooo:paragraph-rsid="002e4bca"/>
    </style:style>
    <style:style style:name="P22" style:family="paragraph" style:parent-style-name="Standard">
      <style:text-properties officeooo:rsid="002fd6d9" officeooo:paragraph-rsid="002fd6d9"/>
    </style:style>
    <style:style style:name="P23" style:family="paragraph" style:parent-style-name="Standard">
      <style:text-properties officeooo:rsid="00303122" officeooo:paragraph-rsid="00303122"/>
    </style:style>
    <style:style style:name="P24" style:family="paragraph" style:parent-style-name="Standard">
      <style:text-properties officeooo:rsid="00314a50" officeooo:paragraph-rsid="00314a50"/>
    </style:style>
    <style:style style:name="P25" style:family="paragraph" style:parent-style-name="Standard">
      <style:text-properties officeooo:rsid="0031ab6b" officeooo:paragraph-rsid="0031ab6b"/>
    </style:style>
    <style:style style:name="P26" style:family="paragraph" style:parent-style-name="Standard">
      <style:text-properties officeooo:rsid="0031ec97" officeooo:paragraph-rsid="0031ec97"/>
    </style:style>
    <style:style style:name="P27" style:family="paragraph" style:parent-style-name="Standard">
      <style:text-properties officeooo:rsid="0032c61e" officeooo:paragraph-rsid="0032c61e"/>
    </style:style>
    <style:style style:name="P28" style:family="paragraph" style:parent-style-name="Standard">
      <style:text-properties officeooo:rsid="0033df24" officeooo:paragraph-rsid="0033df24"/>
    </style:style>
    <style:style style:name="P29" style:family="paragraph" style:parent-style-name="Standard">
      <style:text-properties officeooo:rsid="0037763e" officeooo:paragraph-rsid="0037763e"/>
    </style:style>
    <style:style style:name="P30" style:family="paragraph" style:parent-style-name="Standard">
      <style:text-properties officeooo:rsid="00392017" officeooo:paragraph-rsid="00392017"/>
    </style:style>
    <style:style style:name="P31" style:family="paragraph" style:parent-style-name="Standard">
      <style:text-properties officeooo:rsid="003e27e3" officeooo:paragraph-rsid="003e27e3"/>
    </style:style>
    <style:style style:name="P32" style:family="paragraph" style:parent-style-name="Standard">
      <style:text-properties officeooo:rsid="00400d2c" officeooo:paragraph-rsid="00400d2c"/>
    </style:style>
    <style:style style:name="P33" style:family="paragraph" style:parent-style-name="Standard">
      <style:text-properties officeooo:rsid="0040fe11" officeooo:paragraph-rsid="0040fe11"/>
    </style:style>
    <style:style style:name="P34" style:family="paragraph" style:parent-style-name="Standard">
      <style:text-properties officeooo:rsid="0041f6c1" officeooo:paragraph-rsid="0041f6c1"/>
    </style:style>
    <style:style style:name="P35" style:family="paragraph" style:parent-style-name="Standard">
      <style:text-properties officeooo:rsid="0046f295" officeooo:paragraph-rsid="0046f295"/>
    </style:style>
    <style:style style:name="P36" style:family="paragraph" style:parent-style-name="Standard">
      <style:text-properties officeooo:rsid="0047e53e" officeooo:paragraph-rsid="0047e53e"/>
    </style:style>
    <style:style style:name="P37" style:family="paragraph" style:parent-style-name="Standard">
      <style:text-properties officeooo:rsid="004ab4d3" officeooo:paragraph-rsid="004ab4d3"/>
    </style:style>
    <style:style style:name="P38" style:family="paragraph" style:parent-style-name="Standard">
      <style:text-properties officeooo:rsid="004e54d2" officeooo:paragraph-rsid="004e54d2"/>
    </style:style>
    <style:style style:name="P39" style:family="paragraph" style:parent-style-name="Standard">
      <style:text-properties officeooo:rsid="004eb742" officeooo:paragraph-rsid="004eb742"/>
    </style:style>
    <style:style style:name="P40" style:family="paragraph" style:parent-style-name="Standard">
      <style:text-properties officeooo:rsid="004f5a3e" officeooo:paragraph-rsid="004f5a3e"/>
    </style:style>
    <style:style style:name="P41" style:family="paragraph" style:parent-style-name="Standard">
      <style:text-properties officeooo:rsid="00513654" officeooo:paragraph-rsid="00513654"/>
    </style:style>
    <style:style style:name="P42" style:family="paragraph" style:parent-style-name="Standard">
      <style:text-properties officeooo:rsid="0051494c" officeooo:paragraph-rsid="0051494c"/>
    </style:style>
    <style:style style:name="P43" style:family="paragraph" style:parent-style-name="Standard">
      <style:text-properties officeooo:rsid="0051a684" officeooo:paragraph-rsid="0051a684"/>
    </style:style>
    <style:style style:name="P44" style:family="paragraph" style:parent-style-name="Standard">
      <style:text-properties officeooo:rsid="0052dd40" officeooo:paragraph-rsid="0052dd40"/>
    </style:style>
    <style:style style:name="P45" style:family="paragraph" style:parent-style-name="Standard">
      <style:text-properties officeooo:rsid="00572b56" officeooo:paragraph-rsid="00572b56"/>
    </style:style>
    <style:style style:name="P46" style:family="paragraph" style:parent-style-name="Standard">
      <style:text-properties officeooo:rsid="005792e0" officeooo:paragraph-rsid="005792e0"/>
    </style:style>
    <style:style style:name="P47" style:family="paragraph" style:parent-style-name="Standard">
      <style:text-properties officeooo:rsid="0058bf1d" officeooo:paragraph-rsid="0058bf1d"/>
    </style:style>
    <style:style style:name="P48" style:family="paragraph" style:parent-style-name="Standard">
      <style:text-properties officeooo:rsid="00590c05" officeooo:paragraph-rsid="00590c05"/>
    </style:style>
    <style:style style:name="P49" style:family="paragraph" style:parent-style-name="Standard">
      <style:text-properties officeooo:rsid="005b052e" officeooo:paragraph-rsid="005b052e"/>
    </style:style>
    <style:style style:name="P50" style:family="paragraph" style:parent-style-name="Standard">
      <style:text-properties officeooo:rsid="005dba43" officeooo:paragraph-rsid="005dba43"/>
    </style:style>
    <style:style style:name="P51" style:family="paragraph" style:parent-style-name="Standard">
      <style:text-properties officeooo:rsid="005eea0d" officeooo:paragraph-rsid="005eea0d"/>
    </style:style>
    <style:style style:name="P52" style:family="paragraph" style:parent-style-name="Standard">
      <style:text-properties officeooo:rsid="00644692" officeooo:paragraph-rsid="00644692"/>
    </style:style>
    <style:style style:name="P53" style:family="paragraph" style:parent-style-name="Standard">
      <style:text-properties officeooo:rsid="006559cf" officeooo:paragraph-rsid="006559cf"/>
    </style:style>
    <style:style style:name="P54" style:family="paragraph" style:parent-style-name="Standard">
      <style:text-properties officeooo:rsid="00669e27" officeooo:paragraph-rsid="00669e27"/>
    </style:style>
    <style:style style:name="P55" style:family="paragraph" style:parent-style-name="Standard">
      <style:text-properties officeooo:rsid="0068a423" officeooo:paragraph-rsid="0068a423"/>
    </style:style>
    <style:style style:name="P56" style:family="paragraph" style:parent-style-name="Standard">
      <style:text-properties officeooo:rsid="00692ec5" officeooo:paragraph-rsid="00692ec5"/>
    </style:style>
    <style:style style:name="P57" style:family="paragraph" style:parent-style-name="Standard">
      <style:text-properties officeooo:rsid="0069630f" officeooo:paragraph-rsid="0069630f"/>
    </style:style>
    <style:style style:name="P58" style:family="paragraph" style:parent-style-name="Standard">
      <style:text-properties officeooo:rsid="006b2c2e" officeooo:paragraph-rsid="006b2c2e"/>
    </style:style>
    <style:style style:name="P59" style:family="paragraph" style:parent-style-name="Standard">
      <style:text-properties officeooo:rsid="006d2644" officeooo:paragraph-rsid="006d2644"/>
    </style:style>
    <style:style style:name="P60" style:family="paragraph" style:parent-style-name="Standard">
      <style:text-properties officeooo:rsid="006d8b7f" officeooo:paragraph-rsid="006d8b7f"/>
    </style:style>
    <style:style style:name="P61" style:family="paragraph" style:parent-style-name="Standard">
      <style:text-properties officeooo:rsid="006e2cea" officeooo:paragraph-rsid="006e2cea"/>
    </style:style>
    <style:style style:name="P62" style:family="paragraph" style:parent-style-name="Standard">
      <style:text-properties officeooo:rsid="0071216d" officeooo:paragraph-rsid="0071216d"/>
    </style:style>
    <style:style style:name="P63" style:family="paragraph" style:parent-style-name="Standard">
      <style:text-properties officeooo:rsid="0071a3e8" officeooo:paragraph-rsid="0071a3e8"/>
    </style:style>
    <style:style style:name="P64" style:family="paragraph" style:parent-style-name="Standard">
      <style:text-properties officeooo:rsid="00724e08" officeooo:paragraph-rsid="00724e08"/>
    </style:style>
    <style:style style:name="P65" style:family="paragraph" style:parent-style-name="Standard">
      <style:text-properties officeooo:rsid="00726b25" officeooo:paragraph-rsid="00726b25"/>
    </style:style>
    <style:style style:name="P66" style:family="paragraph" style:parent-style-name="Standard">
      <style:text-properties officeooo:rsid="0073d251" officeooo:paragraph-rsid="0073d251"/>
    </style:style>
    <style:style style:name="P67" style:family="paragraph" style:parent-style-name="Standard">
      <style:text-properties officeooo:rsid="0074b91b" officeooo:paragraph-rsid="0074b91b"/>
    </style:style>
    <style:style style:name="P68" style:family="paragraph" style:parent-style-name="Standard">
      <style:text-properties officeooo:rsid="00770e09" officeooo:paragraph-rsid="00770e09"/>
    </style:style>
    <style:style style:name="P69" style:family="paragraph" style:parent-style-name="Standard">
      <style:text-properties officeooo:rsid="0079030d" officeooo:paragraph-rsid="0079030d"/>
    </style:style>
    <style:style style:name="P70" style:family="paragraph" style:parent-style-name="Standard">
      <style:text-properties officeooo:rsid="00799e68" officeooo:paragraph-rsid="00799e68"/>
    </style:style>
    <style:style style:name="P71" style:family="paragraph" style:parent-style-name="Standard">
      <style:text-properties officeooo:rsid="0079d0db" officeooo:paragraph-rsid="0079d0db"/>
    </style:style>
    <style:style style:name="P72" style:family="paragraph" style:parent-style-name="Standard">
      <style:text-properties officeooo:rsid="007b25ce" officeooo:paragraph-rsid="007b25ce"/>
    </style:style>
    <style:style style:name="P73" style:family="paragraph" style:parent-style-name="Standard">
      <style:text-properties officeooo:rsid="007bb7c4" officeooo:paragraph-rsid="007bb7c4"/>
    </style:style>
    <style:style style:name="P74" style:family="paragraph" style:parent-style-name="Standard">
      <style:text-properties officeooo:rsid="007be886" officeooo:paragraph-rsid="007be886"/>
    </style:style>
    <style:style style:name="P75" style:family="paragraph" style:parent-style-name="Standard">
      <style:text-properties officeooo:rsid="007cabb3" officeooo:paragraph-rsid="007cabb3"/>
    </style:style>
    <style:style style:name="P76" style:family="paragraph" style:parent-style-name="Standard">
      <style:text-properties officeooo:rsid="007d79b0" officeooo:paragraph-rsid="007d79b0"/>
    </style:style>
    <style:style style:name="P77" style:family="paragraph" style:parent-style-name="Standard">
      <style:text-properties officeooo:rsid="007f0ea4" officeooo:paragraph-rsid="007f0ea4"/>
    </style:style>
    <style:style style:name="P78" style:family="paragraph" style:parent-style-name="Standard">
      <style:text-properties officeooo:rsid="00801b6a" officeooo:paragraph-rsid="00801b6a"/>
    </style:style>
    <style:style style:name="P79" style:family="paragraph" style:parent-style-name="Standard">
      <style:text-properties officeooo:rsid="00808129" officeooo:paragraph-rsid="00808129"/>
    </style:style>
    <style:style style:name="P80" style:family="paragraph" style:parent-style-name="Standard">
      <style:text-properties officeooo:rsid="0081c77a" officeooo:paragraph-rsid="0081c77a"/>
    </style:style>
    <style:style style:name="P81" style:family="paragraph" style:parent-style-name="Standard">
      <style:text-properties officeooo:rsid="008261db" officeooo:paragraph-rsid="008261db"/>
    </style:style>
    <style:style style:name="P82" style:family="paragraph" style:parent-style-name="Standard">
      <style:text-properties officeooo:rsid="0082c62b" officeooo:paragraph-rsid="0082c62b"/>
    </style:style>
    <style:style style:name="P83" style:family="paragraph" style:parent-style-name="Standard">
      <style:text-properties officeooo:rsid="0084020a" officeooo:paragraph-rsid="0084020a"/>
    </style:style>
    <style:style style:name="P84" style:family="paragraph" style:parent-style-name="Standard">
      <style:text-properties officeooo:rsid="00852957" officeooo:paragraph-rsid="00852957"/>
    </style:style>
    <style:style style:name="P85" style:family="paragraph" style:parent-style-name="Standard">
      <style:text-properties officeooo:rsid="008603cb" officeooo:paragraph-rsid="008603cb"/>
    </style:style>
    <style:style style:name="P86" style:family="paragraph" style:parent-style-name="Standard">
      <style:text-properties fo:font-weight="bold" officeooo:rsid="008603cb" officeooo:paragraph-rsid="008603cb" style:font-weight-asian="bold" style:font-weight-complex="bold"/>
    </style:style>
    <style:style style:name="P87" style:family="paragraph" style:parent-style-name="Standard">
      <style:text-properties fo:font-weight="bold" officeooo:rsid="0087354c" officeooo:paragraph-rsid="0087354c" style:font-weight-asian="bold" style:font-weight-complex="bold"/>
    </style:style>
    <style:style style:name="P88" style:family="paragraph" style:parent-style-name="Standard">
      <style:text-properties fo:font-weight="bold" officeooo:rsid="008911d1" officeooo:paragraph-rsid="008911d1" style:font-weight-asian="bold" style:font-weight-complex="bold"/>
    </style:style>
    <style:style style:name="P89" style:family="paragraph" style:parent-style-name="Standard">
      <style:text-properties fo:font-weight="bold" officeooo:rsid="00978564" officeooo:paragraph-rsid="00978564" style:font-weight-asian="bold" style:font-weight-complex="bold"/>
    </style:style>
    <style:style style:name="P90" style:family="paragraph" style:parent-style-name="Standard">
      <style:text-properties fo:font-weight="bold" officeooo:rsid="009e05f6" officeooo:paragraph-rsid="009e05f6" style:font-weight-asian="bold" style:font-weight-complex="bold"/>
    </style:style>
    <style:style style:name="P91" style:family="paragraph" style:parent-style-name="Standard">
      <style:text-properties fo:font-weight="bold" officeooo:rsid="00c5b1da" officeooo:paragraph-rsid="00c5b1da" style:font-weight-asian="bold" style:font-weight-complex="bold"/>
    </style:style>
    <style:style style:name="P92" style:family="paragraph" style:parent-style-name="Standard">
      <style:text-properties fo:font-weight="normal" officeooo:rsid="008603cb" officeooo:paragraph-rsid="008603cb" style:font-weight-asian="normal" style:font-weight-complex="normal"/>
    </style:style>
    <style:style style:name="P93" style:family="paragraph" style:parent-style-name="Standard">
      <style:text-properties fo:font-weight="normal" officeooo:rsid="0087354c" officeooo:paragraph-rsid="0087354c" style:font-weight-asian="normal" style:font-weight-complex="normal"/>
    </style:style>
    <style:style style:name="P94" style:family="paragraph" style:parent-style-name="Standard">
      <style:text-properties fo:font-weight="normal" officeooo:rsid="0088bff4" officeooo:paragraph-rsid="0088bff4" style:font-weight-asian="normal" style:font-weight-complex="normal"/>
    </style:style>
    <style:style style:name="P95" style:family="paragraph" style:parent-style-name="Standard">
      <style:text-properties fo:font-weight="normal" officeooo:rsid="008911d1" officeooo:paragraph-rsid="008911d1" style:font-weight-asian="normal" style:font-weight-complex="normal"/>
    </style:style>
    <style:style style:name="P96" style:family="paragraph" style:parent-style-name="Standard">
      <style:text-properties fo:font-weight="normal" officeooo:rsid="008c51bf" officeooo:paragraph-rsid="008c51bf" style:font-weight-asian="normal" style:font-weight-complex="normal"/>
    </style:style>
    <style:style style:name="P97" style:family="paragraph" style:parent-style-name="Standard">
      <style:text-properties fo:font-weight="normal" officeooo:rsid="008dc2a1" officeooo:paragraph-rsid="008dc2a1" style:font-weight-asian="normal" style:font-weight-complex="normal"/>
    </style:style>
    <style:style style:name="P98" style:family="paragraph" style:parent-style-name="Standard">
      <style:text-properties fo:font-weight="normal" officeooo:rsid="008f5ca2" officeooo:paragraph-rsid="008f5ca2" style:font-weight-asian="normal" style:font-weight-complex="normal"/>
    </style:style>
    <style:style style:name="P99" style:family="paragraph" style:parent-style-name="Standard">
      <style:text-properties fo:font-weight="normal" officeooo:rsid="0090ea96" officeooo:paragraph-rsid="0090ea96" style:font-weight-asian="normal" style:font-weight-complex="normal"/>
    </style:style>
    <style:style style:name="P100" style:family="paragraph" style:parent-style-name="Standard">
      <style:text-properties fo:font-weight="normal" officeooo:rsid="009288cd" officeooo:paragraph-rsid="009288cd" style:font-weight-asian="normal" style:font-weight-complex="normal"/>
    </style:style>
    <style:style style:name="P101" style:family="paragraph" style:parent-style-name="Standard">
      <style:text-properties fo:font-weight="normal" officeooo:rsid="00932ffc" officeooo:paragraph-rsid="00932ffc" style:font-weight-asian="normal" style:font-weight-complex="normal"/>
    </style:style>
    <style:style style:name="P102" style:family="paragraph" style:parent-style-name="Standard">
      <style:text-properties fo:font-weight="normal" officeooo:rsid="00935175" officeooo:paragraph-rsid="00935175" style:font-weight-asian="normal" style:font-weight-complex="normal"/>
    </style:style>
    <style:style style:name="P103" style:family="paragraph" style:parent-style-name="Standard">
      <style:text-properties fo:font-weight="normal" officeooo:rsid="00954c69" officeooo:paragraph-rsid="00954c69" style:font-weight-asian="normal" style:font-weight-complex="normal"/>
    </style:style>
    <style:style style:name="P104" style:family="paragraph" style:parent-style-name="Standard">
      <style:text-properties fo:font-weight="normal" officeooo:rsid="0096e7b8" officeooo:paragraph-rsid="0096e7b8" style:font-weight-asian="normal" style:font-weight-complex="normal"/>
    </style:style>
    <style:style style:name="P105" style:family="paragraph" style:parent-style-name="Standard">
      <style:text-properties fo:font-weight="normal" officeooo:rsid="00978564" officeooo:paragraph-rsid="00978564" style:font-weight-asian="normal" style:font-weight-complex="normal"/>
    </style:style>
    <style:style style:name="P106" style:family="paragraph" style:parent-style-name="Standard">
      <style:text-properties fo:font-weight="normal" officeooo:rsid="009a4aad" officeooo:paragraph-rsid="009a4aad" style:font-weight-asian="normal" style:font-weight-complex="normal"/>
    </style:style>
    <style:style style:name="P107" style:family="paragraph" style:parent-style-name="Standard">
      <style:text-properties fo:font-weight="normal" officeooo:rsid="009bea1c" officeooo:paragraph-rsid="009bea1c" style:font-weight-asian="normal" style:font-weight-complex="normal"/>
    </style:style>
    <style:style style:name="P108" style:family="paragraph" style:parent-style-name="Standard">
      <style:text-properties fo:font-weight="normal" officeooo:rsid="009d1042" officeooo:paragraph-rsid="009d1042" style:font-weight-asian="normal" style:font-weight-complex="normal"/>
    </style:style>
    <style:style style:name="P109" style:family="paragraph" style:parent-style-name="Standard">
      <style:text-properties fo:font-weight="normal" officeooo:rsid="009db467" officeooo:paragraph-rsid="009db467" style:font-weight-asian="normal" style:font-weight-complex="normal"/>
    </style:style>
    <style:style style:name="P110" style:family="paragraph" style:parent-style-name="Standard">
      <style:text-properties fo:font-weight="normal" officeooo:rsid="009df10d" officeooo:paragraph-rsid="009df10d" style:font-weight-asian="normal" style:font-weight-complex="normal"/>
    </style:style>
    <style:style style:name="P111" style:family="paragraph" style:parent-style-name="Standard">
      <style:text-properties fo:font-weight="normal" officeooo:rsid="009df53b" officeooo:paragraph-rsid="009df53b" style:font-weight-asian="normal" style:font-weight-complex="normal"/>
    </style:style>
    <style:style style:name="P112" style:family="paragraph" style:parent-style-name="Standard">
      <style:text-properties fo:font-weight="normal" officeooo:rsid="009e05f6" officeooo:paragraph-rsid="009e05f6" style:font-weight-asian="normal" style:font-weight-complex="normal"/>
    </style:style>
    <style:style style:name="P113" style:family="paragraph" style:parent-style-name="Standard">
      <style:text-properties fo:font-weight="normal" officeooo:rsid="009f290e" officeooo:paragraph-rsid="009f290e" style:font-weight-asian="normal" style:font-weight-complex="normal"/>
    </style:style>
    <style:style style:name="P114" style:family="paragraph" style:parent-style-name="Standard">
      <style:text-properties fo:font-weight="normal" officeooo:rsid="009fb170" officeooo:paragraph-rsid="009fb170" style:font-weight-asian="normal" style:font-weight-complex="normal"/>
    </style:style>
    <style:style style:name="P115" style:family="paragraph" style:parent-style-name="Standard">
      <style:text-properties fo:font-weight="normal" officeooo:rsid="00a12ff7" officeooo:paragraph-rsid="00a12ff7" style:font-weight-asian="normal" style:font-weight-complex="normal"/>
    </style:style>
    <style:style style:name="P116" style:family="paragraph" style:parent-style-name="Standard">
      <style:text-properties fo:font-weight="normal" officeooo:rsid="00a1b481" officeooo:paragraph-rsid="00a1b481" style:font-weight-asian="normal" style:font-weight-complex="normal"/>
    </style:style>
    <style:style style:name="P117" style:family="paragraph" style:parent-style-name="Standard">
      <style:text-properties fo:font-weight="normal" officeooo:rsid="00a32fbf" officeooo:paragraph-rsid="00a32fbf" style:font-weight-asian="normal" style:font-weight-complex="normal"/>
    </style:style>
    <style:style style:name="P118" style:family="paragraph" style:parent-style-name="Standard">
      <style:text-properties fo:font-weight="normal" officeooo:rsid="00a4d427" officeooo:paragraph-rsid="00a4d427" style:font-weight-asian="normal" style:font-weight-complex="normal"/>
    </style:style>
    <style:style style:name="P119" style:family="paragraph" style:parent-style-name="Standard">
      <style:text-properties fo:font-weight="normal" officeooo:rsid="00a8a9c8" officeooo:paragraph-rsid="00a8a9c8" style:font-weight-asian="normal" style:font-weight-complex="normal"/>
    </style:style>
    <style:style style:name="P120" style:family="paragraph" style:parent-style-name="Standard">
      <style:text-properties fo:font-weight="normal" officeooo:rsid="00a8d0e6" officeooo:paragraph-rsid="00a8d0e6" style:font-weight-asian="normal" style:font-weight-complex="normal"/>
    </style:style>
    <style:style style:name="P121" style:family="paragraph" style:parent-style-name="Standard">
      <style:text-properties fo:font-weight="normal" officeooo:rsid="00ab4e77" officeooo:paragraph-rsid="00ab4e77" style:font-weight-asian="normal" style:font-weight-complex="normal"/>
    </style:style>
    <style:style style:name="P122" style:family="paragraph" style:parent-style-name="Standard">
      <style:text-properties fo:font-weight="normal" officeooo:rsid="00ac4e10" officeooo:paragraph-rsid="00ac4e10" style:font-weight-asian="normal" style:font-weight-complex="normal"/>
    </style:style>
    <style:style style:name="P123" style:family="paragraph" style:parent-style-name="Standard">
      <style:text-properties fo:font-weight="normal" officeooo:rsid="00ae27ae" officeooo:paragraph-rsid="00ae27ae" style:font-weight-asian="normal" style:font-weight-complex="normal"/>
    </style:style>
    <style:style style:name="P124" style:family="paragraph" style:parent-style-name="Standard">
      <style:text-properties fo:font-weight="normal" officeooo:rsid="00af3d55" officeooo:paragraph-rsid="00af3d55" style:font-weight-asian="normal" style:font-weight-complex="normal"/>
    </style:style>
    <style:style style:name="P125" style:family="paragraph" style:parent-style-name="Standard">
      <style:text-properties fo:font-weight="normal" officeooo:rsid="00af8dd2" officeooo:paragraph-rsid="00af8dd2" style:font-weight-asian="normal" style:font-weight-complex="normal"/>
    </style:style>
    <style:style style:name="P126" style:family="paragraph" style:parent-style-name="Standard">
      <style:text-properties fo:font-weight="normal" officeooo:rsid="00b47048" officeooo:paragraph-rsid="00b47048" style:font-weight-asian="normal" style:font-weight-complex="normal"/>
    </style:style>
    <style:style style:name="P127" style:family="paragraph" style:parent-style-name="Standard">
      <style:text-properties fo:font-weight="normal" officeooo:rsid="00b5de73" officeooo:paragraph-rsid="00b5de73" style:font-weight-asian="normal" style:font-weight-complex="normal"/>
    </style:style>
    <style:style style:name="P128" style:family="paragraph" style:parent-style-name="Standard">
      <style:text-properties fo:font-weight="normal" officeooo:rsid="00b66b2c" officeooo:paragraph-rsid="00b66b2c" style:font-weight-asian="normal" style:font-weight-complex="normal"/>
    </style:style>
    <style:style style:name="P129" style:family="paragraph" style:parent-style-name="Standard">
      <style:text-properties fo:font-weight="normal" officeooo:rsid="00b77a55" officeooo:paragraph-rsid="00b77a55" style:font-weight-asian="normal" style:font-weight-complex="normal"/>
    </style:style>
    <style:style style:name="P130" style:family="paragraph" style:parent-style-name="Standard">
      <style:text-properties fo:font-weight="normal" officeooo:rsid="00b8aafa" officeooo:paragraph-rsid="00b8aafa" style:font-weight-asian="normal" style:font-weight-complex="normal"/>
    </style:style>
    <style:style style:name="P131" style:family="paragraph" style:parent-style-name="Standard">
      <style:text-properties fo:font-weight="normal" officeooo:rsid="00b8ba12" officeooo:paragraph-rsid="00b8ba12" style:font-weight-asian="normal" style:font-weight-complex="normal"/>
    </style:style>
    <style:style style:name="P132" style:family="paragraph" style:parent-style-name="Standard">
      <style:text-properties fo:font-weight="normal" officeooo:rsid="00b8e7c1" officeooo:paragraph-rsid="00b8e7c1" style:font-weight-asian="normal" style:font-weight-complex="normal"/>
    </style:style>
    <style:style style:name="P133" style:family="paragraph" style:parent-style-name="Standard">
      <style:text-properties fo:font-weight="normal" officeooo:rsid="00b9b980" officeooo:paragraph-rsid="00b9b980" style:font-weight-asian="normal" style:font-weight-complex="normal"/>
    </style:style>
    <style:style style:name="P134" style:family="paragraph" style:parent-style-name="Standard">
      <style:text-properties fo:font-weight="normal" officeooo:rsid="00ba0016" officeooo:paragraph-rsid="00ba0016" style:font-weight-asian="normal" style:font-weight-complex="normal"/>
    </style:style>
    <style:style style:name="P135" style:family="paragraph" style:parent-style-name="Standard">
      <style:text-properties fo:font-weight="normal" officeooo:rsid="00bbc93f" officeooo:paragraph-rsid="00bbc93f" style:font-weight-asian="normal" style:font-weight-complex="normal"/>
    </style:style>
    <style:style style:name="P136" style:family="paragraph" style:parent-style-name="Standard">
      <style:text-properties fo:font-weight="normal" officeooo:rsid="00bd2a18" officeooo:paragraph-rsid="00bd2a18" style:font-weight-asian="normal" style:font-weight-complex="normal"/>
    </style:style>
    <style:style style:name="P137" style:family="paragraph" style:parent-style-name="Standard">
      <style:text-properties fo:font-weight="normal" officeooo:rsid="00bd6308" officeooo:paragraph-rsid="00bd6308" style:font-weight-asian="normal" style:font-weight-complex="normal"/>
    </style:style>
    <style:style style:name="P138" style:family="paragraph" style:parent-style-name="Standard">
      <style:text-properties fo:font-weight="normal" officeooo:rsid="00c2cdb1" officeooo:paragraph-rsid="00c2cdb1" style:font-weight-asian="normal" style:font-weight-complex="normal"/>
    </style:style>
    <style:style style:name="P139" style:family="paragraph" style:parent-style-name="Standard">
      <style:text-properties fo:font-weight="normal" officeooo:rsid="00c34168" officeooo:paragraph-rsid="00c34168" style:font-weight-asian="normal" style:font-weight-complex="normal"/>
    </style:style>
    <style:style style:name="P140" style:family="paragraph" style:parent-style-name="Standard">
      <style:text-properties fo:font-weight="normal" officeooo:rsid="00c5404b" officeooo:paragraph-rsid="00c5404b" style:font-weight-asian="normal" style:font-weight-complex="normal"/>
    </style:style>
    <style:style style:name="P141" style:family="paragraph" style:parent-style-name="Standard">
      <style:text-properties fo:font-weight="normal" officeooo:rsid="00c5b1da" officeooo:paragraph-rsid="00c5b1da" style:font-weight-asian="normal" style:font-weight-complex="normal"/>
    </style:style>
    <style:style style:name="P142" style:family="paragraph" style:parent-style-name="Standard">
      <style:text-properties fo:font-weight="normal" officeooo:rsid="00c72488" officeooo:paragraph-rsid="00c72488" style:font-weight-asian="normal" style:font-weight-complex="normal"/>
    </style:style>
    <style:style style:name="P143" style:family="paragraph" style:parent-style-name="Standard">
      <style:text-properties fo:font-weight="normal" officeooo:rsid="00c76218" officeooo:paragraph-rsid="00c76218" style:font-weight-asian="normal" style:font-weight-complex="normal"/>
    </style:style>
    <style:style style:name="P144" style:family="paragraph" style:parent-style-name="Standard">
      <style:text-properties fo:font-weight="normal" officeooo:rsid="00ca462a" officeooo:paragraph-rsid="00ca462a" style:font-weight-asian="normal" style:font-weight-complex="normal"/>
    </style:style>
    <style:style style:name="P145" style:family="paragraph" style:parent-style-name="Standard">
      <style:text-properties fo:font-weight="normal" officeooo:rsid="00caf06e" officeooo:paragraph-rsid="00caf06e" style:font-weight-asian="normal" style:font-weight-complex="normal"/>
    </style:style>
    <style:style style:name="P146" style:family="paragraph" style:parent-style-name="Standard">
      <style:text-properties fo:font-weight="normal" officeooo:rsid="00cc8ad5" officeooo:paragraph-rsid="00cc8ad5" style:font-weight-asian="normal" style:font-weight-complex="normal"/>
    </style:style>
    <style:style style:name="P147" style:family="paragraph" style:parent-style-name="Standard">
      <style:text-properties fo:font-weight="normal" officeooo:rsid="00ce460b" officeooo:paragraph-rsid="00ce460b" style:font-weight-asian="normal" style:font-weight-complex="normal"/>
    </style:style>
    <style:style style:name="P148" style:family="paragraph" style:parent-style-name="Standard">
      <style:text-properties style:text-position="0% 100%" fo:font-weight="normal" officeooo:rsid="00caf06e" officeooo:paragraph-rsid="00caf06e" style:font-weight-asian="normal" style:font-weight-complex="normal"/>
    </style:style>
    <style:style style:name="P149" style:family="paragraph" style:parent-style-name="Standard">
      <style:text-properties style:text-position="0% 100%" fo:font-weight="normal" officeooo:rsid="00cdc06d" officeooo:paragraph-rsid="00cc8ad5" style:font-weight-asian="normal" style:font-weight-complex="normal"/>
    </style:style>
    <style:style style:name="P150" style:family="paragraph" style:parent-style-name="Standard">
      <style:text-properties style:text-position="0% 100%" fo:font-weight="normal" officeooo:rsid="00ce460b" officeooo:paragraph-rsid="00ce460b" style:font-weight-asian="normal" style:font-weight-complex="normal"/>
    </style:style>
    <style:style style:name="P151" style:family="paragraph" style:parent-style-name="Standard">
      <style:text-properties style:text-position="0% 100%" fo:font-weight="normal" officeooo:rsid="00cff253" officeooo:paragraph-rsid="00cff253" style:font-weight-asian="normal" style:font-weight-complex="normal"/>
    </style:style>
    <style:style style:name="P152" style:family="paragraph" style:parent-style-name="Standard">
      <style:text-properties style:text-position="0% 100%" fo:font-weight="normal" officeooo:rsid="00d09740" officeooo:paragraph-rsid="00d09740" style:font-weight-asian="normal" style:font-weight-complex="normal"/>
    </style:style>
    <style:style style:name="P153" style:family="paragraph" style:parent-style-name="Standard">
      <style:text-properties style:text-position="0% 100%" fo:font-weight="normal" officeooo:rsid="00d21740" officeooo:paragraph-rsid="00d21740" style:font-weight-asian="normal" style:font-weight-complex="normal"/>
    </style:style>
    <style:style style:name="P154" style:family="paragraph" style:parent-style-name="Standard">
      <style:text-properties style:text-position="0% 100%" fo:font-weight="normal" officeooo:rsid="00d2e404" officeooo:paragraph-rsid="00d2e404" style:font-weight-asian="normal" style:font-weight-complex="normal"/>
    </style:style>
    <style:style style:name="P155" style:family="paragraph" style:parent-style-name="Standard">
      <style:text-properties style:text-position="0% 100%" fo:font-weight="normal" officeooo:rsid="00d2f450" officeooo:paragraph-rsid="00d2f450" style:font-weight-asian="normal" style:font-weight-complex="normal"/>
    </style:style>
    <style:style style:name="P156" style:family="paragraph" style:parent-style-name="Standard">
      <style:text-properties style:text-position="0% 100%" fo:font-weight="normal" officeooo:rsid="00d644a5" officeooo:paragraph-rsid="00d644a5" style:font-weight-asian="normal" style:font-weight-complex="normal"/>
    </style:style>
    <style:style style:name="P157" style:family="paragraph" style:parent-style-name="Standard">
      <style:text-properties style:text-position="0% 100%" fo:font-weight="normal" officeooo:rsid="00d771a1" officeooo:paragraph-rsid="00d771a1" style:font-weight-asian="normal" style:font-weight-complex="normal"/>
    </style:style>
    <style:style style:name="P158" style:family="paragraph" style:parent-style-name="Standard">
      <style:text-properties style:text-position="0% 100%" fo:font-weight="normal" officeooo:rsid="00d3446f" officeooo:paragraph-rsid="00d3446f" style:font-weight-asian="normal" style:font-weight-complex="normal"/>
    </style:style>
    <style:style style:name="P159" style:family="paragraph" style:parent-style-name="Standard">
      <style:text-properties style:text-position="0% 100%" fo:font-weight="normal" officeooo:rsid="00d47482" officeooo:paragraph-rsid="00d47482" style:font-weight-asian="normal" style:font-weight-complex="normal"/>
    </style:style>
    <style:style style:name="P160" style:family="paragraph" style:parent-style-name="Standard">
      <style:text-properties style:text-position="0% 100%" fo:font-weight="normal" officeooo:rsid="00d8214d" officeooo:paragraph-rsid="00d8214d" style:font-weight-asian="normal" style:font-weight-complex="normal"/>
    </style:style>
    <style:style style:name="P161" style:family="paragraph" style:parent-style-name="Standard">
      <style:text-properties style:text-position="0% 100%" fo:font-weight="normal" officeooo:rsid="00d9698a" officeooo:paragraph-rsid="00d8214d" style:font-weight-asian="normal" style:font-weight-complex="normal"/>
    </style:style>
    <style:style style:name="P162" style:family="paragraph" style:parent-style-name="Standard">
      <style:text-properties style:text-position="0% 100%" fo:font-weight="normal" officeooo:rsid="00da6009" officeooo:paragraph-rsid="00da6009" style:font-weight-asian="normal" style:font-weight-complex="normal"/>
    </style:style>
    <style:style style:name="P163" style:family="paragraph" style:parent-style-name="Standard">
      <style:text-properties style:text-position="0% 100%" fo:font-weight="normal" officeooo:rsid="00dbfa70" officeooo:paragraph-rsid="00dbfa70" style:font-weight-asian="normal" style:font-weight-complex="normal"/>
    </style:style>
    <style:style style:name="P164" style:family="paragraph" style:parent-style-name="Standard">
      <style:text-properties style:text-position="0% 100%" fo:font-weight="normal" officeooo:rsid="00dd98ac" officeooo:paragraph-rsid="00dd98ac" style:font-weight-asian="normal" style:font-weight-complex="normal"/>
    </style:style>
    <style:style style:name="P165" style:family="paragraph" style:parent-style-name="Standard">
      <style:text-properties style:text-position="0% 100%" fo:font-weight="normal" officeooo:rsid="00e364ab" officeooo:paragraph-rsid="00e364ab" style:font-weight-asian="normal" style:font-weight-complex="normal"/>
    </style:style>
    <style:style style:name="P166" style:family="paragraph" style:parent-style-name="Standard">
      <style:text-properties style:text-position="0% 100%" fo:font-weight="normal" officeooo:rsid="00e166e7" officeooo:paragraph-rsid="00df81fe" style:font-weight-asian="normal" style:font-weight-complex="normal"/>
    </style:style>
    <style:style style:name="P167" style:family="paragraph" style:parent-style-name="Standard">
      <style:text-properties style:text-position="0% 100%" fo:font-weight="normal" officeooo:rsid="00e3e1a2" officeooo:paragraph-rsid="00e3e1a2" style:font-weight-asian="normal" style:font-weight-complex="normal"/>
    </style:style>
    <style:style style:name="P168" style:family="paragraph" style:parent-style-name="Standard">
      <style:text-properties style:text-position="0% 100%" fo:font-weight="normal" officeooo:rsid="00e40a35" officeooo:paragraph-rsid="00e40a35" style:font-weight-asian="normal" style:font-weight-complex="normal"/>
    </style:style>
    <style:style style:name="P169" style:family="paragraph" style:parent-style-name="Standard">
      <style:text-properties style:text-position="0% 100%" fo:font-weight="normal" officeooo:rsid="00e5eaa5" officeooo:paragraph-rsid="00e5eaa5" style:font-weight-asian="normal" style:font-weight-complex="normal"/>
    </style:style>
    <style:style style:name="P170" style:family="paragraph" style:parent-style-name="Standard">
      <style:text-properties style:text-position="0% 100%" fo:font-weight="normal" officeooo:rsid="00e7ad6a" officeooo:paragraph-rsid="00e7ad6a" style:font-weight-asian="normal" style:font-weight-complex="normal"/>
    </style:style>
    <style:style style:name="P171" style:family="paragraph" style:parent-style-name="Standard">
      <style:text-properties style:text-position="0% 100%" fo:font-weight="normal" officeooo:rsid="00e92a7d" officeooo:paragraph-rsid="00e92a7d" style:font-weight-asian="normal" style:font-weight-complex="normal"/>
    </style:style>
    <style:style style:name="P172" style:family="paragraph" style:parent-style-name="Standard">
      <style:text-properties style:text-position="0% 100%" fo:font-weight="normal" officeooo:rsid="00edb28e" officeooo:paragraph-rsid="00edb28e" style:font-weight-asian="normal" style:font-weight-complex="normal"/>
    </style:style>
    <style:style style:name="P173" style:family="paragraph" style:parent-style-name="Standard">
      <style:text-properties style:text-position="0% 100%" fo:font-weight="normal" officeooo:rsid="00edd8c0" officeooo:paragraph-rsid="00edd8c0" style:font-weight-asian="normal" style:font-weight-complex="normal"/>
    </style:style>
    <style:style style:name="P174" style:family="paragraph" style:parent-style-name="Standard">
      <style:text-properties style:text-position="0% 100%" fo:font-weight="normal" officeooo:rsid="00ede9db" officeooo:paragraph-rsid="00ede9db" style:font-weight-asian="normal" style:font-weight-complex="normal"/>
    </style:style>
    <style:style style:name="P175" style:family="paragraph" style:parent-style-name="Standard">
      <style:text-properties style:text-position="0% 100%" fo:font-weight="normal" officeooo:rsid="00ee99f0" officeooo:paragraph-rsid="00ee99f0" style:font-weight-asian="normal" style:font-weight-complex="normal"/>
    </style:style>
    <style:style style:name="P176" style:family="paragraph" style:parent-style-name="Standard">
      <style:text-properties style:text-position="0% 100%" fo:font-weight="normal" officeooo:rsid="00f24c48" officeooo:paragraph-rsid="00f24c48" style:font-weight-asian="normal" style:font-weight-complex="normal"/>
    </style:style>
    <style:style style:name="P177" style:family="paragraph" style:parent-style-name="Standard">
      <style:text-properties style:text-position="0% 100%" fo:font-weight="normal" officeooo:rsid="00f33792" officeooo:paragraph-rsid="00f33792" style:font-weight-asian="normal" style:font-weight-complex="normal"/>
    </style:style>
    <style:style style:name="P178" style:family="paragraph" style:parent-style-name="Standard">
      <style:text-properties style:text-position="0% 100%" fo:font-weight="normal" officeooo:rsid="00f65a87" officeooo:paragraph-rsid="00f65a87" style:font-weight-asian="normal" style:font-weight-complex="normal"/>
    </style:style>
    <style:style style:name="P179" style:family="paragraph" style:parent-style-name="Standard">
      <style:text-properties style:text-position="0% 100%" fo:font-weight="normal" officeooo:rsid="00f7049b" officeooo:paragraph-rsid="00f7049b" style:font-weight-asian="normal" style:font-weight-complex="normal"/>
    </style:style>
    <style:style style:name="P180" style:family="paragraph" style:parent-style-name="Standard">
      <style:text-properties style:text-position="0% 100%" fo:font-weight="normal" officeooo:rsid="00f802cc" officeooo:paragraph-rsid="00f802cc" style:font-weight-asian="normal" style:font-weight-complex="normal"/>
    </style:style>
    <style:style style:name="P181" style:family="paragraph" style:parent-style-name="Standard">
      <style:text-properties style:text-position="0% 100%" fo:font-weight="normal" officeooo:rsid="00fc1bbe" officeooo:paragraph-rsid="00fc1bbe" style:font-weight-asian="normal" style:font-weight-complex="normal"/>
    </style:style>
    <style:style style:name="P182" style:family="paragraph" style:parent-style-name="Standard">
      <style:text-properties style:text-position="0% 100%" fo:font-weight="normal" officeooo:rsid="00fe01ca" officeooo:paragraph-rsid="00fe01ca" style:font-weight-asian="normal" style:font-weight-complex="normal"/>
    </style:style>
    <style:style style:name="P183" style:family="paragraph" style:parent-style-name="Standard">
      <style:text-properties style:text-position="0% 100%" fo:font-weight="normal" officeooo:rsid="00ff327e" officeooo:paragraph-rsid="00ff327e" style:font-weight-asian="normal" style:font-weight-complex="normal"/>
    </style:style>
    <style:style style:name="P184" style:family="paragraph" style:parent-style-name="Standard">
      <style:text-properties style:text-position="0% 100%" fo:font-weight="normal" officeooo:rsid="00ffb5a1" officeooo:paragraph-rsid="00ffb5a1" style:font-weight-asian="normal" style:font-weight-complex="normal"/>
    </style:style>
    <style:style style:name="P185" style:family="paragraph" style:parent-style-name="Standard">
      <style:text-properties style:text-position="0% 100%" fo:font-weight="normal" officeooo:rsid="01020829" officeooo:paragraph-rsid="01020829" style:font-weight-asian="normal" style:font-weight-complex="normal"/>
    </style:style>
    <style:style style:name="P186" style:family="paragraph" style:parent-style-name="Standard">
      <style:text-properties style:text-position="0% 100%" fo:font-weight="normal" officeooo:rsid="0103c060" officeooo:paragraph-rsid="0103c060" style:font-weight-asian="normal" style:font-weight-complex="normal"/>
    </style:style>
    <style:style style:name="P187" style:family="paragraph" style:parent-style-name="Standard">
      <style:text-properties style:text-position="0% 100%" fo:font-weight="normal" officeooo:rsid="0103e55d" officeooo:paragraph-rsid="0103e55d" style:font-weight-asian="normal" style:font-weight-complex="normal"/>
    </style:style>
    <style:style style:name="P188" style:family="paragraph" style:parent-style-name="Standard">
      <style:text-properties style:text-position="0% 100%" fo:font-weight="normal" officeooo:rsid="0105cb0a" officeooo:paragraph-rsid="0105cb0a" style:font-weight-asian="normal" style:font-weight-complex="normal"/>
    </style:style>
    <style:style style:name="P189" style:family="paragraph" style:parent-style-name="Standard">
      <style:text-properties style:text-position="0% 100%" fo:font-weight="normal" officeooo:rsid="0108a509" officeooo:paragraph-rsid="0108a509" style:font-weight-asian="normal" style:font-weight-complex="normal"/>
    </style:style>
    <style:style style:name="P190" style:family="paragraph" style:parent-style-name="Standard">
      <style:text-properties style:text-position="0% 100%" fo:font-weight="normal" officeooo:rsid="010a9d3f" officeooo:paragraph-rsid="010a9d3f" style:font-weight-asian="normal" style:font-weight-complex="normal"/>
    </style:style>
    <style:style style:name="P191" style:family="paragraph" style:parent-style-name="Standard">
      <style:text-properties style:text-position="0% 100%" fo:font-weight="normal" officeooo:rsid="010aee10" officeooo:paragraph-rsid="010aee10" style:font-weight-asian="normal" style:font-weight-complex="normal"/>
    </style:style>
    <style:style style:name="P192" style:family="paragraph" style:parent-style-name="Standard">
      <style:text-properties style:text-position="0% 100%" fo:font-weight="normal" officeooo:rsid="010c833c" officeooo:paragraph-rsid="010c833c" style:font-weight-asian="normal" style:font-weight-complex="normal"/>
    </style:style>
    <style:style style:name="P193" style:family="paragraph" style:parent-style-name="Standard">
      <style:text-properties style:text-position="0% 100%" fo:font-weight="normal" officeooo:rsid="010e7925" officeooo:paragraph-rsid="010e7925" style:font-weight-asian="normal" style:font-weight-complex="normal"/>
    </style:style>
    <style:style style:name="P194" style:family="paragraph" style:parent-style-name="Standard">
      <style:text-properties style:text-position="0% 100%" fo:font-weight="normal" officeooo:rsid="011004e9" officeooo:paragraph-rsid="011004e9" style:font-weight-asian="normal" style:font-weight-complex="normal"/>
    </style:style>
    <style:style style:name="P195" style:family="paragraph" style:parent-style-name="Standard">
      <style:text-properties style:text-position="0% 100%" fo:font-weight="normal" officeooo:rsid="0110da53" officeooo:paragraph-rsid="0110da53" style:font-weight-asian="normal" style:font-weight-complex="normal"/>
    </style:style>
    <style:style style:name="P196" style:family="paragraph" style:parent-style-name="Standard">
      <style:text-properties style:text-position="0% 100%" fo:font-weight="normal" officeooo:rsid="0112b6d9" officeooo:paragraph-rsid="0112b6d9" style:font-weight-asian="normal" style:font-weight-complex="normal"/>
    </style:style>
    <style:style style:name="P197" style:family="paragraph" style:parent-style-name="Standard">
      <style:text-properties style:text-position="0% 100%" fo:font-weight="normal" officeooo:rsid="01145458" officeooo:paragraph-rsid="01145458" style:font-weight-asian="normal" style:font-weight-complex="normal"/>
    </style:style>
    <style:style style:name="P198" style:family="paragraph" style:parent-style-name="Standard">
      <style:text-properties style:text-position="0% 100%" fo:font-weight="normal" officeooo:rsid="011530d5" officeooo:paragraph-rsid="011530d5" style:font-weight-asian="normal" style:font-weight-complex="normal"/>
    </style:style>
    <style:style style:name="P199" style:family="paragraph" style:parent-style-name="Standard">
      <style:text-properties style:text-position="0% 100%" fo:font-weight="normal" officeooo:rsid="0115b381" officeooo:paragraph-rsid="0115b381" style:font-weight-asian="normal" style:font-weight-complex="normal"/>
    </style:style>
    <style:style style:name="P200" style:family="paragraph" style:parent-style-name="Standard">
      <style:text-properties style:text-position="0% 100%" fo:font-weight="normal" officeooo:rsid="011621c0" officeooo:paragraph-rsid="011621c0" style:font-weight-asian="normal" style:font-weight-complex="normal"/>
    </style:style>
    <style:style style:name="P201" style:family="paragraph" style:parent-style-name="Standard">
      <style:text-properties style:text-position="0% 100%" fo:font-weight="normal" officeooo:rsid="0117bfb5" officeooo:paragraph-rsid="0117bfb5" style:font-weight-asian="normal" style:font-weight-complex="normal"/>
    </style:style>
    <style:style style:name="P202" style:family="paragraph" style:parent-style-name="Standard">
      <style:text-properties style:text-position="0% 100%" fo:font-weight="normal" officeooo:rsid="01198bc2" officeooo:paragraph-rsid="01198bc2" style:font-weight-asian="normal" style:font-weight-complex="normal"/>
    </style:style>
    <style:style style:name="P203" style:family="paragraph" style:parent-style-name="Standard">
      <style:text-properties style:text-position="0% 100%" fo:font-weight="normal" officeooo:rsid="011a65fc" officeooo:paragraph-rsid="011a65fc" style:font-weight-asian="normal" style:font-weight-complex="normal"/>
    </style:style>
    <style:style style:name="P204" style:family="paragraph" style:parent-style-name="Standard">
      <style:text-properties style:text-position="0% 100%" fo:font-weight="normal" officeooo:rsid="011be7fa" officeooo:paragraph-rsid="011be7fa" style:font-weight-asian="normal" style:font-weight-complex="normal"/>
    </style:style>
    <style:style style:name="P205" style:family="paragraph" style:parent-style-name="Standard">
      <style:text-properties style:text-position="0% 100%" fo:font-weight="normal" officeooo:rsid="011dd55c" officeooo:paragraph-rsid="011dd55c" style:font-weight-asian="normal" style:font-weight-complex="normal"/>
    </style:style>
    <style:style style:name="P206" style:family="paragraph" style:parent-style-name="Standard">
      <style:text-properties style:text-position="0% 100%" fo:font-weight="normal" officeooo:rsid="011df1ea" officeooo:paragraph-rsid="011df1ea" style:font-weight-asian="normal" style:font-weight-complex="normal"/>
    </style:style>
    <style:style style:name="P207" style:family="paragraph" style:parent-style-name="Standard">
      <style:text-properties style:text-position="0% 100%" fo:font-weight="normal" officeooo:rsid="011e7cf8" officeooo:paragraph-rsid="011e7cf8" style:font-weight-asian="normal" style:font-weight-complex="normal"/>
    </style:style>
    <style:style style:name="P208" style:family="paragraph" style:parent-style-name="Standard">
      <style:text-properties style:text-position="0% 100%" fo:font-weight="normal" officeooo:rsid="011ee3dd" officeooo:paragraph-rsid="011ee3dd" style:font-weight-asian="normal" style:font-weight-complex="normal"/>
    </style:style>
    <style:style style:name="P209" style:family="paragraph" style:parent-style-name="Standard">
      <style:text-properties style:text-position="0% 100%" fo:font-weight="normal" officeooo:rsid="0122a2ff" officeooo:paragraph-rsid="0122a2ff" style:font-weight-asian="normal" style:font-weight-complex="normal"/>
    </style:style>
    <style:style style:name="P210" style:family="paragraph" style:parent-style-name="Standard">
      <style:text-properties style:text-position="0% 100%" fo:font-weight="normal" officeooo:rsid="01237250" officeooo:paragraph-rsid="01237250" style:font-weight-asian="normal" style:font-weight-complex="normal"/>
    </style:style>
    <style:style style:name="P211" style:family="paragraph" style:parent-style-name="Standard">
      <style:text-properties style:text-position="0% 100%" fo:font-weight="normal" officeooo:rsid="01254b8a" officeooo:paragraph-rsid="01254b8a" style:font-weight-asian="normal" style:font-weight-complex="normal"/>
    </style:style>
    <style:style style:name="P212" style:family="paragraph" style:parent-style-name="Standard">
      <style:text-properties style:text-position="0% 100%" fo:font-weight="normal" officeooo:rsid="01285672" officeooo:paragraph-rsid="01285672" style:font-weight-asian="normal" style:font-weight-complex="normal"/>
    </style:style>
    <style:style style:name="P213" style:family="paragraph" style:parent-style-name="Standard">
      <style:text-properties style:text-position="0% 100%" fo:font-weight="normal" officeooo:rsid="012886ca" officeooo:paragraph-rsid="012886ca" style:font-weight-asian="normal" style:font-weight-complex="normal"/>
    </style:style>
    <style:style style:name="P214" style:family="paragraph" style:parent-style-name="Standard">
      <style:text-properties style:text-position="0% 100%" fo:font-weight="normal" officeooo:rsid="0129c490" officeooo:paragraph-rsid="0129c490" style:font-weight-asian="normal" style:font-weight-complex="normal"/>
    </style:style>
    <style:style style:name="P215" style:family="paragraph" style:parent-style-name="Standard">
      <style:text-properties style:text-position="0% 100%" fo:font-weight="normal" officeooo:rsid="012af300" officeooo:paragraph-rsid="012af300" style:font-weight-asian="normal" style:font-weight-complex="normal"/>
    </style:style>
    <style:style style:name="P216" style:family="paragraph" style:parent-style-name="Standard">
      <style:text-properties style:text-position="0% 100%" fo:font-weight="normal" officeooo:rsid="012c0bb8" officeooo:paragraph-rsid="012c0bb8" style:font-weight-asian="normal" style:font-weight-complex="normal"/>
    </style:style>
    <style:style style:name="P217" style:family="paragraph" style:parent-style-name="Standard">
      <style:text-properties style:text-position="0% 100%" fo:font-weight="normal" officeooo:rsid="012c98b4" officeooo:paragraph-rsid="012c98b4" style:font-weight-asian="normal" style:font-weight-complex="normal"/>
    </style:style>
    <style:style style:name="P218" style:family="paragraph" style:parent-style-name="Standard">
      <style:text-properties style:text-position="0% 100%" fo:font-weight="normal" officeooo:rsid="012d6dc4" officeooo:paragraph-rsid="012d6dc4" style:font-weight-asian="normal" style:font-weight-complex="normal"/>
    </style:style>
    <style:style style:name="P219" style:family="paragraph" style:parent-style-name="Standard">
      <style:text-properties style:text-position="0% 100%" fo:font-weight="normal" officeooo:rsid="013b9b32" officeooo:paragraph-rsid="013b9b32" style:font-weight-asian="normal" style:font-weight-complex="normal"/>
    </style:style>
    <style:style style:name="P220" style:family="paragraph" style:parent-style-name="Standard">
      <style:text-properties style:text-position="0% 100%" fo:font-weight="normal" officeooo:rsid="01438fb3" officeooo:paragraph-rsid="01438fb3" style:font-weight-asian="normal" style:font-weight-complex="normal"/>
    </style:style>
    <style:style style:name="P221" style:family="paragraph" style:parent-style-name="Standard">
      <style:text-properties style:text-position="0% 100%" fo:font-weight="normal" officeooo:rsid="014538df" officeooo:paragraph-rsid="014538df" style:font-weight-asian="normal" style:font-weight-complex="normal"/>
    </style:style>
    <style:style style:name="P222" style:family="paragraph" style:parent-style-name="Standard">
      <style:text-properties style:text-position="0% 100%" fo:font-weight="normal" officeooo:rsid="0149041a" officeooo:paragraph-rsid="0149041a" style:font-weight-asian="normal" style:font-weight-complex="normal"/>
    </style:style>
    <style:style style:name="P223" style:family="paragraph" style:parent-style-name="Standard">
      <style:text-properties style:text-position="0% 100%" fo:font-weight="normal" officeooo:rsid="014b6841" officeooo:paragraph-rsid="014b6841" style:font-weight-asian="normal" style:font-weight-complex="normal"/>
    </style:style>
    <style:style style:name="P224" style:family="paragraph" style:parent-style-name="Standard">
      <style:text-properties style:text-position="0% 100%" fo:font-weight="normal" officeooo:rsid="014b981e" officeooo:paragraph-rsid="014b981e" style:font-weight-asian="normal" style:font-weight-complex="normal"/>
    </style:style>
    <style:style style:name="P225" style:family="paragraph" style:parent-style-name="Standard">
      <style:text-properties style:text-position="0% 100%" fo:font-weight="normal" officeooo:rsid="014d94c4" officeooo:paragraph-rsid="014d94c4" style:font-weight-asian="normal" style:font-weight-complex="normal"/>
    </style:style>
    <style:style style:name="P226" style:family="paragraph" style:parent-style-name="Standard">
      <style:text-properties style:text-position="0% 100%" fo:font-weight="normal" officeooo:rsid="014f4fde" officeooo:paragraph-rsid="014f4fde" style:font-weight-asian="normal" style:font-weight-complex="normal"/>
    </style:style>
    <style:style style:name="P227" style:family="paragraph" style:parent-style-name="Standard">
      <style:text-properties style:text-position="0% 100%" fo:font-weight="normal" officeooo:rsid="01535bbf" officeooo:paragraph-rsid="01535bbf" style:font-weight-asian="normal" style:font-weight-complex="normal"/>
    </style:style>
    <style:style style:name="P228" style:family="paragraph" style:parent-style-name="Standard">
      <style:text-properties style:text-position="0% 100%" fo:font-weight="normal" officeooo:rsid="01562ad0" officeooo:paragraph-rsid="01562ad0" style:font-weight-asian="normal" style:font-weight-complex="normal"/>
    </style:style>
    <style:style style:name="P229" style:family="paragraph" style:parent-style-name="Standard">
      <style:text-properties style:text-position="0% 100%" fo:font-weight="normal" officeooo:rsid="01574b9d" officeooo:paragraph-rsid="01574b9d" style:font-weight-asian="normal" style:font-weight-complex="normal"/>
    </style:style>
    <style:style style:name="P230" style:family="paragraph" style:parent-style-name="Standard">
      <style:text-properties style:text-position="0% 100%" fo:font-weight="normal" officeooo:rsid="0158f28a" officeooo:paragraph-rsid="0158f28a" style:font-weight-asian="normal" style:font-weight-complex="normal"/>
    </style:style>
    <style:style style:name="P231" style:family="paragraph" style:parent-style-name="Standard">
      <style:text-properties style:text-position="0% 100%" fo:font-weight="normal" officeooo:rsid="015915bf" officeooo:paragraph-rsid="015915bf" style:font-weight-asian="normal" style:font-weight-complex="normal"/>
    </style:style>
    <style:style style:name="P232" style:family="paragraph" style:parent-style-name="Standard">
      <style:text-properties style:text-position="0% 100%" fo:font-weight="normal" officeooo:rsid="015a20a1" officeooo:paragraph-rsid="015a20a1" style:font-weight-asian="normal" style:font-weight-complex="normal"/>
    </style:style>
    <style:style style:name="P233" style:family="paragraph" style:parent-style-name="Standard">
      <style:text-properties style:text-position="0% 100%" fo:font-weight="normal" officeooo:rsid="015ba759" officeooo:paragraph-rsid="015ba759" style:font-weight-asian="normal" style:font-weight-complex="normal"/>
    </style:style>
    <style:style style:name="P234" style:family="paragraph" style:parent-style-name="Standard">
      <style:text-properties style:text-position="0% 100%" fo:font-weight="normal" officeooo:rsid="015c625c" officeooo:paragraph-rsid="015c625c" style:font-weight-asian="normal" style:font-weight-complex="normal"/>
    </style:style>
    <style:style style:name="P235" style:family="paragraph" style:parent-style-name="Standard">
      <style:text-properties style:text-position="0% 100%" fo:font-weight="normal" officeooo:rsid="015c7394" officeooo:paragraph-rsid="015c7394" style:font-weight-asian="normal" style:font-weight-complex="normal"/>
    </style:style>
    <style:style style:name="P236" style:family="paragraph" style:parent-style-name="Standard">
      <style:text-properties style:text-position="0% 100%" fo:font-weight="normal" officeooo:rsid="015c563f" officeooo:paragraph-rsid="015c563f" style:font-weight-asian="normal" style:font-weight-complex="normal"/>
    </style:style>
    <style:style style:name="P237" style:family="paragraph" style:parent-style-name="Standard">
      <style:text-properties style:text-position="0% 100%" fo:font-weight="normal" officeooo:rsid="015e6bae" officeooo:paragraph-rsid="015e6bae" style:font-weight-asian="normal" style:font-weight-complex="normal"/>
    </style:style>
    <style:style style:name="P238" style:family="paragraph" style:parent-style-name="Standard">
      <style:text-properties style:text-position="0% 100%" fo:font-weight="normal" officeooo:rsid="01607cf3" officeooo:paragraph-rsid="01607cf3" style:font-weight-asian="normal" style:font-weight-complex="normal"/>
    </style:style>
    <style:style style:name="P239" style:family="paragraph" style:parent-style-name="Standard">
      <style:text-properties style:text-position="0% 100%" fo:font-weight="normal" officeooo:rsid="0161dd0b" officeooo:paragraph-rsid="0161dd0b" style:font-weight-asian="normal" style:font-weight-complex="normal"/>
    </style:style>
    <style:style style:name="P240" style:family="paragraph" style:parent-style-name="Standard">
      <style:text-properties style:text-position="0% 100%" fo:font-weight="normal" officeooo:rsid="016234f8" officeooo:paragraph-rsid="016234f8" style:font-weight-asian="normal" style:font-weight-complex="normal"/>
    </style:style>
    <style:style style:name="P241" style:family="paragraph" style:parent-style-name="Standard">
      <style:text-properties style:text-position="0% 100%" fo:font-weight="normal" officeooo:rsid="01642cc3" officeooo:paragraph-rsid="01642cc3" style:font-weight-asian="normal" style:font-weight-complex="normal"/>
    </style:style>
    <style:style style:name="P242" style:family="paragraph" style:parent-style-name="Standard">
      <style:text-properties style:text-position="0% 100%" fo:font-weight="normal" officeooo:rsid="01669ceb" officeooo:paragraph-rsid="01669ceb" style:font-weight-asian="normal" style:font-weight-complex="normal"/>
    </style:style>
    <style:style style:name="P243" style:family="paragraph" style:parent-style-name="Standard">
      <style:text-properties style:text-position="0% 100%" fo:font-weight="normal" officeooo:rsid="0168be8e" officeooo:paragraph-rsid="0168be8e" style:font-weight-asian="normal" style:font-weight-complex="normal"/>
    </style:style>
    <style:style style:name="P244" style:family="paragraph" style:parent-style-name="Standard">
      <style:text-properties style:text-position="0% 100%" fo:font-weight="normal" officeooo:rsid="016a6c65" officeooo:paragraph-rsid="016a6c65" style:language-asian="ja" style:country-asian="JP" style:font-weight-asian="normal" style:font-weight-complex="normal"/>
    </style:style>
    <style:style style:name="P245" style:family="paragraph" style:parent-style-name="Standard">
      <style:text-properties style:text-position="0% 100%" fo:font-weight="normal" officeooo:rsid="016c2be2" officeooo:paragraph-rsid="016c2be2" style:language-asian="ja" style:country-asian="JP" style:font-weight-asian="normal" style:font-weight-complex="normal"/>
    </style:style>
    <style:style style:name="P246" style:family="paragraph" style:parent-style-name="Standard">
      <style:text-properties style:text-position="0% 100%" fo:font-weight="normal" officeooo:rsid="016f22c4" officeooo:paragraph-rsid="016f22c4" style:language-asian="ja" style:country-asian="JP" style:font-weight-asian="normal" style:font-weight-complex="normal"/>
    </style:style>
    <style:style style:name="P247" style:family="paragraph" style:parent-style-name="Standard">
      <style:text-properties style:text-position="0% 100%" fo:font-weight="normal" officeooo:rsid="01710f47" officeooo:paragraph-rsid="01710f47" style:language-asian="ja" style:country-asian="JP" style:font-weight-asian="normal" style:font-weight-complex="normal"/>
    </style:style>
    <style:style style:name="P248" style:family="paragraph" style:parent-style-name="Standard">
      <style:text-properties style:text-position="0% 100%" fo:font-weight="normal" officeooo:rsid="01711a50" officeooo:paragraph-rsid="01711a50" style:language-asian="ja" style:country-asian="JP" style:font-weight-asian="normal" style:font-weight-complex="normal"/>
    </style:style>
    <style:style style:name="P249" style:family="paragraph" style:parent-style-name="Standard">
      <style:text-properties style:text-position="0% 100%" fo:font-weight="bold" officeooo:rsid="00d09740" officeooo:paragraph-rsid="00d09740" style:font-weight-asian="bold" style:font-weight-complex="bold"/>
    </style:style>
    <style:style style:name="P250" style:family="paragraph" style:parent-style-name="Standard">
      <style:text-properties style:text-position="0% 100%" fo:font-weight="bold" officeooo:rsid="00d2f450" officeooo:paragraph-rsid="00d2f450" style:font-weight-asian="bold" style:font-weight-complex="bold"/>
    </style:style>
    <style:style style:name="P251" style:family="paragraph" style:parent-style-name="Standard">
      <style:text-properties style:text-position="0% 100%" fo:font-weight="bold" officeooo:rsid="00d3446f" officeooo:paragraph-rsid="00d3446f" style:font-weight-asian="bold" style:font-weight-complex="bold"/>
    </style:style>
    <style:style style:name="P252" style:family="paragraph" style:parent-style-name="Standard">
      <style:text-properties style:text-position="0% 100%" fo:font-weight="bold" officeooo:rsid="00d47482" officeooo:paragraph-rsid="00d47482" style:font-weight-asian="bold" style:font-weight-complex="bold"/>
    </style:style>
    <style:style style:name="P253" style:family="paragraph" style:parent-style-name="Standard">
      <style:text-properties style:text-position="0% 100%" fo:font-weight="bold" officeooo:rsid="00d8214d" officeooo:paragraph-rsid="00d8214d" style:font-weight-asian="bold" style:font-weight-complex="bold"/>
    </style:style>
    <style:style style:name="P254" style:family="paragraph" style:parent-style-name="Standard">
      <style:text-properties style:text-position="0% 100%" fo:font-weight="bold" officeooo:rsid="00da6009" officeooo:paragraph-rsid="00da6009" style:font-weight-asian="bold" style:font-weight-complex="bold"/>
    </style:style>
    <style:style style:name="P255" style:family="paragraph" style:parent-style-name="Standard">
      <style:text-properties style:text-position="0% 100%" fo:font-weight="bold" officeooo:rsid="00dbfa70" officeooo:paragraph-rsid="00dbfa70" style:font-weight-asian="bold" style:font-weight-complex="bold"/>
    </style:style>
    <style:style style:name="P256" style:family="paragraph" style:parent-style-name="Standard">
      <style:text-properties style:text-position="0% 100%" fo:font-weight="bold" officeooo:rsid="00df81fe" officeooo:paragraph-rsid="00df81fe" style:font-weight-asian="bold" style:font-weight-complex="bold"/>
    </style:style>
    <style:style style:name="P257" style:family="paragraph" style:parent-style-name="Standard">
      <style:text-properties style:text-position="0% 100%" fo:font-weight="bold" officeooo:rsid="00e3e1a2" officeooo:paragraph-rsid="00e3e1a2" style:font-weight-asian="bold" style:font-weight-complex="bold"/>
    </style:style>
    <style:style style:name="P258" style:family="paragraph" style:parent-style-name="Standard">
      <style:text-properties style:text-position="0% 100%" fo:font-weight="bold" officeooo:rsid="00e5eaa5" officeooo:paragraph-rsid="00e5eaa5" style:font-weight-asian="bold" style:font-weight-complex="bold"/>
    </style:style>
    <style:style style:name="P259" style:family="paragraph" style:parent-style-name="Standard">
      <style:text-properties style:text-position="0% 100%" fo:font-weight="bold" officeooo:rsid="00efc90e" officeooo:paragraph-rsid="00efc90e" style:font-weight-asian="bold" style:font-weight-complex="bold"/>
    </style:style>
    <style:style style:name="P260" style:family="paragraph" style:parent-style-name="Standard">
      <style:text-properties style:text-position="0% 100%" fo:font-weight="bold" officeooo:rsid="014b6841" officeooo:paragraph-rsid="014b6841" style:font-weight-asian="bold" style:font-weight-complex="bold"/>
    </style:style>
    <style:style style:name="P261" style:family="paragraph" style:parent-style-name="Standard">
      <style:text-properties style:text-position="0% 100%" fo:font-weight="bold" officeooo:rsid="015c563f" officeooo:paragraph-rsid="015c563f" style:font-weight-asian="bold" style:font-weight-complex="bold"/>
    </style:style>
    <style:style style:name="P262" style:family="paragraph" style:parent-style-name="Standard">
      <style:text-properties style:text-position="0% 100%" fo:font-weight="bold" officeooo:rsid="0161dd0b" officeooo:paragraph-rsid="0161dd0b" style:font-weight-asian="bold" style:font-weight-complex="bold"/>
    </style:style>
    <style:style style:name="P263" style:family="paragraph" style:parent-style-name="Standard">
      <style:text-properties style:text-position="0% 100%" style:text-underline-style="solid" style:text-underline-width="auto" style:text-underline-color="font-color" fo:font-weight="normal" officeooo:rsid="012d6dc4" officeooo:paragraph-rsid="012d6dc4" style:font-weight-asian="normal" style:font-weight-complex="normal"/>
    </style:style>
    <style:style style:name="P264" style:family="paragraph" style:parent-style-name="Standard">
      <style:text-properties style:text-position="0% 100%" style:text-underline-style="solid" style:text-underline-width="auto" style:text-underline-color="font-color" fo:font-weight="normal" officeooo:rsid="012fad90" officeooo:paragraph-rsid="012fad90" style:font-weight-asian="normal" style:font-weight-complex="normal"/>
    </style:style>
    <style:style style:name="P265" style:family="paragraph" style:parent-style-name="Standard">
      <style:text-properties style:text-position="0% 100%" style:text-underline-style="solid" style:text-underline-width="auto" style:text-underline-color="font-color" fo:font-weight="normal" officeooo:rsid="01313a72" officeooo:paragraph-rsid="01313a72" style:font-weight-asian="normal" style:font-weight-complex="normal"/>
    </style:style>
    <style:style style:name="P266" style:family="paragraph" style:parent-style-name="Standard">
      <style:text-properties style:text-position="0% 100%" style:text-underline-style="solid" style:text-underline-width="auto" style:text-underline-color="font-color" fo:font-weight="normal" officeooo:rsid="0138eb9f" officeooo:paragraph-rsid="0138eb9f" style:font-weight-asian="normal" style:font-weight-complex="normal"/>
    </style:style>
    <style:style style:name="P267" style:family="paragraph" style:parent-style-name="Standard">
      <style:text-properties style:text-position="0% 100%" style:text-underline-style="none" fo:font-weight="normal" officeooo:rsid="012d6dc4" officeooo:paragraph-rsid="012d6dc4" style:font-weight-asian="normal" style:font-weight-complex="normal"/>
    </style:style>
    <style:style style:name="P268" style:family="paragraph" style:parent-style-name="Standard">
      <style:text-properties style:text-position="0% 100%" style:text-underline-style="none" fo:font-weight="normal" officeooo:rsid="012fad90" officeooo:paragraph-rsid="012fad90" style:font-weight-asian="normal" style:font-weight-complex="normal"/>
    </style:style>
    <style:style style:name="P269" style:family="paragraph" style:parent-style-name="Standard">
      <style:text-properties style:text-position="0% 100%" style:text-underline-style="none" fo:font-weight="normal" officeooo:rsid="01313a72" officeooo:paragraph-rsid="01313a72" style:font-weight-asian="normal" style:font-weight-complex="normal"/>
    </style:style>
    <style:style style:name="P270" style:family="paragraph" style:parent-style-name="Standard">
      <style:text-properties style:text-position="0% 100%" style:text-underline-style="none" fo:font-weight="normal" officeooo:rsid="0131b207" officeooo:paragraph-rsid="0131b207" style:font-weight-asian="normal" style:font-weight-complex="normal"/>
    </style:style>
    <style:style style:name="P271" style:family="paragraph" style:parent-style-name="Standard">
      <style:text-properties style:text-position="0% 100%" style:text-underline-style="none" fo:font-weight="normal" officeooo:rsid="0134a69a" officeooo:paragraph-rsid="0134a69a" style:font-weight-asian="normal" style:font-weight-complex="normal"/>
    </style:style>
    <style:style style:name="P272" style:family="paragraph" style:parent-style-name="Standard">
      <style:text-properties style:text-position="0% 100%" style:text-underline-style="none" fo:font-weight="normal" officeooo:rsid="01369012" officeooo:paragraph-rsid="01369012" style:font-weight-asian="normal" style:font-weight-complex="normal"/>
    </style:style>
    <style:style style:name="P273" style:family="paragraph" style:parent-style-name="Standard">
      <style:text-properties style:text-position="0% 100%" style:text-underline-style="none" fo:font-weight="normal" officeooo:rsid="01371cc0" officeooo:paragraph-rsid="01371cc0" style:font-weight-asian="normal" style:font-weight-complex="normal"/>
    </style:style>
    <style:style style:name="P274" style:family="paragraph" style:parent-style-name="Standard">
      <style:text-properties style:text-position="0% 100%" style:text-underline-style="none" fo:font-weight="normal" officeooo:rsid="01374d3c" officeooo:paragraph-rsid="01374d3c" style:font-weight-asian="normal" style:font-weight-complex="normal"/>
    </style:style>
    <style:style style:name="P275" style:family="paragraph" style:parent-style-name="Standard">
      <style:text-properties style:text-position="0% 100%" style:text-underline-style="none" fo:font-weight="normal" officeooo:rsid="0138eb9f" officeooo:paragraph-rsid="0138eb9f" style:font-weight-asian="normal" style:font-weight-complex="normal"/>
    </style:style>
    <style:style style:name="P276" style:family="paragraph" style:parent-style-name="Standard">
      <style:text-properties style:text-position="0% 100%" style:text-underline-style="none" fo:font-weight="normal" officeooo:rsid="0139d3f1" officeooo:paragraph-rsid="0139d3f1" style:font-weight-asian="normal" style:font-weight-complex="normal"/>
    </style:style>
    <style:style style:name="P277" style:family="paragraph" style:parent-style-name="Standard">
      <style:text-properties style:text-position="0% 100%" style:text-underline-style="none" fo:font-weight="normal" officeooo:rsid="013a6e53" officeooo:paragraph-rsid="013a6e53" style:font-weight-asian="normal" style:font-weight-complex="normal"/>
    </style:style>
    <style:style style:name="P278" style:family="paragraph" style:parent-style-name="Standard">
      <style:text-properties style:text-position="0% 100%" style:text-underline-style="none" fo:font-weight="normal" officeooo:rsid="013b9b32" officeooo:paragraph-rsid="013b9b32" style:font-weight-asian="normal" style:font-weight-complex="normal"/>
    </style:style>
    <style:style style:name="P279" style:family="paragraph" style:parent-style-name="Standard">
      <style:text-properties style:text-position="0% 100%" fo:font-style="normal" style:text-underline-style="solid" style:text-underline-width="auto" style:text-underline-color="font-color" fo:font-weight="normal" officeooo:rsid="0138eb9f" officeooo:paragraph-rsid="0138eb9f" style:font-style-asian="normal" style:font-weight-asian="normal" style:font-style-complex="normal" style:font-weight-complex="normal"/>
    </style:style>
    <style:style style:name="P280" style:family="paragraph" style:parent-style-name="Standard">
      <style:text-properties style:text-position="0% 100%" fo:font-style="normal" style:text-underline-style="solid" style:text-underline-width="auto" style:text-underline-color="font-color" fo:font-weight="normal" officeooo:rsid="013bf7e8" officeooo:paragraph-rsid="013bf7e8" style:font-style-asian="normal" style:font-weight-asian="normal" style:font-style-complex="normal" style:font-weight-complex="normal"/>
    </style:style>
    <style:style style:name="P281" style:family="paragraph" style:parent-style-name="Standard">
      <style:text-properties style:text-position="0% 100%" fo:font-style="normal" style:text-underline-style="solid" style:text-underline-width="auto" style:text-underline-color="font-color" fo:font-weight="normal" officeooo:rsid="0141b13c" officeooo:paragraph-rsid="0141b13c" style:font-style-asian="normal" style:font-weight-asian="normal" style:font-style-complex="normal" style:font-weight-complex="normal"/>
    </style:style>
    <style:style style:name="P282" style:family="paragraph" style:parent-style-name="Standard">
      <style:text-properties style:text-position="0% 100%" fo:font-style="normal" style:text-underline-style="none" fo:font-weight="normal" officeooo:rsid="013a6e53" officeooo:paragraph-rsid="013a6e53" style:font-style-asian="normal" style:font-weight-asian="normal" style:font-style-complex="normal" style:font-weight-complex="normal"/>
    </style:style>
    <style:style style:name="P283" style:family="paragraph" style:parent-style-name="Standard">
      <style:text-properties style:text-position="0% 100%" fo:font-style="normal" style:text-underline-style="none" fo:font-weight="normal" officeooo:rsid="013bf7e8" officeooo:paragraph-rsid="013bf7e8" style:font-style-asian="normal" style:font-weight-asian="normal" style:font-style-complex="normal" style:font-weight-complex="normal"/>
    </style:style>
    <style:style style:name="P284" style:family="paragraph" style:parent-style-name="Standard">
      <style:text-properties style:text-position="0% 100%" fo:font-style="normal" style:text-underline-style="none" fo:font-weight="normal" officeooo:rsid="013c403f" officeooo:paragraph-rsid="013c403f" style:font-style-asian="normal" style:font-weight-asian="normal" style:font-style-complex="normal" style:font-weight-complex="normal"/>
    </style:style>
    <style:style style:name="P285" style:family="paragraph" style:parent-style-name="Standard">
      <style:text-properties style:text-position="0% 100%" fo:font-style="normal" style:text-underline-style="none" fo:font-weight="normal" officeooo:rsid="01374d3c" officeooo:paragraph-rsid="01374d3c" style:font-style-asian="normal" style:font-weight-asian="normal" style:font-style-complex="normal" style:font-weight-complex="normal"/>
    </style:style>
    <style:style style:name="P286" style:family="paragraph" style:parent-style-name="Standard">
      <style:text-properties style:text-position="0% 100%" fo:font-style="normal" style:text-underline-style="none" fo:font-weight="normal" officeooo:rsid="01396669" officeooo:paragraph-rsid="01396669" style:font-style-asian="normal" style:font-weight-asian="normal" style:font-style-complex="normal" style:font-weight-complex="normal"/>
    </style:style>
    <style:style style:name="P287" style:family="paragraph" style:parent-style-name="Standard">
      <style:text-properties style:text-position="0% 100%" fo:font-style="normal" style:text-underline-style="none" fo:font-weight="normal" officeooo:rsid="013806d6" officeooo:paragraph-rsid="013806d6" style:font-style-asian="normal" style:font-weight-asian="normal" style:font-style-complex="normal" style:font-weight-complex="normal"/>
    </style:style>
    <style:style style:name="P288" style:family="paragraph" style:parent-style-name="Standard">
      <style:text-properties style:text-position="0% 100%" fo:font-style="normal" style:text-underline-style="none" fo:font-weight="normal" officeooo:rsid="0141b13c" officeooo:paragraph-rsid="0141b13c" style:font-style-asian="normal" style:font-weight-asian="normal" style:font-style-complex="normal" style:font-weight-complex="normal"/>
    </style:style>
    <style:style style:name="P289" style:family="paragraph" style:parent-style-name="Standard">
      <style:text-properties style:text-position="0% 100%" fo:font-style="normal" style:text-underline-style="none" fo:font-weight="bold" officeooo:rsid="0141b13c" officeooo:paragraph-rsid="0141b13c" style:font-style-asian="normal" style:font-weight-asian="bold" style:font-style-complex="normal" style:font-weight-complex="bold"/>
    </style:style>
    <style:style style:name="P290" style:family="paragraph" style:parent-style-name="Standard">
      <style:text-properties style:text-position="0% 100%" fo:font-style="normal" fo:font-weight="normal" officeooo:rsid="013d58f1" officeooo:paragraph-rsid="013d58f1" style:font-style-asian="normal" style:font-weight-asian="normal" style:font-style-complex="normal" style:font-weight-complex="normal"/>
    </style:style>
    <style:style style:name="P291" style:family="paragraph" style:parent-style-name="Standard">
      <style:text-properties style:text-position="0% 100%" fo:font-style="normal" fo:font-weight="normal" officeooo:rsid="013d6917" officeooo:paragraph-rsid="013d6917" style:font-style-asian="normal" style:font-weight-asian="normal" style:font-style-complex="normal" style:font-weight-complex="normal"/>
    </style:style>
    <style:style style:name="P292" style:family="paragraph" style:parent-style-name="Standard">
      <style:text-properties style:text-position="0% 100%" fo:font-style="normal" fo:font-weight="normal" officeooo:rsid="013e65b8" officeooo:paragraph-rsid="013e65b8" style:font-style-asian="normal" style:font-weight-asian="normal" style:font-style-complex="normal" style:font-weight-complex="normal"/>
    </style:style>
    <style:style style:name="P293" style:family="paragraph" style:parent-style-name="Standard">
      <style:text-properties style:text-position="0% 100%" fo:font-style="normal" fo:font-weight="normal" officeooo:rsid="013e65b8" officeooo:paragraph-rsid="0117bfb5" style:font-style-asian="normal" style:font-weight-asian="normal" style:font-style-complex="normal" style:font-weight-complex="normal"/>
    </style:style>
    <style:style style:name="P294" style:family="paragraph" style:parent-style-name="Standard">
      <style:text-properties style:text-position="0% 100%" fo:font-style="normal" fo:font-weight="normal" officeooo:rsid="013fb5fb" officeooo:paragraph-rsid="013fb5fb" style:font-style-asian="normal" style:font-weight-asian="normal" style:font-style-complex="normal" style:font-weight-complex="normal"/>
    </style:style>
    <style:style style:name="P295" style:family="paragraph" style:parent-style-name="Standard">
      <style:text-properties style:text-position="0% 100%" fo:font-style="normal" fo:font-weight="normal" officeooo:rsid="013fb5fb" officeooo:paragraph-rsid="0141b13c" style:font-style-asian="normal" style:font-weight-asian="normal" style:font-style-complex="normal" style:font-weight-complex="normal"/>
    </style:style>
    <style:style style:name="P296" style:family="paragraph" style:parent-style-name="Standard">
      <style:text-properties style:text-position="0% 100%" fo:font-style="normal" fo:font-weight="normal" officeooo:rsid="0141b13c" officeooo:paragraph-rsid="0141b13c" style:font-style-asian="normal" style:font-weight-asian="normal" style:font-style-complex="normal" style:font-weight-complex="normal"/>
    </style:style>
    <style:style style:name="P297" style:family="paragraph" style:parent-style-name="Standard">
      <style:text-properties style:text-position="0% 100%" fo:font-style="normal" fo:font-weight="normal" officeooo:rsid="015915bf" officeooo:paragraph-rsid="015915bf" style:font-style-asian="normal" style:font-weight-asian="normal" style:font-style-complex="normal" style:font-weight-complex="normal"/>
    </style:style>
    <style:style style:name="P298" style:family="paragraph" style:parent-style-name="Standard">
      <style:text-properties style:text-position="0% 100%" fo:font-style="normal" fo:font-weight="normal" officeooo:rsid="0159a2c7" officeooo:paragraph-rsid="0159a2c7" style:font-style-asian="normal" style:font-weight-asian="normal" style:font-style-complex="normal" style:font-weight-complex="normal"/>
    </style:style>
    <style:style style:name="P299" style:family="paragraph" style:parent-style-name="Standard">
      <style:text-properties style:text-position="0% 100%" fo:font-style="normal" fo:font-weight="normal" officeooo:rsid="01521602" officeooo:paragraph-rsid="014f4fde" style:font-style-asian="normal" style:font-weight-asian="normal" style:font-style-complex="normal" style:font-weight-complex="normal"/>
    </style:style>
    <style:style style:name="P300" style:family="paragraph" style:parent-style-name="Standard">
      <style:text-properties style:text-position="0% 100%" fo:font-style="normal" fo:font-weight="bold" officeooo:rsid="015915bf" officeooo:paragraph-rsid="015915bf" style:font-style-asian="normal" style:font-weight-asian="bold" style:font-style-complex="normal" style:font-weight-complex="bold"/>
    </style:style>
    <style:style style:name="P301" style:family="paragraph" style:parent-style-name="Standard">
      <style:text-properties style:text-position="0% 100%" fo:font-style="italic" fo:font-weight="normal" officeooo:rsid="0138eb9f" officeooo:paragraph-rsid="0117bfb5" style:font-style-asian="italic" style:font-weight-asian="normal" style:font-style-complex="italic" style:font-weight-complex="normal"/>
    </style:style>
    <style:style style:name="P302" style:family="paragraph" style:parent-style-name="Standard">
      <style:text-properties style:text-position="0% 100%" fo:font-style="italic" fo:font-weight="normal" officeooo:rsid="013fb5fb" officeooo:paragraph-rsid="013fb5fb" style:font-style-asian="italic" style:font-weight-asian="normal" style:font-style-complex="italic" style:font-weight-complex="normal"/>
    </style:style>
    <style:style style:name="P303" style:family="paragraph" style:parent-style-name="Standard">
      <style:text-properties style:text-position="0% 100%" fo:font-style="italic" fo:font-weight="normal" officeooo:rsid="014d94c4" officeooo:paragraph-rsid="014d94c4" style:font-style-asian="italic" style:font-weight-asian="normal" style:font-style-complex="italic" style:font-weight-complex="normal"/>
    </style:style>
    <style:style style:name="P304" style:family="paragraph" style:parent-style-name="Standard">
      <style:text-properties style:text-position="0% 100%" fo:font-style="italic" fo:font-weight="normal" officeooo:rsid="01551d80" officeooo:paragraph-rsid="01551d80" style:font-style-asian="italic" style:font-weight-asian="normal" style:font-style-complex="italic" style:font-weight-complex="normal"/>
    </style:style>
    <style:style style:name="P305" style:family="paragraph" style:parent-style-name="Standard">
      <style:paragraph-properties fo:padding="0.0291in" fo:border-left="none" fo:border-right="none" fo:border-top="none" fo:border-bottom="0.99pt solid #000000" style:join-border="false"/>
      <style:text-properties officeooo:rsid="0041f6c1" officeooo:paragraph-rsid="0041f6c1"/>
    </style:style>
    <style:style style:name="P306" style:family="paragraph" style:parent-style-name="Standard">
      <style:paragraph-properties fo:padding="0.0291in" fo:border-left="none" fo:border-right="none" fo:border-top="none" fo:border-bottom="0.99pt solid #000000" style:join-border="false"/>
      <style:text-properties officeooo:rsid="0052dd40" officeooo:paragraph-rsid="0052dd40"/>
    </style:style>
    <style:style style:name="P307" style:family="paragraph" style:parent-style-name="Standard">
      <style:paragraph-properties fo:padding="0.0291in" fo:border-left="none" fo:border-right="none" fo:border-top="none" fo:border-bottom="0.99pt solid #000000" style:join-border="false"/>
      <style:text-properties officeooo:rsid="008603cb" officeooo:paragraph-rsid="008603cb"/>
    </style:style>
    <style:style style:name="P308" style:family="paragraph" style:parent-style-name="Standard">
      <style:paragraph-properties fo:padding="0.0291in" fo:border-left="none" fo:border-right="none" fo:border-top="none" fo:border-bottom="0.99pt solid #000000" style:join-border="false"/>
      <style:text-properties fo:font-weight="normal" officeooo:rsid="008c51bf" officeooo:paragraph-rsid="008c51bf" style:font-weight-asian="normal" style:font-weight-complex="normal"/>
    </style:style>
    <style:style style:name="P309" style:family="paragraph" style:parent-style-name="Table_20_Contents">
      <style:text-properties officeooo:rsid="0141b13c" officeooo:paragraph-rsid="0141b13c"/>
    </style:style>
    <style:style style:name="P310" style:family="paragraph" style:parent-style-name="Table_20_Contents">
      <style:text-properties style:text-underline-style="solid" style:text-underline-width="auto" style:text-underline-color="font-color" officeooo:rsid="0141b13c" officeooo:paragraph-rsid="0141b13c"/>
    </style:style>
    <style:style style:name="P311" style:family="paragraph" style:parent-style-name="Table_20_Contents">
      <style:text-properties style:text-underline-style="none" officeooo:rsid="0141b13c" officeooo:paragraph-rsid="0141b13c"/>
    </style:style>
    <style:style style:name="P312" style:family="paragraph" style:parent-style-name="Table_20_Contents">
      <style:text-properties style:text-underline-style="none" fo:font-weight="bold" officeooo:rsid="0141b13c" officeooo:paragraph-rsid="0141b13c" style:font-weight-asian="bold" style:font-weight-complex="bold"/>
    </style:style>
    <style:style style:name="P313" style:family="paragraph" style:parent-style-name="Standard">
      <style:text-properties style:text-position="0% 100%" fo:font-weight="normal" officeooo:rsid="01711a50" officeooo:paragraph-rsid="01711a50" style:language-asian="ja" style:country-asian="JP" style:font-weight-asian="normal" style:font-weight-complex="normal"/>
    </style:style>
    <style:style style:name="P314" style:family="paragraph" style:parent-style-name="Standard">
      <style:text-properties style:text-position="0% 100%" fo:font-weight="normal" officeooo:rsid="01748a0a" officeooo:paragraph-rsid="01748a0a" style:language-asian="ja" style:country-asian="JP" style:font-weight-asian="normal" style:font-weight-complex="normal"/>
    </style:style>
    <style:style style:name="P315" style:family="paragraph" style:parent-style-name="Standard">
      <style:text-properties style:text-position="0% 100%" fo:font-weight="normal" officeooo:rsid="01751fa5" officeooo:paragraph-rsid="01711a50" style:language-asian="ja" style:country-asian="JP" style:font-weight-asian="normal" style:font-weight-complex="normal"/>
    </style:style>
    <style:style style:name="P316" style:family="paragraph" style:parent-style-name="Standard">
      <style:text-properties style:text-position="0% 100%" fo:font-weight="normal" officeooo:rsid="01751fa5" officeooo:paragraph-rsid="01751fa5" style:language-asian="ja" style:country-asian="JP" style:font-weight-asian="normal" style:font-weight-complex="normal"/>
    </style:style>
    <style:style style:name="P317" style:family="paragraph" style:parent-style-name="Standard">
      <style:text-properties style:text-position="0% 100%" fo:font-weight="normal" officeooo:rsid="0176ee05" officeooo:paragraph-rsid="0176ee05" style:language-asian="ja" style:country-asian="JP" style:font-weight-asian="normal" style:font-weight-complex="normal"/>
    </style:style>
    <style:style style:name="P318" style:family="paragraph" style:parent-style-name="Standard">
      <style:text-properties style:text-position="0% 100%" fo:font-weight="normal" officeooo:rsid="017a541d" officeooo:paragraph-rsid="017a541d" style:language-asian="ja" style:country-asian="JP" style:font-weight-asian="normal" style:font-weight-complex="normal"/>
    </style:style>
    <style:style style:name="P319" style:family="paragraph" style:parent-style-name="Standard">
      <style:text-properties style:text-position="0% 100%" fo:font-weight="bold" officeooo:rsid="00eafb37" officeooo:paragraph-rsid="00eafb37" style:font-weight-asian="bold" style:font-weight-complex="bold"/>
    </style:style>
    <style:style style:name="P320" style:family="paragraph" style:parent-style-name="Standard">
      <style:text-properties style:text-position="0% 100%" fo:font-weight="bold" officeooo:rsid="017d0ca3" officeooo:paragraph-rsid="017d0ca3" style:font-weight-asian="bold" style:font-weight-complex="bold"/>
    </style:style>
    <style:style style:name="P321" style:family="paragraph" style:parent-style-name="Standard">
      <style:text-properties style:text-position="0% 100%" fo:font-weight="bold" officeooo:rsid="017ebcc2" officeooo:paragraph-rsid="017ebcc2" style:font-weight-asian="bold" style:font-weight-complex="bold"/>
    </style:style>
    <style:style style:name="P322" style:family="paragraph" style:parent-style-name="Standard">
      <style:text-properties style:text-position="0% 100%" fo:font-weight="bold" officeooo:rsid="0180439b" officeooo:paragraph-rsid="017ebcc2" style:font-weight-asian="bold" style:font-weight-complex="bold"/>
    </style:style>
    <style:style style:name="P323" style:family="paragraph" style:parent-style-name="Standard">
      <style:text-properties style:text-position="0% 100%" fo:font-weight="bold" officeooo:rsid="018086ca" officeooo:paragraph-rsid="018086ca" style:font-weight-asian="bold" style:font-weight-complex="bold"/>
    </style:style>
    <style:style style:name="P324" style:family="paragraph" style:parent-style-name="Standard">
      <style:text-properties style:text-position="0% 100%" fo:font-weight="bold" officeooo:rsid="0180d9f4" officeooo:paragraph-rsid="0180d9f4" style:font-weight-asian="bold" style:font-weight-complex="bold"/>
    </style:style>
    <style:style style:name="P325" style:family="paragraph" style:parent-style-name="Standard">
      <style:text-properties style:text-position="0% 100%" fo:font-weight="bold" officeooo:rsid="018202af" officeooo:paragraph-rsid="018202af" style:font-weight-asian="bold" style:font-weight-complex="bold"/>
    </style:style>
    <style:style style:name="P326" style:family="paragraph" style:parent-style-name="Standard">
      <style:text-properties style:text-position="0% 100%" fo:font-weight="bold" officeooo:rsid="0183c7fc" officeooo:paragraph-rsid="0183c7fc" style:font-weight-asian="bold" style:font-weight-complex="bold"/>
    </style:style>
    <style:style style:name="P327" style:family="paragraph" style:parent-style-name="Standard">
      <style:text-properties style:text-position="0% 100%" fo:font-weight="bold" officeooo:rsid="0184ee8c" officeooo:paragraph-rsid="0184ee8c" style:font-weight-asian="bold" style:font-weight-complex="bold"/>
    </style:style>
    <style:style style:name="P328" style:family="paragraph" style:parent-style-name="Standard">
      <style:text-properties style:text-position="0% 100%" fo:font-weight="bold" officeooo:rsid="01855abd" officeooo:paragraph-rsid="01855abd" style:font-weight-asian="bold" style:font-weight-complex="bold"/>
    </style:style>
    <style:style style:name="P329" style:family="paragraph" style:parent-style-name="Standard">
      <style:text-properties style:text-position="0% 100%" fo:font-weight="bold" officeooo:rsid="01864143" officeooo:paragraph-rsid="01864143" style:font-weight-asian="bold" style:font-weight-complex="bold"/>
    </style:style>
    <style:style style:name="T1" style:family="text">
      <style:text-properties officeooo:rsid="0018f6a2"/>
    </style:style>
    <style:style style:name="T2" style:family="text">
      <style:text-properties officeooo:rsid="001aacfe"/>
    </style:style>
    <style:style style:name="T3" style:family="text">
      <style:text-properties officeooo:rsid="001bf269"/>
    </style:style>
    <style:style style:name="T4" style:family="text">
      <style:text-properties officeooo:rsid="001cebaf"/>
    </style:style>
    <style:style style:name="T5" style:family="text">
      <style:text-properties officeooo:rsid="001ee202"/>
    </style:style>
    <style:style style:name="T6" style:family="text">
      <style:text-properties officeooo:rsid="001fc867"/>
    </style:style>
    <style:style style:name="T7" style:family="text">
      <style:text-properties officeooo:rsid="0024e740"/>
    </style:style>
    <style:style style:name="T8" style:family="text">
      <style:text-properties officeooo:rsid="0025d999"/>
    </style:style>
    <style:style style:name="T9" style:family="text">
      <style:text-properties officeooo:rsid="0026df79"/>
    </style:style>
    <style:style style:name="T10" style:family="text">
      <style:text-properties officeooo:rsid="0028b02f"/>
    </style:style>
    <style:style style:name="T11" style:family="text">
      <style:text-properties officeooo:rsid="002da59b"/>
    </style:style>
    <style:style style:name="T12" style:family="text">
      <style:text-properties officeooo:rsid="00303122"/>
    </style:style>
    <style:style style:name="T13" style:family="text">
      <style:text-properties officeooo:rsid="00314a50"/>
    </style:style>
    <style:style style:name="T14" style:family="text">
      <style:text-properties officeooo:rsid="0031ff98"/>
    </style:style>
    <style:style style:name="T15" style:family="text">
      <style:text-properties officeooo:rsid="0035be16"/>
    </style:style>
    <style:style style:name="T16" style:family="text">
      <style:text-properties officeooo:rsid="003a15b4"/>
    </style:style>
    <style:style style:name="T17" style:family="text">
      <style:text-properties officeooo:rsid="00400cdb"/>
    </style:style>
    <style:style style:name="T18" style:family="text">
      <style:text-properties officeooo:rsid="0041f6c1"/>
    </style:style>
    <style:style style:name="T19" style:family="text">
      <style:text-properties officeooo:rsid="00435cd1"/>
    </style:style>
    <style:style style:name="T20" style:family="text">
      <style:text-properties officeooo:rsid="00441522"/>
    </style:style>
    <style:style style:name="T21" style:family="text">
      <style:text-properties officeooo:rsid="00480a85"/>
    </style:style>
    <style:style style:name="T22" style:family="text">
      <style:text-properties officeooo:rsid="004a0010"/>
    </style:style>
    <style:style style:name="T23" style:family="text">
      <style:text-properties officeooo:rsid="004c3270"/>
    </style:style>
    <style:style style:name="T24" style:family="text">
      <style:text-properties officeooo:rsid="0052dd40"/>
    </style:style>
    <style:style style:name="T25" style:family="text">
      <style:text-properties officeooo:rsid="00535c20"/>
    </style:style>
    <style:style style:name="T26" style:family="text">
      <style:text-properties officeooo:rsid="00553554"/>
    </style:style>
    <style:style style:name="T27" style:family="text">
      <style:text-properties officeooo:rsid="005552d1"/>
    </style:style>
    <style:style style:name="T28" style:family="text">
      <style:text-properties officeooo:rsid="005792e0"/>
    </style:style>
    <style:style style:name="T29" style:family="text">
      <style:text-properties officeooo:rsid="0058bf1d"/>
    </style:style>
    <style:style style:name="T30" style:family="text">
      <style:text-properties officeooo:rsid="005bce8a"/>
    </style:style>
    <style:style style:name="T31" style:family="text">
      <style:text-properties officeooo:rsid="0062c3a1"/>
    </style:style>
    <style:style style:name="T32" style:family="text">
      <style:text-properties officeooo:rsid="0067ef64"/>
    </style:style>
    <style:style style:name="T33" style:family="text">
      <style:text-properties officeooo:rsid="006b2c2e"/>
    </style:style>
    <style:style style:name="T34" style:family="text">
      <style:text-properties officeooo:rsid="006f2214"/>
    </style:style>
    <style:style style:name="T35" style:family="text">
      <style:text-properties officeooo:rsid="00751a8f"/>
    </style:style>
    <style:style style:name="T36" style:family="text">
      <style:text-properties officeooo:rsid="0079030d"/>
    </style:style>
    <style:style style:name="T37" style:family="text">
      <style:text-properties officeooo:rsid="0081c77a"/>
    </style:style>
    <style:style style:name="T38" style:family="text">
      <style:text-properties officeooo:rsid="008603cb"/>
    </style:style>
    <style:style style:name="T39" style:family="text">
      <style:text-properties fo:font-weight="normal" style:font-weight-asian="normal" style:font-weight-complex="normal"/>
    </style:style>
    <style:style style:name="T40" style:family="text">
      <style:text-properties fo:font-weight="normal" officeooo:rsid="0087b3cf" style:font-weight-asian="normal" style:font-weight-complex="normal"/>
    </style:style>
    <style:style style:name="T41" style:family="text">
      <style:text-properties fo:font-weight="normal" officeooo:rsid="008c51bf" style:font-weight-asian="normal" style:font-weight-complex="normal"/>
    </style:style>
    <style:style style:name="T42" style:family="text">
      <style:text-properties fo:font-weight="normal" officeooo:rsid="00982d8e" style:font-weight-asian="normal" style:font-weight-complex="normal"/>
    </style:style>
    <style:style style:name="T43" style:family="text">
      <style:text-properties fo:font-weight="normal" officeooo:rsid="00d9698a" style:font-weight-asian="normal" style:font-weight-complex="normal"/>
    </style:style>
    <style:style style:name="T44" style:family="text">
      <style:text-properties fo:font-weight="normal" officeooo:rsid="00e166e7" style:font-weight-asian="normal" style:font-weight-complex="normal"/>
    </style:style>
    <style:style style:name="T45" style:family="text">
      <style:text-properties fo:font-weight="normal" officeooo:rsid="00eca40b" style:font-weight-asian="normal" style:font-weight-complex="normal"/>
    </style:style>
    <style:style style:name="T46" style:family="text">
      <style:text-properties fo:font-weight="normal" officeooo:rsid="0183c7fc" style:font-weight-asian="normal" style:font-weight-complex="normal"/>
    </style:style>
    <style:style style:name="T47" style:family="text">
      <style:text-properties officeooo:rsid="00a6b33b"/>
    </style:style>
    <style:style style:name="T48" style:family="text">
      <style:text-properties officeooo:rsid="00aa8a77"/>
    </style:style>
    <style:style style:name="T49" style:family="text">
      <style:text-properties officeooo:rsid="00b13be5"/>
    </style:style>
    <style:style style:name="T50" style:family="text">
      <style:text-properties officeooo:rsid="00b8aafa"/>
    </style:style>
    <style:style style:name="T51" style:family="text">
      <style:text-properties officeooo:rsid="00b8ba12"/>
    </style:style>
    <style:style style:name="T52" style:family="text">
      <style:text-properties officeooo:rsid="00bf5bbe"/>
    </style:style>
    <style:style style:name="T53" style:family="text">
      <style:text-properties officeooo:rsid="00c3e9da"/>
    </style:style>
    <style:style style:name="T54" style:family="text">
      <style:text-properties style:text-position="0% 100%"/>
    </style:style>
    <style:style style:name="T55" style:family="text">
      <style:text-properties style:text-position="0% 100%" officeooo:rsid="00cdc06d"/>
    </style:style>
    <style:style style:name="T56" style:family="text">
      <style:text-properties style:text-position="super 58%"/>
    </style:style>
    <style:style style:name="T57" style:family="text">
      <style:text-properties officeooo:rsid="00d21740"/>
    </style:style>
    <style:style style:name="T58" style:family="text">
      <style:text-properties officeooo:rsid="00edb28e"/>
    </style:style>
    <style:style style:name="T59" style:family="text">
      <style:text-properties officeooo:rsid="00ede9db"/>
    </style:style>
    <style:style style:name="T60" style:family="text">
      <style:text-properties officeooo:rsid="00f0dbcb"/>
    </style:style>
    <style:style style:name="T61" style:family="text">
      <style:text-properties officeooo:rsid="00f33792"/>
    </style:style>
    <style:style style:name="T62" style:family="text">
      <style:text-properties officeooo:rsid="00f49f3d"/>
    </style:style>
    <style:style style:name="T63" style:family="text">
      <style:text-properties officeooo:rsid="00f9f628"/>
    </style:style>
    <style:style style:name="T64" style:family="text">
      <style:text-properties officeooo:rsid="00fba123"/>
    </style:style>
    <style:style style:name="T65" style:family="text">
      <style:text-properties officeooo:rsid="0100f413"/>
    </style:style>
    <style:style style:name="T66" style:family="text">
      <style:text-properties officeooo:rsid="0107b8b3"/>
    </style:style>
    <style:style style:name="T67" style:family="text">
      <style:text-properties officeooo:rsid="010aee10"/>
    </style:style>
    <style:style style:name="T68" style:family="text">
      <style:text-properties officeooo:rsid="010c7574"/>
    </style:style>
    <style:style style:name="T69" style:family="text">
      <style:text-properties officeooo:rsid="0118b907"/>
    </style:style>
    <style:style style:name="T70" style:family="text">
      <style:text-properties officeooo:rsid="011a6434"/>
    </style:style>
    <style:style style:name="T71" style:family="text">
      <style:text-properties officeooo:rsid="011fb096"/>
    </style:style>
    <style:style style:name="T72" style:family="text">
      <style:text-properties officeooo:rsid="0120bd3d"/>
    </style:style>
    <style:style style:name="T73" style:family="text">
      <style:text-properties style:text-underline-style="none"/>
    </style:style>
    <style:style style:name="T74" style:family="text">
      <style:text-properties style:text-underline-style="none" officeooo:rsid="0131b207"/>
    </style:style>
    <style:style style:name="T75" style:family="text">
      <style:text-properties fo:font-weight="bold" officeooo:rsid="012ddc6f"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officeooo:rsid="0138eb9f" style:font-style-asian="italic" style:font-style-complex="italic"/>
    </style:style>
    <style:style style:name="T78" style:family="text">
      <style:text-properties fo:font-style="italic" officeooo:rsid="013a6e53" style:font-style-asian="italic" style:font-style-complex="italic"/>
    </style:style>
    <style:style style:name="T79" style:family="text">
      <style:text-properties fo:font-style="italic" officeooo:rsid="015053b1"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normal" style:font-style-asian="normal" style:font-style-complex="normal"/>
    </style:style>
    <style:style style:name="T82" style:family="text">
      <style:text-properties fo:font-style="normal" officeooo:rsid="0138eb9f" style:font-style-asian="normal" style:font-style-complex="normal"/>
    </style:style>
    <style:style style:name="T83" style:family="text">
      <style:text-properties fo:font-style="normal" officeooo:rsid="013a6e53" style:font-style-asian="normal" style:font-style-complex="normal"/>
    </style:style>
    <style:style style:name="T84" style:family="text">
      <style:text-properties fo:font-style="normal" officeooo:rsid="013e65b8" style:font-style-asian="normal" style:font-style-complex="normal"/>
    </style:style>
    <style:style style:name="T85" style:family="text">
      <style:text-properties fo:font-style="normal" officeooo:rsid="015053b1" style:font-style-asian="normal" style:font-style-complex="normal"/>
    </style:style>
    <style:style style:name="T86" style:family="text">
      <style:text-properties fo:font-style="normal" officeooo:rsid="01521602" style:font-style-asian="normal" style:font-style-complex="normal"/>
    </style:style>
    <style:style style:name="T87" style:family="text">
      <style:text-properties officeooo:rsid="01371cc0"/>
    </style:style>
    <style:style style:name="T88" style:family="text">
      <style:text-properties officeooo:rsid="0138eb9f"/>
    </style:style>
    <style:style style:name="T89" style:family="text">
      <style:text-properties officeooo:rsid="0139d3f1"/>
    </style:style>
    <style:style style:name="T90" style:family="text">
      <style:text-properties officeooo:rsid="013d50f8"/>
    </style:style>
    <style:style style:name="T91" style:family="text">
      <style:text-properties officeooo:rsid="01471061"/>
    </style:style>
    <style:style style:name="T92" style:family="text">
      <style:text-properties officeooo:rsid="015053b1"/>
    </style:style>
    <style:style style:name="T93" style:family="text">
      <style:text-properties officeooo:rsid="0163a14c"/>
    </style:style>
    <style:style style:name="T94" style:family="text">
      <style:text-properties officeooo:rsid="01642cc3"/>
    </style:style>
    <style:style style:name="T95" style:family="text">
      <style:text-properties officeooo:rsid="01653bb7"/>
    </style:style>
    <style:style style:name="T96" style:family="text">
      <style:text-properties officeooo:rsid="016decde"/>
    </style:style>
    <style:style style:name="T97" style:family="text">
      <style:text-properties officeooo:rsid="016e4109"/>
    </style:style>
    <style:style style:name="T98" style:family="text">
      <style:text-properties officeooo:rsid="0176b9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for 2/6/15</text:p>
      <text:p text:style-name="P1"/>
      <text:p text:style-name="P1">1: Enter Name</text:p>
      <text:p text:style-name="P1">2: Enter Birth Month</text:p>
      <text:p text:style-name="P1">3: Enter Birth Day</text:p>
      <text:p text:style-name="P1">4: Enter Birth Year</text:p>
      <text:p text:style-name="P1"/>
      <text:p text:style-name="P1">Outputs</text:p>
      <text:p text:style-name="P1"/>
      <text:p text:style-name="P1">You<text:span text:style-name="T27">r</text:span> age is ____</text:p>
      <text:p text:style-name="P1"/>
      <text:p text:style-name="P1"/>
      <text:p text:style-name="P1">MOV<text:tab/><text:tab/>eax, val1<text:tab/><text:tab/>load from memory to cpu register</text:p>
      <text:p text:style-name="P1">MOV<text:tab/><text:tab/>val1, eax<text:tab/><text:tab/>store (write) from cpu register to memory</text:p>
      <text:p text:style-name="P1"/>
      <text:p text:style-name="P2">ADD<text:tab/><text:tab/>eax, ebx<text:tab/><text:tab/></text:p>
      <text:p text:style-name="P2">SUB<text:tab/><text:tab/>eax, ebx</text:p>
      <text:p text:style-name="P2"/>
      <text:p text:style-name="P3">ADD<text:tab/><text:tab/>eax, 1<text:tab/><text:tab/><text:tab/>adding 1 to eax</text:p>
      <text:p text:style-name="P3">INC<text:tab/><text:tab/>eax</text:p>
      <text:p text:style-name="P3"/>
      <text:p text:style-name="P3">SUB<text:tab/><text:tab/>eax, 1<text:tab/><text:tab/><text:tab/>minus 1 to eax</text:p>
      <text:p text:style-name="P3">DEC<text:tab/><text:tab/>eax</text:p>
      <text:p text:style-name="P3"/>
      <text:p text:style-name="P4">if(val1 &lt; 10)</text:p>
      <text:p text:style-name="P4"><text:tab/>add 1 to count1</text:p>
      <text:p text:style-name="P4">else</text:p>
      <text:p text:style-name="P4"><text:tab/>add 1 to count2</text:p>
      <text:p text:style-name="P4"/>
      <text:p text:style-name="P4">How to implement condition in assembly?</text:p>
      <text:p text:style-name="P4"/>
      <text:p text:style-name="P4">MOV <text:tab/><text:tab/>eax, val1</text:p>
      <text:p text:style-name="P4">CMP<text:tab/><text:tab/>eax, 10<text:tab/><text:tab/><text:tab/>CMP is the compare instruction, compare val1 with 10</text:p>
      <text:p text:style-name="P4">JGE<text:tab/><text:tab/>ELSE<text:tab/><text:tab/><text:tab/>JGE, Jump to <text:span text:style-name="T20">ELSE if</text:span> greater than or equal to</text:p>
      <text:p text:style-name="P4">ADD<text:tab/><text:tab/>cout1, 1<text:tab/><text:tab/>TRUE if val1 is less than 10</text:p>
      <text:p text:style-name="P4">JMP<text:tab/><text:tab/>DONE</text:p>
      <text:p text:style-name="P4"/>
      <text:p text:style-name="P4">ELSE: INC<text:tab/>count2</text:p>
      <text:p text:style-name="P4">DONE</text:p>
      <text:p text:style-name="P4"/>
      <text:p text:style-name="P4"/>
      <text:p text:style-name="P5">MOV<text:tab/><text:tab/>eax, val1</text:p>
      <text:p text:style-name="P5">CMP<text:tab/><text:tab/>eax, 10</text:p>
      <text:p text:style-name="P5">JGE<text:tab/><text:tab/>ELSEPART<text:tab/><text:tab/>Label name ELSEPART</text:p>
      <text:p text:style-name="P5">INC<text:tab/><text:tab/>count1<text:tab/><text:tab/><text:tab/>If TRUE part</text:p>
      <text:p text:style-name="P5">JMP<text:tab/><text:tab/>DONE</text:p>
      <text:p text:style-name="P5">INC<text:tab/><text:tab/>count2<text:tab/><text:tab/><text:tab/>ELSE part</text:p>
      <text:p text:style-name="P5">ELSEPART:<text:tab/>INC count2:</text:p>
      <text:p text:style-name="P5">DONE:</text:p>
      <text:p text:style-name="P5"><text:soft-page-break/>JG<text:tab/><text:span text:style-name="T1">(A&gt;B)<text:tab/></text:span><text:tab/>Jump to some <text:span text:style-name="T2">label if greater than</text:span></text:p>
      <text:p text:style-name="P5">JL<text:tab/><text:span text:style-name="T1">(A&lt;B)<text:tab/></text:span><text:tab/>Jump to some label if less than</text:p>
      <text:p text:style-name="P5">JGE<text:tab/><text:span text:style-name="T1">(A&gt;=B)</text:span><text:tab/>Jump to some label if greater than or equal to</text:p>
      <text:p text:style-name="P5">JLE<text:tab/><text:span text:style-name="T1">(A&lt;=B)</text:span><text:tab/>Jump to some label if less than or equal to</text:p>
      <text:p text:style-name="P5">JNL<text:tab/>!<text:span text:style-name="T1">(A&lt;B)</text:span><text:tab/>Jump to some label if not less than</text:p>
      <text:p text:style-name="P6">JNG<text:tab/>!<text:span text:style-name="T1">(A&gt;B)</text:span><text:tab/>Jump to some label if not greater than</text:p>
      <text:p text:style-name="P6"/>
      <text:p text:style-name="P6"/>
      <text:p text:style-name="P6"/>
      <text:p text:style-name="P7">Today:<text:tab/>2/5/2015</text:p>
      <text:p text:style-name="P7"/>
      <text:p text:style-name="P7">TOM:<text:tab/>2/3/1990<text:tab/>2015 – 1990 = 25 age</text:p>
      <text:p text:style-name="P7">JERRY: 2/6/1990<text:tab/>2015-1990 = 25 – 1 = 24</text:p>
      <text:p text:style-name="P7"/>
      <text:p text:style-name="P8">First check if month is less than or equal to today's month</text:p>
      <text:p text:style-name="P8">Then check is day is greater than today's day, if FALSE then you minus 1</text:p>
      <text:p text:style-name="P8">Age is today's year minus birth year</text:p>
      <text:p text:style-name="P8"/>
      <text:p text:style-name="P8"/>
      <text:p text:style-name="P9">name is string</text:p>
      <text:p text:style-name="P9">month is number<text:tab/>-<text:span text:style-name="T3">atod</text:span></text:p>
      <text:p text:style-name="P9">day is number<text:tab/><text:tab/>-<text:span text:style-name="T3">atod</text:span></text:p>
      <text:p text:style-name="P9">year is number<text:tab/>-<text:span text:style-name="T3">atod</text:span></text:p>
      <text:p text:style-name="P9"/>
      <text:p text:style-name="P10">From the keyboard, all input is a string value</text:p>
      <text:p text:style-name="P10">atod macro ascii to double word</text:p>
      <text:p text:style-name="P10"/>
      <text:p text:style-name="P10">age is a should be a number</text:p>
      <text:p text:style-name="P10">calculate the age</text:p>
      <text:p text:style-name="P10">convert to a string</text:p>
      <text:p text:style-name="P10">dtoa</text:p>
      <text:p text:style-name="P10">then display <text:span text:style-name="T4">age as a string</text:span></text:p>
      <text:p text:style-name="P10"/>
      <text:p text:style-name="P11">compute initial age first</text:p>
      <text:p text:style-name="P11">age = 2015 – birthyear</text:p>
      <text:p text:style-name="P11">then check condition</text:p>
      <text:p text:style-name="P11">if (month &lt;= 2 &amp;&amp; day &lt; 5)</text:p>
      <text:p text:style-name="P11"><text:tab/>display age</text:p>
      <text:p text:style-name="P11">else</text:p>
      <text:p text:style-name="P11"><text:tab/>age = age – 1</text:p>
      <text:p text:style-name="P11"><text:tab/>display age</text:p>
      <text:p text:style-name="P11"/>
      <text:p text:style-name="P11"/>
      <text:p text:style-name="P11"/>
      <text:p text:style-name="P11"/>
      <text:p text:style-name="P11"/>
      <text:p text:style-name="P11"/>
      <text:p text:style-name="P11"/>
      <text:p text:style-name="P11"/>
      <text:p text:style-name="P11"><text:soft-page-break/>MOV<text:tab/><text:tab/>eax, month<text:tab/><text:tab/></text:p>
      <text:p text:style-name="P11">CMP<text:tab/><text:tab/>eax, 2<text:tab/><text:tab/><text:tab/><text:span text:style-name="T6">Compare month with 2</text:span></text:p>
      <text:p text:style-name="P11">JG<text:tab/><text:tab/>ELSEPART<text:tab/><text:tab/><text:span text:style-name="T6">JUMP to elsepart if it's TRUE</text:span></text:p>
      <text:p text:style-name="P11">MOV<text:tab/><text:tab/>ebx, day<text:tab/><text:tab/></text:p>
      <text:p text:style-name="P11">CMP<text:tab/><text:tab/>ebx, 5<text:tab/><text:tab/><text:tab/></text:p>
      <text:p text:style-name="P11">JGE<text:tab/><text:tab/>ELSEPART<text:tab/><text:tab/></text:p>
      <text:p text:style-name="P11">OUTPUT<text:tab/>AGE</text:p>
      <text:p text:style-name="P11">JMP<text:tab/><text:tab/>DONE</text:p>
      <text:p text:style-name="P11">ELSE<text:span text:style-name="T5">PART</text:span>:<text:tab/>dec, age</text:p>
      <text:p text:style-name="P11"><text:tab/><text:tab/>output age</text:p>
      <text:p text:style-name="P11">DONE:</text:p>
      <text:p text:style-name="P11"/>
      <text:p text:style-name="P11"/>
      <text:p text:style-name="P11"/>
      <text:p text:style-name="P12">Basic Instructions: Encoding Scheme</text:p>
      <text:p text:style-name="P12"/>
      <text:p text:style-name="P12">Intel: Variable length instructions</text:p>
      <text:p text:style-name="P13">MOV<text:tab/><text:tab/>copy instruction</text:p>
      <text:p text:style-name="P13">ADD</text:p>
      <text:p text:style-name="P13">SUB</text:p>
      <text:p text:style-name="P13">Multiplication</text:p>
      <text:p text:style-name="P13">Division</text:p>
      <text:p text:style-name="P13"/>
      <text:p text:style-name="P13">Copy Data:</text:p>
      <text:p text:style-name="P14">MOV<text:tab/><text:tab/>destination, source<text:tab/><text:tab/>Doesn't affect flag registers</text:p>
      <text:p text:style-name="P15">MOV<text:tab/><text:tab/>eax, number<text:tab/><text:tab/><text:tab/><text:span text:style-name="T7">Load</text:span></text:p>
      <text:p text:style-name="P15">MOV<text:tab/><text:tab/>count, eax<text:tab/><text:tab/><text:tab/><text:span text:style-name="T7">Store</text:span></text:p>
      <text:p text:style-name="P15"/>
      <text:p text:style-name="P16">MOV<text:tab/><text:tab/>reg8, #</text:p>
      <text:p text:style-name="P17">MOV<text:tab/><text:tab/>AL, 15<text:tab/><text:tab/><text:tab/><text:tab/>[<text:span text:style-name="T10">0F</text:span>] <text:s/><text:span text:style-name="T9">corresponding machine code: B0, 0F</text:span></text:p>
      <text:p text:style-name="P17">MOV<text:tab/><text:tab/><text:span text:style-name="T8">CL</text:span>, 15<text:tab/><text:tab/><text:tab/><text:tab/>[<text:span text:style-name="T10">0F</text:span>] <text:s/><text:span text:style-name="T9">corresponding machine code: B1, 0F</text:span></text:p>
      <text:p text:style-name="P17"/>
      <text:p text:style-name="P18">MOV<text:tab/><text:tab/>reg8, reg8<text:tab/><text:tab/><text:tab/>Move another 8bit register to another 8bit register</text:p>
      <text:p text:style-name="P18">MOV<text:tab/><text:tab/>BL, CH<text:tab/><text:tab/><text:tab/>Corresponding machine op code: 8A</text:p>
      <text:p text:style-name="P18">MOV<text:tab/><text:tab/>CH, BL<text:tab/><text:tab/><text:tab/>Corresponding machine op code: 8A</text:p>
      <text:p text:style-name="P18"/>
      <text:p text:style-name="P19">8A <text:s/>Mod Byte <text:s/>[First two bytes mod, next three bytes are register, then next three bytes are mem reg]</text:p>
      <text:p text:style-name="P20">8A <text:s/>11(2 register mode) 011<text:span text:style-name="T11">(destination register)</text:span> 101<text:span text:style-name="T11">(source register)</text:span></text:p>
      <text:p text:style-name="P21">The numbers corresponds to the registers</text:p>
      <text:p text:style-name="P21">AL<text:tab/>000</text:p>
      <text:p text:style-name="P21">CL<text:tab/>001</text:p>
      <text:p text:style-name="P21">DL<text:tab/>010</text:p>
      <text:p text:style-name="P21">BL<text:tab/>011</text:p>
      <text:p text:style-name="P21">AH<text:tab/>100</text:p>
      <text:p text:style-name="P21">CH<text:tab/>101</text:p>
      <text:p text:style-name="P21">DH<text:tab/>110</text:p>
      <text:p text:style-name="P21">BH<text:tab/>111</text:p>
      <text:p text:style-name="P21"/>
      <text:p text:style-name="P21"/>
      <text:p text:style-name="P22"><text:soft-page-break/>MOV<text:tab/><text:tab/>CH, BL</text:p>
      <text:p text:style-name="P22">MOV operation code is 8A</text:p>
      <text:p text:style-name="P22">CH is 101</text:p>
      <text:p text:style-name="P22">BL is 011</text:p>
      <text:p text:style-name="P23">And register is 2 register mode <text:span text:style-name="T13">so mode byte is </text:span>11</text:p>
      <text:p text:style-name="P22">Then the whole operation code is 8A <text:span text:style-name="T12">11 <text:s/>101 <text:s/>011</text:span></text:p>
      <text:p text:style-name="P23">Which is: 8A 1110 1011 → 8A E B</text:p>
      <text:p text:style-name="P23"/>
      <text:p text:style-name="P24"/>
      <text:p text:style-name="P24">MOV<text:tab/><text:tab/><text:span text:style-name="T15">B</text:span>L, num1<text:tab/><text:tab/>from memory to register, this case mod byte is 00</text:p>
      <text:p text:style-name="P24">MOV operation code is 8A</text:p>
      <text:p text:style-name="P24">AL register is 000</text:p>
      <text:p text:style-name="P24">num1 is direct memory mode, so operation code for direct memory addressing is 101</text:p>
      <text:p text:style-name="P25">Whole machine code is: 8A 00 000 101</text:p>
      <text:p text:style-name="P25">8A 0000 0101 → 8A05</text:p>
      <text:p text:style-name="P26">But i<text:span text:style-name="T14">n</text:span> the .DATA section, if num1 was declared as a DWORD</text:p>
      <text:p text:style-name="P26">.DATA</text:p>
      <text:p text:style-name="P26">num1<text:tab/>DWORD ?</text:p>
      <text:p text:style-name="P27">Then the remaining 4 bytes of the operation code becomes 8A050000</text:p>
      <text:p text:style-name="P30">00 011 101</text:p>
      <text:p text:style-name="P27"/>
      <text:p text:style-name="P27"/>
      <text:p text:style-name="P28">MOV<text:tab/><text:tab/>AL, mem1<text:tab/><text:tab/>OP code is A0, specifically meaning moving something to AL</text:p>
      <text:p text:style-name="P29">address of mem1 <text:s/>[00 00 00 00]<text:tab/><text:span text:style-name="T16">A register is an exception, mod byte not needed, 5 Bytes</text:span></text:p>
      <text:p text:style-name="P29"/>
      <text:p text:style-name="P29"/>
      <text:p text:style-name="P31">MOV<text:tab/><text:tab/>mem, immediate #<text:tab/><text:tab/><text:span text:style-name="T17">an immediate number to memory</text:span></text:p>
      <text:p text:style-name="P32">MOV<text:tab/><text:tab/>num1, 100<text:tab/><text:tab/><text:tab/>operation code is C6, mod byte is 05, followed by memory address of num1 (4 bytes), and 64 is the corresponding hexadecimal number of 100, total of 7 bytes</text:p>
      <text:p text:style-name="P32"/>
      <text:p text:style-name="P32">00 00 0[101] direct memory addressing</text:p>
      <text:p text:style-name="P32"/>
      <text:p text:style-name="P32"/>
      <text:p text:style-name="P33">MOV<text:tab/><text:tab/>mem, AL<text:tab/><text:tab/><text:span text:style-name="T18">op code is A2 (1byte) followed by memory address (4bytes)</text:span></text:p>
      <text:p text:style-name="P34">MOV<text:tab/><text:tab/>mem, reg8<text:tab/><text:tab/><text:span text:style-name="T19">op code is 88 followed by mod byte then memory address</text:span></text:p>
      <text:p text:style-name="P34"/>
      <text:p text:style-name="P305"/>
      <text:p text:style-name="P34"/>
      <text:p text:style-name="P35">2/10/15</text:p>
      <text:p text:style-name="P35"/>
      <text:p text:style-name="P35"/>
      <text:p text:style-name="P35"/>
      <text:p text:style-name="P35"/>
      <text:p text:style-name="P35"/>
      <text:p text:style-name="P35"/>
      <text:p text:style-name="P35"/>
      <text:p text:style-name="P35"/>
      <text:p text:style-name="P35"/>
      <text:p text:style-name="P36"><text:soft-page-break/>input<text:tab/>prompt1,strName, 40</text:p>
      <text:p text:style-name="P36"/>
      <text:p text:style-name="P36">input<text:tab/>prompt2, strInput, 40</text:p>
      <text:p text:style-name="P36">atod<text:tab/>strInput<text:tab/><text:tab/><text:tab/>;<text:span text:style-name="T21">numeric value is stored in eax by default</text:span></text:p>
      <text:p text:style-name="P36">mov<text:tab/>month, eax<text:tab/><text:tab/><text:tab/>;<text:span text:style-name="T22">then copy it into memory where &amp;month is</text:span></text:p>
      <text:p text:style-name="P36"/>
      <text:p text:style-name="P36">input prompt3, strInput, 40</text:p>
      <text:p text:style-name="P36">atod<text:tab/>strInput</text:p>
      <text:p text:style-name="P36">mov<text:tab/>day, eax</text:p>
      <text:p text:style-name="P36"/>
      <text:p text:style-name="P36">input<text:tab/>prompt4, strInput, 40</text:p>
      <text:p text:style-name="P36">atod<text:tab/>strInput</text:p>
      <text:p text:style-name="P36">mov<text:tab/>year, eax</text:p>
      <text:p text:style-name="P36"/>
      <text:p text:style-name="P37">mov<text:tab/>ebx, curYear</text:p>
      <text:p text:style-name="P37">sub<text:tab/>ebx, eax<text:tab/><text:tab/><text:tab/>;subtract current year with birth year</text:p>
      <text:p text:style-name="P37"/>
      <text:p text:style-name="P37">mov<text:tab/>eax, month</text:p>
      <text:p text:style-name="P37">cmp<text:tab/>eax, 2</text:p>
      <text:p text:style-name="P37">jg<text:tab/>ElsePart</text:p>
      <text:p text:style-name="P37"/>
      <text:p text:style-name="P37">mov <text:tab/>eax, day</text:p>
      <text:p text:style-name="P37">cmp<text:tab/>eax, 6</text:p>
      <text:p text:style-name="P37">jge<text:tab/>ElsePart</text:p>
      <text:p text:style-name="P37">jmp<text:tab/>Done</text:p>
      <text:p text:style-name="P37"/>
      <text:p text:style-name="P37">ElsePart:</text:p>
      <text:p text:style-name="P37">dec<text:tab/>ebx</text:p>
      <text:p text:style-name="P39">Done:</text:p>
      <text:p text:style-name="P37">dtoa<text:tab/>strAge, ebx<text:tab/><text:tab/><text:tab/>;<text:span text:style-name="T23">convert numeric value of age into string type and store it in ebx</text:span></text:p>
      <text:p text:style-name="P37">output<text:tab/>resultLb1, strName</text:p>
      <text:p text:style-name="P37">output<text:tab/>resultLb2, strAge</text:p>
      <text:p text:style-name="P37"/>
      <text:p text:style-name="P38">mov<text:tab/>eax, 0</text:p>
      <text:p text:style-name="P38">ret</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text:soft-page-break/>MOV<text:tab/><text:tab/>al, membyte<text:tab/><text:tab/>;can only copy byte size into al registers</text:p>
      <text:p text:style-name="P40">MOV<text:tab/><text:tab/>bl, membyte<text:tab/><text:tab/>;these two cases are direct memory assignment</text:p>
      <text:p text:style-name="P40"/>
      <text:p text:style-name="P41">AL's case is special, <text:s/>A0 00 00 00 00 =&gt; Machine instructions total of 5 bytes</text:p>
      <text:p text:style-name="P41"/>
      <text:p text:style-name="P42">bl and other register case, <text:s/>8A [Mod Byte] [Memory Address]</text:p>
      <text:p text:style-name="P42"/>
      <text:p text:style-name="P42">8A is the opcode, [00 011 101]</text:p>
      <text:p text:style-name="P42">011 is the destination register, 101 is the “direct memory” instruction</text:p>
      <text:p text:style-name="P42">Destination registers</text:p>
      <text:p text:style-name="P42">AL 000</text:p>
      <text:p text:style-name="P42">CL 001</text:p>
      <text:p text:style-name="P42">DL 010</text:p>
      <text:p text:style-name="P42">BL 011</text:p>
      <text:p text:style-name="P42">AH 100</text:p>
      <text:p text:style-name="P42">CH 101</text:p>
      <text:p text:style-name="P42">DH 110</text:p>
      <text:p text:style-name="P42">BH 111</text:p>
      <text:p text:style-name="P42"/>
      <text:p text:style-name="P43">MOV al, [ebx]<text:tab/><text:tab/>opcode being 8A <text:span text:style-name="T24">[00 000 011]</text:span></text:p>
      <text:p text:style-name="P44">MOD byte 00, destination register 000, and ebx is 011</text:p>
      <text:p text:style-name="P44"/>
      <text:p text:style-name="P44">MOV<text:tab/>membyte, immediate#</text:p>
      <text:p text:style-name="P44">MOV<text:tab/>num1, 100<text:tab/>opcode being C6 [Mod Byte][Memory Address][100 in hex <text:span text:style-name="T25">= 64)h</text:span>]</text:p>
      <text:p text:style-name="P44"/>
      <text:p text:style-name="P44">C6 <text:span text:style-name="T26">[00 000 101] [</text:span></text:p>
      <text:p text:style-name="P44"/>
      <text:p text:style-name="P306"/>
      <text:p text:style-name="P45">2/12/15</text:p>
      <text:p text:style-name="P45"/>
      <text:p text:style-name="P45"/>
      <text:p text:style-name="P45">MOV<text:tab/><text:tab/>al, mem_byte</text:p>
      <text:p text:style-name="P45">MOV<text:tab/><text:tab/>bl, mem_byte</text:p>
      <text:p text:style-name="P45"/>
      <text:p text:style-name="P45">AL has a special op code, which is A0 [00 00 00 00]</text:p>
      <text:p text:style-name="P45">BL has the op code 8A [00 011 101] <text:span text:style-name="T28">DIRECT MEMORY</text:span></text:p>
      <text:p text:style-name="P45"/>
      <text:p text:style-name="P45">al<text:tab/>000</text:p>
      <text:p text:style-name="P45">cl<text:tab/>001</text:p>
      <text:p text:style-name="P45">dl<text:tab/>010</text:p>
      <text:p text:style-name="P45">bl<text:tab/>011</text:p>
      <text:p text:style-name="P45">ah<text:tab/>100</text:p>
      <text:p text:style-name="P45">ch<text:tab/>101</text:p>
      <text:p text:style-name="P45">dh<text:tab/>110</text:p>
      <text:p text:style-name="P45">bh<text:tab/>111</text:p>
      <text:p text:style-name="P45"/>
      <text:p text:style-name="P45"/>
      <text:p text:style-name="P45"/>
      <text:p text:style-name="P45"><text:soft-page-break/>MOV<text:tab/><text:tab/>mem_byte, register</text:p>
      <text:p text:style-name="P45">MOV<text:tab/><text:tab/>num1, al</text:p>
      <text:p text:style-name="P45">MOV<text:tab/><text:tab/>num1, bl</text:p>
      <text:p text:style-name="P45"/>
      <text:p text:style-name="P45">CPU Register to memory – Store/Write</text:p>
      <text:p text:style-name="P45">From Memory to CPU – Load/Read</text:p>
      <text:p text:style-name="P45"/>
      <text:p text:style-name="P45">In this case, al op code is A2 [4 byte]</text:p>
      <text:p text:style-name="P45">bl op code is 88 [1 byte] [4 byte]</text:p>
      <text:p text:style-name="P46">88 [00 101 011]</text:p>
      <text:p text:style-name="P46">88 for BL, 00 for mod byte, 101 for direct memory, 011 for BL register</text:p>
      <text:p text:style-name="P46"/>
      <text:p text:style-name="P46">.<text:span text:style-name="T29">DATA</text:span></text:p>
      <text:p text:style-name="P47">count1<text:tab/><text:tab/>BYTE<text:tab/><text:tab/>5</text:p>
      <text:p text:style-name="P47">count2<text:tab/><text:tab/>BYTE<text:tab/><text:tab/>10</text:p>
      <text:p text:style-name="P47"/>
      <text:p text:style-name="P47">.CODE</text:p>
      <text:p text:style-name="P47">MOV<text:tab/><text:tab/>al, count1</text:p>
      <text:p text:style-name="P47">MOV<text:tab/><text:tab/>count2, bl</text:p>
      <text:p text:style-name="P47"/>
      <text:p text:style-name="P48">assume memory address of count1 is 00 00 00 00)h</text:p>
      <text:p text:style-name="P48">then memory address of count2 is 00 00 00 01)h</text:p>
      <text:p text:style-name="P48"/>
      <text:p text:style-name="P49">for MOV al, count1</text:p>
      <text:p text:style-name="P49">A0 [Memory Address] → A0 [00 00 00 00]</text:p>
      <text:p text:style-name="P49"/>
      <text:p text:style-name="P49">for MOV count2, bl</text:p>
      <text:p text:style-name="P49">8A [MOD BYTE] [Memory Address] → 8A <text:span text:style-name="T30">[00 101 011] [00 00 00 01]</text:span></text:p>
      <text:p text:style-name="P50">All in hex → 8A 2B 00 00 00 01</text:p>
      <text:p text:style-name="P50"/>
      <text:p text:style-name="P51">WORD and DWORD type</text:p>
      <text:p text:style-name="P51"/>
      <text:p text:style-name="P51">MOV al, 155<text:tab/><text:tab/>;immediate number</text:p>
      <text:p text:style-name="P51"/>
      <text:p text:style-name="P51">op code for al is B0, 155 in hex is 9B</text:p>
      <text:p text:style-name="P51"/>
      <text:p text:style-name="P51">MOV ax, 155</text:p>
      <text:p text:style-name="P51"/>
      <text:p text:style-name="P51">op code for ax is <text:span text:style-name="T31">(there's this prefix of 66), </text:span>66 B8, then word size of 155 in hex is [00 9B]</text:p>
      <text:p text:style-name="P51"/>
      <text:p text:style-name="P51">MOV eax, 155</text:p>
      <text:p text:style-name="P51"/>
      <text:p text:style-name="P51">op code is B8 then double word size of 155 in hex is [00 00][00 9B]</text:p>
      <text:p text:style-name="P51"/>
      <text:p text:style-name="P51"/>
      <text:p text:style-name="P51"/>
      <text:p text:style-name="P51"/>
      <text:p text:style-name="P51"/>
      <text:p text:style-name="P51"/>
      <text:p text:style-name="P52"><text:soft-page-break/>MOV<text:tab/><text:tab/>memory, memory<text:tab/>;not allowed to move memory to memory</text:p>
      <text:p text:style-name="P52">MOV<text:tab/><text:tab/>size1, size2<text:tab/><text:tab/>;not allowed to move different size</text:p>
      <text:p text:style-name="P53">MOV<text:tab/><text:tab/>multiple_things, multiple_things<text:tab/>;not allowed to move multiplethings</text:p>
      <text:p text:style-name="P53"/>
      <text:p text:style-name="P54">MOV<text:tab/><text:tab/>count1, num1<text:tab/><text:tab/>;Not allowed to move memory to memory</text:p>
      <text:p text:style-name="P54">solution:</text:p>
      <text:p text:style-name="P54">MOV<text:tab/><text:tab/>eax, num1<text:tab/><text:tab/>;<text:span text:style-name="T32">move to register first</text:span></text:p>
      <text:p text:style-name="P54">MOV<text:tab/><text:tab/>count1, eax<text:tab/><text:tab/>;<text:span text:style-name="T32">then register to memory</text:span></text:p>
      <text:p text:style-name="P54"/>
      <text:p text:style-name="P55">MOV<text:tab/><text:tab/>BYTE, DWORD</text:p>
      <text:p text:style-name="P55">solution:</text:p>
      <text:p text:style-name="P55">MOV<text:tab/><text:tab/>eax, dwdata<text:tab/><text:tab/>;move the whole DWORD to eax register</text:p>
      <text:p text:style-name="P55">MOV<text:tab/><text:tab/>byte_dest, al<text:tab/><text:tab/>;then just move the BYTE size of al to destination101</text:p>
      <text:p text:style-name="P55"/>
      <text:p text:style-name="P56">MOV<text:tab/><text:tab/>DWORD, BYTE</text:p>
      <text:p text:style-name="P56">solution:</text:p>
      <text:p text:style-name="P56">MOV<text:tab/><text:tab/>eax, 0<text:tab/><text:tab/><text:tab/>;<text:span text:style-name="T33">set the whole EAX register to zeros</text:span></text:p>
      <text:p text:style-name="P56">MOV<text:tab/><text:tab/>al, byte_size<text:tab/><text:tab/>;<text:span text:style-name="T33">then assign byte size data to al</text:span></text:p>
      <text:p text:style-name="P57">MOV<text:tab/><text:tab/>dword_type, eax<text:tab/>;<text:span text:style-name="T33">then move whole eax register to dword type variable</text:span></text:p>
      <text:p text:style-name="P57"/>
      <text:p text:style-name="P58">MOV<text:tab/><text:tab/>MULTIPLE_THINGS</text:p>
      <text:p text:style-name="P58">solution:</text:p>
      <text:p text:style-name="P58">.DATA</text:p>
      <text:p text:style-name="P58">source<text:tab/><text:tab/>DWORD<text:tab/>4 dup(?)</text:p>
      <text:p text:style-name="P58">dest<text:tab/><text:tab/>DWORD<text:tab/>4 dup(?)</text:p>
      <text:p text:style-name="P58"/>
      <text:p text:style-name="P58">First of all, they're both memory address, and moving memory to memory is not allowed</text:p>
      <text:p text:style-name="P58">First move to a register</text:p>
      <text:p text:style-name="P58">MOV<text:tab/><text:tab/>eax, source</text:p>
      <text:p text:style-name="P58">MOV<text:tab/><text:tab/>dest, eax</text:p>
      <text:p text:style-name="P58">MOV<text:tab/><text:tab/>eax, source+4</text:p>
      <text:p text:style-name="P58">MOV<text:tab/><text:tab/>dest+4, eax</text:p>
      <text:p text:style-name="P58">MOV<text:tab/><text:tab/>eax, source+8</text:p>
      <text:p text:style-name="P58">MOV<text:tab/><text:tab/>dest+8, eax</text:p>
      <text:p text:style-name="P58">MOV<text:tab/><text:tab/>eax, source+12</text:p>
      <text:p text:style-name="P58">MOV<text:tab/><text:tab/>dest+12, eax</text:p>
      <text:p text:style-name="P58"/>
      <text:p text:style-name="P58"/>
      <text:p text:style-name="P59">Special operation called exchange/swap</text:p>
      <text:p text:style-name="P60">How do you swap val1 ↔ val2 ?</text:p>
      <text:p text:style-name="P60">You need a temporary space</text:p>
      <text:p text:style-name="P60">num1 = val1</text:p>
      <text:p text:style-name="P60">val1 = val2</text:p>
      <text:p text:style-name="P60">val2 = num1</text:p>
      <text:p text:style-name="P54"/>
      <text:p text:style-name="P61">There's a special instruction for it called <text:span text:style-name="T34">XCHG</text:span></text:p>
      <text:p text:style-name="P61"/>
      <text:p text:style-name="P61"/>
      <text:p text:style-name="P61"/>
      <text:p text:style-name="P62"><text:soft-page-break/>XCHG<text:tab/><text:tab/>eax, ebx</text:p>
      <text:p text:style-name="P62"/>
      <text:p text:style-name="P63">exchange register and register OK</text:p>
      <text:p text:style-name="P63">exchange register and memory OK</text:p>
      <text:p text:style-name="P63">exchange memory and register OK, corresponding machine code is the same as register to memory</text:p>
      <text:p text:style-name="P64">exchange memory and memory NOT allowed</text:p>
      <text:p text:style-name="P64"/>
      <text:p text:style-name="P64"/>
      <text:p text:style-name="P64"/>
      <text:p text:style-name="P65">XCHG<text:tab/><text:tab/>ax, cx</text:p>
      <text:p text:style-name="P65">XCHG<text:tab/><text:tab/>ax, dx</text:p>
      <text:p text:style-name="P65">XCHG<text:tab/><text:tab/>ax, bx</text:p>
      <text:p text:style-name="P65"/>
      <text:p text:style-name="P65">corresponding op code is 66 91, 66 92, 66 93 respectively</text:p>
      <text:p text:style-name="P66">machine code size is 2 bytes</text:p>
      <text:p text:style-name="P66"/>
      <text:p text:style-name="P66"/>
      <text:p text:style-name="P67">XCHG<text:tab/><text:tab/>eax, ecx</text:p>
      <text:p text:style-name="P67">XCHG<text:tab/><text:tab/>eax, edx</text:p>
      <text:p text:style-name="P67">XCHG<text:tab/><text:tab/>eax, ebx</text:p>
      <text:p text:style-name="P67"/>
      <text:p text:style-name="P67">corresponding op code is the same except for the 66 prefix</text:p>
      <text:p text:style-name="P67">91, 92, 93 respectively, machine code size is only 1 byte</text:p>
      <text:p text:style-name="P67"/>
      <text:p text:style-name="P67">XCHG<text:tab/><text:tab/>reg8, reg8</text:p>
      <text:p text:style-name="P67"/>
      <text:p text:style-name="P67">in this case, op code is 86 and a mod byte</text:p>
      <text:p text:style-name="P67">total of 2 bytes, 86 [MOD byte] <text:span text:style-name="T35">which is determined by 86 [Source register, destination register]</text:span></text:p>
      <text:p text:style-name="P67"/>
      <text:p text:style-name="P67"/>
      <text:p text:style-name="P68">XCHG<text:tab/><text:tab/>reg8, membyte <text:s text:c="2"/><text:span text:style-name="T36">(BYTE)</text:span></text:p>
      <text:p text:style-name="P68"/>
      <text:p text:style-name="P68">op code is 86 and 2+ bytes, but in this case, it's 6 bytes</text:p>
      <text:p text:style-name="P68">86 [MOD byte] [Memory address]</text:p>
      <text:p text:style-name="P68"/>
      <text:p text:style-name="P69">XCHG<text:tab/><text:tab/>reg16, reg16 <text:s text:c="3"/>(WORD)</text:p>
      <text:p text:style-name="P69">op code is 86</text:p>
      <text:p text:style-name="P69">XCHG<text:tab/><text:tab/>reg16, mem16</text:p>
      <text:p text:style-name="P69">op code is 66 87</text:p>
      <text:p text:style-name="P69"/>
      <text:p text:style-name="P69">XCHG<text:tab/><text:tab/>reg32, reg32 <text:s text:c="3"/>(DWORD)</text:p>
      <text:p text:style-name="P69">XCHG<text:tab/><text:tab/>reg32, mem32</text:p>
      <text:p text:style-name="P69">op code is the same except for the prefix 66</text:p>
      <text:p text:style-name="P69"/>
      <text:p text:style-name="P69"/>
      <text:p text:style-name="P69"/>
      <text:p text:style-name="P69"/>
      <text:p text:style-name="P69"/>
      <text:p text:style-name="P69"/>
      <text:p text:style-name="P70"><text:soft-page-break/>Addition and Subtraction</text:p>
      <text:p text:style-name="P70"/>
      <text:p text:style-name="P70">ADD<text:tab/><text:tab/>dest, source</text:p>
      <text:p text:style-name="P70">SUB<text:tab/><text:tab/>dest, source</text:p>
      <text:p text:style-name="P70">INC<text:tab/><text:tab/>dest</text:p>
      <text:p text:style-name="P70">DEC<text:tab/><text:tab/>dest</text:p>
      <text:p text:style-name="P70">NEG<text:tab/><text:tab/>dest<text:tab/>;2's complement of destination</text:p>
      <text:p text:style-name="P70"/>
      <text:p text:style-name="P71">FLAG registers</text:p>
      <text:p text:style-name="P71">SF<text:tab/>sign flag</text:p>
      <text:p text:style-name="P71">ZF<text:tab/>zero flag</text:p>
      <text:p text:style-name="P71">OF<text:tab/>overflow flag</text:p>
      <text:p text:style-name="P71">PF<text:tab/>parity flag</text:p>
      <text:p text:style-name="P71">CF<text:tab/>carry flag</text:p>
      <text:p text:style-name="P71"/>
      <text:p text:style-name="P71">eax: 00 00 00 75</text:p>
      <text:p text:style-name="P71">ecx: 00 00 01 A2</text:p>
      <text:p text:style-name="P71"/>
      <text:p text:style-name="P72">add <text:tab/>eax, ecx</text:p>
      <text:p text:style-name="P72"/>
      <text:p text:style-name="P73"><text:s text:c="2"/>75</text:p>
      <text:p text:style-name="P73">+ 1A2</text:p>
      <text:p text:style-name="P73">-------</text:p>
      <text:p text:style-name="P73">217</text:p>
      <text:p text:style-name="P73"/>
      <text:p text:style-name="P73">now eax is: 00 00 02 17</text:p>
      <text:p text:style-name="P73"/>
      <text:p text:style-name="P73">resulting flags</text:p>
      <text:p text:style-name="P73">SF = 0, ZF = 0, OF = 0, PF = 1, CF = 0</text:p>
      <text:p text:style-name="P73"/>
      <text:p text:style-name="P73"/>
      <text:p text:style-name="P74">eax: 00 00 00 75</text:p>
      <text:p text:style-name="P74">ecx: 00 00 01 A2</text:p>
      <text:p text:style-name="P74"/>
      <text:p text:style-name="P74">sub<text:tab/>eax, ecx</text:p>
      <text:p text:style-name="P74"/>
      <text:p text:style-name="P74"><text:s text:c="2"/>75</text:p>
      <text:p text:style-name="P74">- 1A2</text:p>
      <text:p text:style-name="P74">-------</text:p>
      <text:p text:style-name="P74">FFFFFED3</text:p>
      <text:p text:style-name="P74"/>
      <text:p text:style-name="P74">resulting flags</text:p>
      <text:p text:style-name="P74">SF = 1, ZF = 0, OF = 0, PF = 0, CF = 1</text:p>
      <text:p text:style-name="P74"/>
      <text:p text:style-name="P74"/>
      <text:p text:style-name="P74"/>
      <text:p text:style-name="P74"/>
      <text:p text:style-name="P74"/>
      <text:p text:style-name="P74"/>
      <text:p text:style-name="P75"><text:soft-page-break/>DBW: 00 00 01 00</text:p>
      <text:p text:style-name="P75"/>
      <text:p text:style-name="P75">sub<text:tab/>DBW, 2</text:p>
      <text:p text:style-name="P75"/>
      <text:p text:style-name="P75">00 00 01 00</text:p>
      <text:p text:style-name="P75">- 00 00 00 02</text:p>
      <text:p text:style-name="P75">------</text:p>
      <text:p text:style-name="P75">00 00 00 FE</text:p>
      <text:p text:style-name="P75"/>
      <text:p text:style-name="P75">resulting flags</text:p>
      <text:p text:style-name="P75">SF = 0, ZF = 0, OF = 0, PF = 0, CF = 0</text:p>
      <text:p text:style-name="P75"/>
      <text:p text:style-name="P75"/>
      <text:p text:style-name="P75"/>
      <text:p text:style-name="P76">add<text:tab/>reg8, immediate_byte_size_number</text:p>
      <text:p text:style-name="P76">op code is 80 [MOD byte] [Memory Address of 1 byte], total 3 bytes</text:p>
      <text:p text:style-name="P76"/>
      <text:p text:style-name="P76">sub<text:tab/>reg8, immediate_byte_size_number</text:p>
      <text:p text:style-name="P76">op code is 80, same as add</text:p>
      <text:p text:style-name="P76"/>
      <text:p text:style-name="P76">add<text:tab/>al, byte</text:p>
      <text:p text:style-name="P76">sub<text:tab/>al, byte</text:p>
      <text:p text:style-name="P76">special op code for al add, 04, and for al sub, 2C</text:p>
      <text:p text:style-name="P76">op code and [MOD BYTE] total of 2 bytes</text:p>
      <text:p text:style-name="P76"/>
      <text:p text:style-name="P76"/>
      <text:p text:style-name="P76">add<text:tab/><text:tab/>memory, memory<text:tab/>;NOT allowed</text:p>
      <text:p text:style-name="P76">sub<text:tab/><text:tab/>memory, memory<text:tab/>;NOT allowed</text:p>
      <text:p text:style-name="P76"/>
      <text:p text:style-name="P76"/>
      <text:p text:style-name="P76"/>
      <text:p text:style-name="P76">7F FF FF FF</text:p>
      <text:p text:style-name="P76">+ <text:s text:c="14"/>1</text:p>
      <text:p text:style-name="P76">----------------</text:p>
      <text:p text:style-name="P76">80 00 00 00</text:p>
      <text:p text:style-name="P76"/>
      <text:p text:style-name="P76">Overflow, not enough space to store the number</text:p>
      <text:p text:style-name="P76"/>
      <text:p text:style-name="P77">EBX: 00 00 01 A2</text:p>
      <text:p text:style-name="P77">neg<text:tab/>EBX</text:p>
      <text:p text:style-name="P77"/>
      <text:p text:style-name="P77">1 00 00 00 00</text:p>
      <text:p text:style-name="P77">- 00 00 01 A2</text:p>
      <text:p text:style-name="P77">----------------</text:p>
      <text:p text:style-name="P77">FF FF FE 5E</text:p>
      <text:p text:style-name="P76"/>
      <text:p text:style-name="P77">resulting flag</text:p>
      <text:p text:style-name="P77">SF = 1, ZF = 0</text:p>
      <text:p text:style-name="P77"/>
      <text:p text:style-name="P78"><text:soft-page-break/>x, y, z<text:tab/>DWORD size</text:p>
      <text:p text:style-name="P78"/>
      <text:p text:style-name="P78">operations</text:p>
      <text:p text:style-name="P78"/>
      <text:p text:style-name="P78">- (x+y – 2z + 1)</text:p>
      <text:p text:style-name="P83">This is how the machine perform this arithmetic function</text:p>
      <text:p text:style-name="P79">temp1 ← x+y</text:p>
      <text:p text:style-name="P79">temp2 ← z</text:p>
      <text:p text:style-name="P79">temp2 ← temp2 + temp2<text:tab/>(same as temp2 * 2, <text:span text:style-name="T37">addition operation is faster in machine operation)</text:span></text:p>
      <text:p text:style-name="P80">temp3 ← temp1 – temp2</text:p>
      <text:p text:style-name="P81">increment temp3</text:p>
      <text:p text:style-name="P82">result← negate temp3</text:p>
      <text:p text:style-name="P82"/>
      <text:p text:style-name="P84">so in assembly,</text:p>
      <text:p text:style-name="P84"/>
      <text:p text:style-name="P84">MOV<text:tab/>eax, x</text:p>
      <text:p text:style-name="P84">ADD<text:tab/>eax, y<text:tab/><text:tab/>;x + y</text:p>
      <text:p text:style-name="P84">MOV<text:tab/>ebx, <text:span text:style-name="T38">2</text:span></text:p>
      <text:p text:style-name="P84"><text:span text:style-name="T38">ADD</text:span><text:tab/>ebx, ebx<text:tab/>;2 + 2 <text:span text:style-name="T38">or z + z</text:span></text:p>
      <text:p text:style-name="P85">SUB<text:tab/>eax, ebx<text:tab/>; (x+y) – (z+z)</text:p>
      <text:p text:style-name="P85">INC<text:tab/>eax<text:tab/><text:tab/>;+1</text:p>
      <text:p text:style-name="P85">NEG<text:tab/>eax<text:tab/><text:tab/>;Negate → -(x+y – z+z + 1) <text:s/>becomes 2's complement</text:p>
      <text:p text:style-name="P85"/>
      <text:p text:style-name="P307"/>
      <text:p text:style-name="P85"/>
      <text:p text:style-name="P86">Multiplication Instructions</text:p>
      <text:p text:style-name="P92"/>
      <text:p text:style-name="P93">Two operations</text:p>
      <text:p text:style-name="P87"><text:span text:style-name="T39">MUL<text:tab/>unsigned operations <text:s/></text:span><text:span text:style-name="T40">(only positive numbers)</text:span></text:p>
      <text:p text:style-name="P93">IMUL<text:tab/>signed operations</text:p>
      <text:p text:style-name="P93"/>
      <text:p text:style-name="P94">Syntax</text:p>
      <text:p text:style-name="P94"/>
      <text:p text:style-name="P94">MUL<text:tab/>Source<text:tab/><text:tab/>;default operand is the A register, EAX, RAX, AX, AH, AL, etc</text:p>
      <text:p text:style-name="P95">MUL<text:tab/>8<text:tab/><text:tab/>;Not allowed. Can't use immediate number</text:p>
      <text:p text:style-name="P95">MUL<text:tab/>mem1<text:tab/><text:tab/>;From memory operation is allowed</text:p>
      <text:p text:style-name="P95"/>
      <text:p text:style-name="P95">Example</text:p>
      <text:p text:style-name="P88"><text:span text:style-name="T39">MUL<text:tab/>BL<text:tab/><text:tab/>;AL * BL </text:span><text:span text:style-name="T41">= AX</text:span></text:p>
      <text:p text:style-name="P96">[AH][AL] == [AX]</text:p>
      <text:p text:style-name="P96"/>
      <text:p text:style-name="P308"/>
      <text:p text:style-name="P96"/>
      <text:p text:style-name="P96"/>
      <text:p text:style-name="P96"/>
      <text:p text:style-name="P96"/>
      <text:p text:style-name="P96"/>
      <text:p text:style-name="P96"/>
      <text:p text:style-name="P96"><text:soft-page-break/>0110<text:tab/>6</text:p>
      <text:p text:style-name="P96">1010<text:tab/>10</text:p>
      <text:p text:style-name="P96">------------</text:p>
      <text:p text:style-name="P96"><text:tab/>0000</text:p>
      <text:p text:style-name="P96"><text:s text:c="9"/>0110</text:p>
      <text:p text:style-name="P96"><text:s text:c="6"/>0000</text:p>
      <text:p text:style-name="P96"><text:s text:c="3"/>0110</text:p>
      <text:p text:style-name="P96">-----------</text:p>
      <text:p text:style-name="P96">0111100 <text:s text:c="4"/>60</text:p>
      <text:p text:style-name="P96"/>
      <text:p text:style-name="P96"/>
      <text:p text:style-name="P96">MUL<text:tab/>BX<text:tab/><text:tab/>;AX * BX, word size multiplied by word size becomes double word size</text:p>
      <text:p text:style-name="P96">it becomes concatenated with DX:AX to store the size</text:p>
      <text:p text:style-name="P96"/>
      <text:p text:style-name="P96">MUL<text:tab/>EBX<text:tab/><text:tab/>;EAX * EBX, double word size multiplication</text:p>
      <text:p text:style-name="P96">it becomes concatenated with EDX:EAX</text:p>
      <text:p text:style-name="P96"/>
      <text:p text:style-name="P97">MUL<text:tab/>RBX<text:tab/><text:tab/>;RBX * RAX</text:p>
      <text:p text:style-name="P97">it becomes concatenated with RDX:RAX</text:p>
      <text:p text:style-name="P97"/>
      <text:p text:style-name="P97">Flag operators</text:p>
      <text:p text:style-name="P97"/>
      <text:p text:style-name="P97">Carry Flag, CF, and Overflow Flag, OF</text:p>
      <text:p text:style-name="P97"/>
      <text:p text:style-name="P98">Higher Order:Lower Order == DX:AX, EDX:EAX, etc</text:p>
      <text:p text:style-name="P98"/>
      <text:p text:style-name="P98">When multiplication can't store anything in the higher order, overflow happens</text:p>
      <text:p text:style-name="P98"/>
      <text:p text:style-name="P99">EAX: 00 00 00 0A</text:p>
      <text:p text:style-name="P99">MUL<text:tab/>EAX<text:tab/><text:tab/>;EAX*EAX ==&gt; EDX:EAX</text:p>
      <text:p text:style-name="P99">10 * 10 = 100 <text:s/>100 is 64 in hexadecimal</text:p>
      <text:p text:style-name="P99">EDX = 00 00 00 00</text:p>
      <text:p text:style-name="P99">EAX = 00 00 00 64</text:p>
      <text:p text:style-name="P99">so in total <text:s text:c="2"/>00 00 00 00:00 00 00 64</text:p>
      <text:p text:style-name="P99">Flag operators, CF = 0, OF = 0</text:p>
      <text:p text:style-name="P99"/>
      <text:p text:style-name="P100">factor<text:tab/>BYTE<text:tab/>FF</text:p>
      <text:p text:style-name="P100">AX: ?? 05<text:tab/><text:tab/>;assume AX has something 05</text:p>
      <text:p text:style-name="P101">MUL<text:tab/>factor<text:tab/><text:tab/>;byte size operation, then resulting register is FF*AL which becomes AX</text:p>
      <text:p text:style-name="P101">FF is 255</text:p>
      <text:p text:style-name="P101">255 * 5 = 1275</text:p>
      <text:p text:style-name="P101">1275 in hex is 4FB</text:p>
      <text:p text:style-name="P101">Flag operators, CF = 1, and OF = 1, <text:s/>4FB can't be stored in byte size, <text:s/>4|FB</text:p>
      <text:p text:style-name="P101"/>
      <text:p text:style-name="P101"/>
      <text:p text:style-name="P101"/>
      <text:p text:style-name="P101"/>
      <text:p text:style-name="P101"/>
      <text:p text:style-name="P101"/>
      <text:p text:style-name="P102"><text:soft-page-break/>IMUL<text:tab/>Source</text:p>
      <text:p text:style-name="P102">IMUL<text:tab/>register, source</text:p>
      <text:p text:style-name="P102">IMUL<text:tab/>register, source, immediate_number</text:p>
      <text:p text:style-name="P102"/>
      <text:p text:style-name="P103">Again, A register is the default operand (Accumulator)</text:p>
      <text:p text:style-name="P103"/>
      <text:p text:style-name="P103">AL * BYTE → result stored into AX</text:p>
      <text:p text:style-name="P103">AX * WORD → result stored into DX:AX</text:p>
      <text:p text:style-name="P103">EAX * DWORD → result stored into EDX:EAX</text:p>
      <text:p text:style-name="P104">RAX * QWORD → result stored into RDX:RAX</text:p>
      <text:p text:style-name="P104"/>
      <text:p text:style-name="P105">Carry Flag and Overflow Flag</text:p>
      <text:p text:style-name="P89"><text:span text:style-name="T39">Lower Order signed bit extension<text:tab/>1…..111:100101….<text:tab/>no overflow, </text:span><text:span text:style-name="T42">no carry flag</text:span></text:p>
      <text:p text:style-name="P105"><text:tab/><text:tab/><text:tab/><text:tab/><text:tab/>0….1010:100010… <text:s text:c="3"/>overflow happens</text:p>
      <text:p text:style-name="P105"/>
      <text:p text:style-name="P106">IMUL<text:tab/>areg16, breg16</text:p>
      <text:p text:style-name="P107">IMUL<text:tab/>areg32, breg32</text:p>
      <text:p text:style-name="P107">IMUL<text:tab/>reg16, mem_word</text:p>
      <text:p text:style-name="P107">IMUL<text:tab/>reg32, mem_dword</text:p>
      <text:p text:style-name="P107">IMUL<text:tab/>reg16, immediate_byte</text:p>
      <text:p text:style-name="P107">IMUL<text:tab/>reg16, immediate_word</text:p>
      <text:p text:style-name="P108">IMUL<text:tab/>reg32, immediate_byte</text:p>
      <text:p text:style-name="P108">IMUL<text:tab/>reg32, immediated_dword</text:p>
      <text:p text:style-name="P108"/>
      <text:p text:style-name="P109">Carry Flag and Overflow Flag</text:p>
      <text:p text:style-name="P109">result doesn't fit into register, CF=1 OF=1</text:p>
      <text:p text:style-name="P109"/>
      <text:p text:style-name="P110">IMUL<text:tab/>reg, source, immediate_num</text:p>
      <text:p text:style-name="P111">IMUL<text:tab/>eax, num1, 9<text:tab/><text:tab/><text:tab/>;9*num1 result stored in eax register</text:p>
      <text:p text:style-name="P111"/>
      <text:p text:style-name="P111">IMUL<text:tab/>reg16, reg16, BYTE/WORD</text:p>
      <text:p text:style-name="P111">IMUL<text:tab/>reg16, mem_word, BYTE/WORD</text:p>
      <text:p text:style-name="P111">IMUL<text:tab/>reg32, reg32, BYTE/DWORD</text:p>
      <text:p text:style-name="P111">IMUL<text:tab/>reg32, mem_dword, BYTE/DWORD</text:p>
      <text:p text:style-name="P109"/>
      <text:p text:style-name="P109"/>
      <text:p text:style-name="P90">DIVISION OPERATION</text:p>
      <text:p text:style-name="P112"/>
      <text:p text:style-name="P112">in multiplication case</text:p>
      <text:p text:style-name="P112">multiplicand * multiplier = product</text:p>
      <text:p text:style-name="P112"/>
      <text:p text:style-name="P112">in division case</text:p>
      <text:p text:style-name="P112"/>
      <text:p text:style-name="P112">dividend / divisor = quotient or in rather term, [Remainder][Quotient]</text:p>
      <text:p text:style-name="P112"/>
      <text:p text:style-name="P112"/>
      <text:p text:style-name="P112"/>
      <text:p text:style-name="P112"/>
      <text:p text:style-name="P112"/>
      <text:p text:style-name="P112"><text:soft-page-break/>div<text:tab/>BX<text:tab/><text:tab/>unsigned operation</text:p>
      <text:p text:style-name="P112">idiv<text:tab/>BX<text:tab/><text:tab/>signed operations</text:p>
      <text:p text:style-name="P112"/>
      <text:p text:style-name="P112">DWORD size operation, then this means AX / BX</text:p>
      <text:p text:style-name="P112">result is cocantenated, [DX = Remainder:][AX = Quotient]</text:p>
      <text:p text:style-name="P112"/>
      <text:p text:style-name="P112">div<text:tab/>BL</text:p>
      <text:p text:style-name="P112"/>
      <text:p text:style-name="P112">BYTE size operation, then this means AX / BL</text:p>
      <text:p text:style-name="P112">then result is [AH = Remainder][AL = Quotient]</text:p>
      <text:p text:style-name="P109"/>
      <text:p text:style-name="P112">div<text:tab/>EBX</text:p>
      <text:p text:style-name="P112"/>
      <text:p text:style-name="P112">DWORD size operation, EAX / EBX</text:p>
      <text:p text:style-name="P112">result is [EDX = Remainder:][EAX = Quotient]</text:p>
      <text:p text:style-name="P112"/>
      <text:p text:style-name="P112">div<text:tab/>RBX</text:p>
      <text:p text:style-name="P112"/>
      <text:p text:style-name="P112">QWORD size operation, RAX / RBX</text:p>
      <text:p text:style-name="P112">result is [RDX = Remainder:][RAX = Quotient]</text:p>
      <text:p text:style-name="P112"/>
      <text:p text:style-name="P113">Unsigned case: How to form the dividend?</text:p>
      <text:p text:style-name="P114">First, we have to move the dividend to the A register</text:p>
      <text:p text:style-name="P115">Example, for AX, we place Zero into the DX register, then the dividend into the AX register</text:p>
      <text:p text:style-name="P115"/>
      <text:p text:style-name="P116">So say we want to perform 9 / 5</text:p>
      <text:p text:style-name="P116"/>
      <text:p text:style-name="P116">MOV 9 to BX</text:p>
      <text:p text:style-name="P116">MOV 5 to AX</text:p>
      <text:p text:style-name="P116">MOV 0 to DX</text:p>
      <text:p text:style-name="P116">DIV BX</text:p>
      <text:p text:style-name="P112"/>
      <text:p text:style-name="P117">Signed number operation</text:p>
      <text:p text:style-name="P117"/>
      <text:p text:style-name="P117">-9 / 5</text:p>
      <text:p text:style-name="P117"/>
      <text:p text:style-name="P117">MOV -9 to BX</text:p>
      <text:p text:style-name="P117">MOV 5 to AX</text:p>
      <text:p text:style-name="P117">MOV F to DX (sign extension)</text:p>
      <text:p text:style-name="P117"><text:span text:style-name="T47">I</text:span>DIV BX</text:p>
      <text:p text:style-name="P117"/>
      <text:p text:style-name="P118">CBW<text:tab/><text:tab/>Byte to Word</text:p>
      <text:p text:style-name="P118">CWD<text:tab/><text:tab/>Word to Dword</text:p>
      <text:p text:style-name="P118">CDQ<text:tab/><text:tab/>Dword to Qword</text:p>
      <text:p text:style-name="P118">CQO<text:tab/><text:tab/>Qword to OctalWord</text:p>
      <text:p text:style-name="P112"/>
      <text:p text:style-name="P112"/>
      <text:p text:style-name="P112"/>
      <text:p text:style-name="P112"/>
      <text:p text:style-name="P119"><text:soft-page-break/>div<text:tab/>source(divisor, can be register or memory only)</text:p>
      <text:p text:style-name="P120">idiv<text:tab/>source(sam<text:span text:style-name="T48">e as div)</text:span></text:p>
      <text:p text:style-name="P120"/>
      <text:p text:style-name="P121">dividend / divisor = Quotient, Remainder</text:p>
      <text:p text:style-name="P121">7 / 3 = 2, 1</text:p>
      <text:p text:style-name="P121">-7 / 3 = -2, -1</text:p>
      <text:p text:style-name="P121">7 / -3 = -2, 1</text:p>
      <text:p text:style-name="P121">-7 / -3 = 2, -1</text:p>
      <text:p text:style-name="P121"/>
      <text:p text:style-name="P122">EDX: 00 00 00 00</text:p>
      <text:p text:style-name="P122">EAX: 00 00 00 64<text:tab/>100 in decimal</text:p>
      <text:p text:style-name="P123">EBX: 00 00 00 0D<text:tab/>13 in decimal</text:p>
      <text:p text:style-name="P122"/>
      <text:p text:style-name="P123">div<text:tab/>ebx<text:tab/><text:tab/>100 / 13</text:p>
      <text:p text:style-name="P123"/>
      <text:p text:style-name="P123">Result</text:p>
      <text:p text:style-name="P123">EAX: 00 00 00 07<text:tab/>quotient is 7</text:p>
      <text:p text:style-name="P123">EDX: 00 00 00 09<text:tab/>remainder is 9</text:p>
      <text:p text:style-name="P123">7 * 13 = 91, + 9 remainder</text:p>
      <text:p text:style-name="P123"/>
      <text:p text:style-name="P123">AX: FE 01<text:tab/><text:tab/>-51 in decimal</text:p>
      <text:p text:style-name="P123">BL: E0<text:tab/><text:tab/><text:tab/>-32 in decimal</text:p>
      <text:p text:style-name="P123"/>
      <text:p text:style-name="P123">idiv<text:tab/>bl<text:tab/><text:tab/>-51 / -32</text:p>
      <text:p text:style-name="P123"/>
      <text:p text:style-name="P123">Result</text:p>
      <text:p text:style-name="P123">AX: [AH][AL]</text:p>
      <text:p text:style-name="P123">AH: E1<text:tab/><text:tab/>Remainder</text:p>
      <text:p text:style-name="P123">AL: 0F<text:tab/><text:tab/><text:tab/>Quotient</text:p>
      <text:p text:style-name="P122"/>
      <text:p text:style-name="P122"/>
      <text:p text:style-name="P122"/>
      <text:p text:style-name="P124">AX: FE01<text:tab/><text:tab/>65025 in decimal</text:p>
      <text:p text:style-name="P124">BL: FF<text:tab/><text:tab/><text:tab/>255 in decimal </text:p>
      <text:p text:style-name="P122"/>
      <text:p text:style-name="P124">div<text:tab/>bl<text:tab/><text:tab/>unsigned division</text:p>
      <text:p text:style-name="P124"/>
      <text:p text:style-name="P124">Result<text:tab/><text:tab/><text:tab/>65025 / 255 = 255 Remainder 0</text:p>
      <text:p text:style-name="P124">AX: [AH][AL]</text:p>
      <text:p text:style-name="P124">AH: 00<text:tab/><text:tab/>Remainder = 0</text:p>
      <text:p text:style-name="P124">AL: FF<text:tab/><text:tab/>Quotient = 255</text:p>
      <text:p text:style-name="P124"/>
      <text:p text:style-name="P124"/>
      <text:p text:style-name="P124"/>
      <text:p text:style-name="P124"/>
      <text:p text:style-name="P124"/>
      <text:p text:style-name="P124"/>
      <text:p text:style-name="P124"/>
      <text:p text:style-name="P124"/>
      <text:p text:style-name="P125"><text:soft-page-break/>Double Sized Dividend</text:p>
      <text:p text:style-name="P125"/>
      <text:p text:style-name="P125">Unsigned:</text:p>
      <text:p text:style-name="P125"><text:tab/>Mov zero to higher register</text:p>
      <text:p text:style-name="P125"><text:tab/>mov dividend to lower register</text:p>
      <text:p text:style-name="P125"/>
      <text:p text:style-name="P125">Signed:</text:p>
      <text:p text:style-name="P125"><text:tab/><text:span text:style-name="T49">Mov dividend to lower register</text:span></text:p>
      <text:p text:style-name="P125"><text:tab/><text:span text:style-name="T49">sign extension, cbw, cwd, cdq, cqo, to higher register</text:span></text:p>
      <text:p text:style-name="P125"/>
      <text:p text:style-name="P126">EDX: FF FF FF FF<text:tab/>;-1 in decimal</text:p>
      <text:p text:style-name="P126">EAX: FF FF FF 9C<text:tab/>;1 00 00 00 00</text:p>
      <text:p text:style-name="P126"><text:tab/><text:tab/><text:tab/>- <text:s text:c="2"/>FF FF FF 9C</text:p>
      <text:p text:style-name="P126"><text:tab/><text:tab/><text:tab/>00 00 00 64 which is -100 in decimal</text:p>
      <text:p text:style-name="P126"/>
      <text:p text:style-name="P126"/>
      <text:p text:style-name="P126">idiv<text:tab/>ECX<text:tab/><text:tab/>;assume ecx contains -13 in decimal</text:p>
      <text:p text:style-name="P126"><text:tab/><text:tab/><text:tab/>;-100 / -13, quotient = 7, remainder = -9</text:p>
      <text:p text:style-name="P126"><text:tab/><text:tab/><text:tab/>; 9 in binary is 0000 1001</text:p>
      <text:p text:style-name="P126"><text:tab/><text:tab/><text:tab/>; 2's complement of 9, 1111 0110 + 1 = 1111 0111 which is F7</text:p>
      <text:p text:style-name="P126">Result</text:p>
      <text:p text:style-name="P126">EDX: FF FF FF F7<text:tab/>remainder is -9</text:p>
      <text:p text:style-name="P126">EAX: 00 00 00 07<text:tab/>quotient is 7</text:p>
      <text:p text:style-name="P126"/>
      <text:p text:style-name="P126"/>
      <text:p text:style-name="P128">Changing size operation</text:p>
      <text:p text:style-name="P127">EAX: FF FF FA 13</text:p>
      <text:p text:style-name="P127">EDX: ?? ?? ?? ??</text:p>
      <text:p text:style-name="P127"/>
      <text:p text:style-name="P128">cdq</text:p>
      <text:p text:style-name="P128"/>
      <text:p text:style-name="P128">Result</text:p>
      <text:p text:style-name="P128">EDX: FF FF FF FF</text:p>
      <text:p text:style-name="P128"/>
      <text:p text:style-name="P128"/>
      <text:p text:style-name="P128"/>
      <text:p text:style-name="P128"/>
      <text:p text:style-name="P129">Fahrenheit conversion formula: (9/5) * Celsius + 32</text:p>
      <text:p text:style-name="P129"/>
      <text:p text:style-name="P129">.<text:span text:style-name="T50">DATA</text:span></text:p>
      <text:p text:style-name="P130">cTemp<text:tab/><text:tab/>DWORD<text:tab/>35<text:tab/><text:tab/>;Given Celsius temperature</text:p>
      <text:p text:style-name="P130">fTemp<text:tab/><text:tab/>DWORD<text:tab/>?</text:p>
      <text:p text:style-name="P134">fTemp_string<text:tab/>BYTE<text:tab/><text:tab/>11 dup(?)</text:p>
      <text:p text:style-name="P130"/>
      <text:p text:style-name="P130">.CODE</text:p>
      <text:p text:style-name="P130">main<text:tab/><text:tab/>PROC</text:p>
      <text:p text:style-name="P130">mov<text:tab/>eax, cTemp<text:tab/><text:tab/>;Start with Celsius temperature</text:p>
      <text:p text:style-name="P130">imul<text:tab/>eax, 9<text:tab/><text:tab/><text:tab/>;C*35 =&gt; 9*35, <text:span text:style-name="T51">result is 315</text:span></text:p>
      <text:p text:style-name="P131">add<text:tab/>eax, 2<text:tab/><text:tab/><text:tab/>;rounding factor for division ti get closer to actual quotient value, 317</text:p>
      <text:p text:style-name="P131"><text:soft-page-break/>mov<text:tab/>ebx, 5<text:tab/><text:tab/><text:tab/>;divisor 5 into ebx</text:p>
      <text:p text:style-name="P132">cdq<text:tab/><text:tab/><text:tab/><text:tab/>;change dword to qword prepare for division</text:p>
      <text:p text:style-name="P132">idiv<text:tab/>ebx<text:tab/><text:tab/><text:tab/>;(c*9)/5</text:p>
      <text:p text:style-name="P132">add<text:tab/>eax, 32<text:tab/><text:tab/><text:tab/>;(c*9/5) + 32</text:p>
      <text:p text:style-name="P132">mov<text:tab/>ftemp, eax<text:tab/><text:tab/>;save result</text:p>
      <text:p text:style-name="P133">dtoa<text:tab/>ftemp_string, ftemp<text:tab/>;convert to string value to display</text:p>
      <text:p text:style-name="P135">output<text:tab/>label, ftemp_string</text:p>
      <text:p text:style-name="P135"/>
      <text:p text:style-name="P91">REVIEW FOR EXAM</text:p>
      <text:p text:style-name="P135"/>
      <text:p text:style-name="P136">[CPU: <text:span text:style-name="T52">CU</text:span>/ALU]<text:tab/><text:tab/>[Memory]<text:tab/><text:tab/>[Input/Output]</text:p>
      <text:p text:style-name="P136"><text:s text:c="12"/>|<text:tab/><text:tab/><text:tab/> <text:s text:c="6"/>|<text:tab/><text:tab/><text:tab/><text:tab/>|</text:p>
      <text:p text:style-name="P136">|----------------------Connected by 2 BUS systems---------------------|</text:p>
      <text:p text:style-name="P136"/>
      <text:p text:style-name="P137">CPU → Memory → <text:span text:style-name="T52">[small cpu hardward I/O controller] → </text:span>I/O</text:p>
      <text:p text:style-name="P137">CPU → Memory and I/O</text:p>
      <text:p text:style-name="P137"/>
      <text:p text:style-name="P140">Per Instruction</text:p>
      <text:p text:style-name="P138">1) Fetch</text:p>
      <text:p text:style-name="P138">2) Decode</text:p>
      <text:p text:style-name="P138">3) Execute</text:p>
      <text:p text:style-name="P139">4) Store Results <text:span text:style-name="T53">back to memory</text:span></text:p>
      <text:p text:style-name="P139"/>
      <text:p text:style-name="P139"/>
      <text:p text:style-name="P141">Operating System</text:p>
      <text:p text:style-name="P141"/>
      <text:p text:style-name="P142">Time Sharing System</text:p>
      <text:p text:style-name="P143">[CPU] → perform 100 clocks per program/instruction</text:p>
      <text:p text:style-name="P143">[CPU] → p1, p2, p3, p4 ……</text:p>
      <text:p text:style-name="P143">Because p3 may just be a short operation and p1 may be a very long operation so the CPU will perform 100 clocks on p1, then jump to 100 clocks on p2, and so on then it will loop back again to p1.</text:p>
      <text:p text:style-name="P143"/>
      <text:p text:style-name="P144">Binary #</text:p>
      <text:p text:style-name="P144">Hex #</text:p>
      <text:p text:style-name="P144">1's Complement</text:p>
      <text:p text:style-name="P144">2's Complement</text:p>
      <text:p text:style-name="P144">ASCII Code</text:p>
      <text:p text:style-name="P144">BCD</text:p>
      <text:p text:style-name="P144">1975<text:tab/>=<text:tab/>0001 1001 0111 0101)b, convert to hex it becomes 1975)h, never any letters</text:p>
      <text:p text:style-name="P144"/>
      <text:p text:style-name="P145">Unsigned = you can represent numbers 0 ~ 2<text:span text:style-name="T56">n</text:span><text:span text:style-name="T54"> – 1 <text:s/>from 000...000 to 111...111</text:span></text:p>
      <text:p text:style-name="P145"><text:span text:style-name="T54">Signed = you can represent numbers -2</text:span><text:span text:style-name="T56">n-1</text:span><text:span text:style-name="T54"> ~ +2</text:span><text:span text:style-name="T56">n-1</text:span><text:span text:style-name="T54"> – 1</text:span></text:p>
      <text:p text:style-name="P148"/>
      <text:p text:style-name="P146"><text:span text:style-name="T54">Addition and Sub</text:span><text:span text:style-name="T55">traction</text:span></text:p>
      <text:p text:style-name="P149"/>
      <text:p text:style-name="P147"><text:span text:style-name="T55">S</text:span><text:span text:style-name="T54">ame operand sign: overflow may happen</text:span></text:p>
      <text:p text:style-name="P150">Opposite operand sign: no overflow</text:p>
      <text:p text:style-name="P151">If carry into the sign bit, BUT no carry out, then overflow</text:p>
      <text:p text:style-name="P151">If no carry into the sign bit, BUT there's a carry out, then overflow</text:p>
      <text:p text:style-name="P249"><text:soft-page-break/>Translation Steps</text:p>
      <text:p text:style-name="P152">Lexical→Syntax→Semantic→Code Genrator→ Assembly Code→ Assembler→ Object Code→ Linker→ Relocatable (.DATA starts from address zero)→<text:span text:style-name="T57"> Operating System Loader</text:span></text:p>
      <text:p text:style-name="P152"/>
      <text:p text:style-name="P153">Compilation</text:p>
      <text:p text:style-name="P153">Interpreter</text:p>
      <text:p text:style-name="P153"/>
      <text:p text:style-name="P153">At run time:<text:tab/>p1→ Interpreter → Output</text:p>
      <text:p text:style-name="P154">At run time:<text:tab/>[Compile Time: p1→ compiler ]→ [Run Time: p1.data → object → output]</text:p>
      <text:p text:style-name="P154"/>
      <text:p text:style-name="P154"/>
      <text:p text:style-name="P250">Overflow checking</text:p>
      <text:p text:style-name="P155"/>
      <text:p text:style-name="P155">If signs of operands are the same, operand sign does not equal result sign: Overflow may happen</text:p>
      <text:p text:style-name="P155">Carry into sign bit, but no carry out: Overflow happens</text:p>
      <text:p text:style-name="P155">Carry out of sign bit, but no carry in: Overflow happens</text:p>
      <text:p text:style-name="P155"/>
      <text:p text:style-name="P250">Floating Point<text:span text:style-name="T39"> – </text:span>Single Precision – 32 bits<text:span text:style-name="T39">, </text:span>Double Precision – 64 bits<text:span text:style-name="T39"> : Float:Double</text:span></text:p>
      <text:p text:style-name="P155"/>
      <text:p text:style-name="P158">REAL4<text:tab/>4 bytes: 32 bits</text:p>
      <text:p text:style-name="P158">REAL8<text:tab/>8 bytes: 64 bits</text:p>
      <text:p text:style-name="P158">REAL10</text:p>
      <text:p text:style-name="P158"/>
      <text:p text:style-name="P158">45.5 in decimal</text:p>
      <text:p text:style-name="P158">45 in binary:<text:tab/><text:tab/>101101</text:p>
      <text:p text:style-name="P158">.5 in binary:<text:tab/><text:tab/>.1</text:p>
      <text:p text:style-name="P158">Combine:<text:tab/><text:tab/>101101.1</text:p>
      <text:p text:style-name="P158">Scientific Format:<text:tab/>1.011011 * 2^5</text:p>
      <text:p text:style-name="P158">Single Precision:</text:p>
      <text:p text:style-name="P158">Sign[ ] Exponent[ ] Fraction[ ]<text:tab/>bias: 127</text:p>
      <text:p text:style-name="P158">Positive sign = 0</text:p>
      <text:p text:style-name="P158">Exponent = 127 + 5 = 132 = 10000100</text:p>
      <text:p text:style-name="P158">Fraction = 011011</text:p>
      <text:p text:style-name="P158">Combine:<text:tab/>[0] [1000 0100] [011 0110 0000 0000 0000 0000] or 42360000 in hexadecimal</text:p>
      <text:p text:style-name="P158"/>
      <text:p text:style-name="P158"/>
      <text:p text:style-name="P251">Memory 32 bit address</text:p>
      <text:p text:style-name="P158"/>
      <text:p text:style-name="P158">18A3:5B27<text:tab/>The : is a hidden 0</text:p>
      <text:p text:style-name="P158">Therefore the address of it is 18A30 to 5B27</text:p>
      <text:p text:style-name="P158"/>
      <text:p text:style-name="P159">Registers</text:p>
      <text:p text:style-name="P159">A<text:tab/>AX<text:tab/>EAX<text:tab/>RAX</text:p>
      <text:p text:style-name="P159">C<text:tab/>CX<text:tab/>ECX<text:tab/>RCX</text:p>
      <text:p text:style-name="P159">D<text:tab/>DX<text:tab/>EDX<text:tab/>RDX</text:p>
      <text:p text:style-name="P159">B<text:tab/>BX<text:tab/>EBX<text:tab/>RBX</text:p>
      <text:p text:style-name="P159"/>
      <text:p text:style-name="P159"/>
      <text:p text:style-name="P159"/>
      <text:p text:style-name="P159"><text:soft-page-break/>AL<text:tab/>000</text:p>
      <text:p text:style-name="P159">CL<text:tab/>001</text:p>
      <text:p text:style-name="P159">DL<text:tab/>010</text:p>
      <text:p text:style-name="P159">BL<text:tab/>011</text:p>
      <text:p text:style-name="P159">AH<text:tab/>100</text:p>
      <text:p text:style-name="P159">CH<text:tab/>101</text:p>
      <text:p text:style-name="P159">DH<text:tab/>110</text:p>
      <text:p text:style-name="P159">BH<text:tab/>111</text:p>
      <text:p text:style-name="P159"/>
      <text:p text:style-name="P252">Flag Register</text:p>
      <text:p text:style-name="P252"/>
      <text:p text:style-name="P156">OF, CF, ZF, SF, PF</text:p>
      <text:p text:style-name="P156"/>
      <text:p text:style-name="P156">Input/Output – (Memory_Map, Port_Map)</text:p>
      <text:p text:style-name="P156"/>
      <text:p text:style-name="P157">[CPU]<text:tab/><text:tab/><text:tab/>[Memory]<text:tab/><text:tab/>[I/O]</text:p>
      <text:p text:style-name="P157"><text:s text:c="3"/>|<text:tab/><text:tab/><text:tab/> <text:s text:c="6"/>|<text:tab/><text:tab/><text:tab/> <text:s text:c="2"/>|</text:p>
      <text:p text:style-name="P157">----------------------------BUS--------------------------</text:p>
      <text:p text:style-name="P157"/>
      <text:p text:style-name="P157"/>
      <text:p text:style-name="P157"/>
      <text:p text:style-name="P253">Data</text:p>
      <text:p text:style-name="P160"/>
      <text:p text:style-name="P160">Byte, Word, Dword, Qword</text:p>
      <text:p text:style-name="P160"/>
      <text:p text:style-name="P160">Multiple Data</text:p>
      <text:p text:style-name="P160"/>
      <text:p text:style-name="P160">double1<text:tab/>DWORD<text:tab/>0, 1</text:p>
      <text:p text:style-name="P160"/>
      <text:p text:style-name="P253"><text:span text:style-name="T43">[</text:span><text:span text:style-name="T39">double1 = 0</text:span><text:span text:style-name="T43">]</text:span></text:p>
      <text:p text:style-name="P253"><text:span text:style-name="T43">[</text:span><text:span text:style-name="T39">double1+4 = 1</text:span><text:span text:style-name="T43">]</text:span></text:p>
      <text:p text:style-name="P161"/>
      <text:p text:style-name="P254"><text:span text:style-name="T43">d</text:span><text:span text:style-name="T39">1<text:tab/>DWORD<text:tab/>100 dup(15)</text:span></text:p>
      <text:p text:style-name="P162"/>
      <text:p text:style-name="P162">creates an array with 100 elements with initial value 15</text:p>
      <text:p text:style-name="P162"/>
      <text:p text:style-name="P255">Operands</text:p>
      <text:p text:style-name="P163"/>
      <text:p text:style-name="P163">Direct Memory operation</text:p>
      <text:p text:style-name="P163">mov<text:tab/>sum, eax</text:p>
      <text:p text:style-name="P163"/>
      <text:p text:style-name="P163">Indirect Memory operation</text:p>
      <text:p text:style-name="P163">mov<text:tab/>[ebx], eax</text:p>
      <text:p text:style-name="P164">Size is not given in [ebx] pointer, so you need to make it a dword pointer</text:p>
      <text:p text:style-name="P165">mov<text:tab/>dword ptr[ebx], eax</text:p>
      <text:p text:style-name="P164"/>
      <text:p text:style-name="P256"><text:span text:style-name="T39">add<text:tab/>eax, [ebx]<text:tab/></text:span><text:span text:style-name="T44">indirect</text:span></text:p>
      <text:p text:style-name="P166"/>
      <text:p text:style-name="P166"/>
      <text:p text:style-name="P257"><text:soft-page-break/>Copy</text:p>
      <text:p text:style-name="P167"/>
      <text:p text:style-name="P167">mov<text:tab/>dest, source</text:p>
      <text:p text:style-name="P167"/>
      <text:p text:style-name="P167">mov<text:tab/>reg8, reg8</text:p>
      <text:p text:style-name="P167">mov<text:tab/>reg8, mem_byte</text:p>
      <text:p text:style-name="P167">mov<text:tab/>mem_byte, reg8</text:p>
      <text:p text:style-name="P167"/>
      <text:p text:style-name="P167">mov <text:tab/>num1, 100</text:p>
      <text:p text:style-name="P168">op code is 66, mod byte is 05, and addressing number 100 is 64 in hex</text:p>
      <text:p text:style-name="P168"/>
      <text:p text:style-name="P168">mod byte [05] = [0000 0101]</text:p>
      <text:p text:style-name="P168">First two bits [00] mod, next three <text:s/>bits [000] is register, in this case it's dummy, next three bits [101] means it's direct memory operation</text:p>
      <text:p text:style-name="P168"/>
      <text:p text:style-name="P258">Multiplication</text:p>
      <text:p text:style-name="P169"/>
      <text:p text:style-name="P169">mul<text:tab/>bl</text:p>
      <text:p text:style-name="P169">AL * BL = [AH | AL] = [AX]</text:p>
      <text:p text:style-name="P169"/>
      <text:p text:style-name="P170">mul<text:tab/>bx</text:p>
      <text:p text:style-name="P170">AX * BX = [DX | AX] = [EAX]</text:p>
      <text:p text:style-name="P170"/>
      <text:p text:style-name="P170">mul<text:tab/>ebx</text:p>
      <text:p text:style-name="P170">eax * ebx = [edx | eax]</text:p>
      <text:p text:style-name="P170"/>
      <text:p text:style-name="P170"/>
      <text:p text:style-name="P171">imul<text:tab/>destreg, source, r/m/immediate</text:p>
      <text:p text:style-name="P171">source * r/m/immediate gets stored into destreg</text:p>
      <text:p text:style-name="P171"/>
      <text:p text:style-name="P171">imul<text:tab/>destreg, source/r/m</text:p>
      <text:p text:style-name="P171"/>
      <text:p text:style-name="P171">imul<text:tab/>bx</text:p>
      <text:p text:style-name="P171">ax * bx = [dx | ax]</text:p>
      <text:p text:style-name="P171">CF/OF = 1</text:p>
      <text:p text:style-name="P171">if higher register half is not sign extension from lower half, then overflow</text:p>
      <text:p text:style-name="P171"/>
      <text:p text:style-name="P172">signed division</text:p>
      <text:p text:style-name="P172">+ / + → q:+, r:+</text:p>
      <text:p text:style-name="P172">+ / - → q:-, r:+</text:p>
      <text:p text:style-name="P172">- / + → q:-, r:-</text:p>
      <text:p text:style-name="P171">- / - →<text:span text:style-name="T58"> q:+, r:+</text:span></text:p>
      <text:p text:style-name="P171"/>
      <text:p text:style-name="P171"/>
      <text:p text:style-name="P171"/>
      <text:p text:style-name="P171"/>
      <text:p text:style-name="P171"/>
      <text:p text:style-name="P171"/>
      <text:p text:style-name="P171"/>
      <text:p text:style-name="P173"><text:soft-page-break/>Before doing division operation, you must change the size of the output to store the quotient and remainder. That operation is</text:p>
      <text:p text:style-name="P173"/>
      <text:p text:style-name="P174">cbw<text:tab/><text:tab/>;change byte to word<text:tab/><text:tab/>ah | al</text:p>
      <text:p text:style-name="P174">cwd<text:tab/><text:tab/>;change word to double<text:tab/>dx | ax</text:p>
      <text:p text:style-name="P173">cdq<text:tab/><text:tab/>;change to quad word<text:tab/><text:tab/><text:span text:style-name="T59">edx | eax</text:span></text:p>
      <text:p text:style-name="P174">cqo<text:tab/><text:tab/>;change quad word to octal word<text:tab/>rdx | rax</text:p>
      <text:p text:style-name="P174"/>
      <text:p text:style-name="P175">AX: FE01<text:tab/>65025</text:p>
      <text:p text:style-name="P175">BX: FF<text:tab/>255</text:p>
      <text:p text:style-name="P175"/>
      <text:p text:style-name="P175">div<text:tab/>BL</text:p>
      <text:p text:style-name="P175"/>
      <text:p text:style-name="P175"/>
      <text:p text:style-name="P259">Looping and Branching <text:span text:style-name="T60">chapter 5</text:span></text:p>
      <text:p text:style-name="P259"/>
      <text:p text:style-name="P176">Jump instruction to produce loop instructions</text:p>
      <text:p text:style-name="P176">jmp<text:tab/><text:span text:style-name="T61">Label</text:span></text:p>
      <text:p text:style-name="P176"/>
      <text:p text:style-name="P177">forever:</text:p>
      <text:p text:style-name="P177">inc<text:tab/>ebx</text:p>
      <text:p text:style-name="P177">add<text:tab/>eax, ebx</text:p>
      <text:p text:style-name="P177">jmp<text:tab/>forever<text:tab/><text:tab/>;goes back to the label forever and repeats the instructions in between</text:p>
      <text:p text:style-name="P177"/>
      <text:p text:style-name="P177">jmp<text:tab/>is a direct jump (jumping to a label)</text:p>
      <text:p text:style-name="P177"/>
      <text:p text:style-name="P177">memory-indirect<text:tab/>jmp<text:tab/>target_address</text:p>
      <text:p text:style-name="P177">jmp<text:tab/>DWORD PTR [ebx] <text:s text:c="2"/>;<text:span text:style-name="T62">[xx xx xx xx] jump to wherever ebx points to</text:span></text:p>
      <text:p text:style-name="P177"/>
      <text:p text:style-name="P178">register-indirect</text:p>
      <text:p text:style-name="P178">jmp<text:tab/>ebx<text:tab/>;eip is assigned memory location of 100</text:p>
      <text:p text:style-name="P178"/>
      <text:p text:style-name="P179">CPU</text:p>
      <text:p text:style-name="P179">Execution Unit<text:tab/><text:tab/><text:tab/>Bus Interface Unit</text:p>
      <text:p text:style-name="P179">ALU<text:tab/><text:tab/><text:tab/><text:tab/><text:tab/>Instruction Queue</text:p>
      <text:p text:style-name="P179">CU<text:tab/><text:tab/><text:tab/><text:tab/><text:tab/><text:span text:style-name="T64">[ xxxxxxxxxx ]</text:span></text:p>
      <text:p text:style-name="P180">E[IP] <text:span text:style-name="T63">(Instruction Pointer)<text:tab/><text:tab/>+ offset</text:span></text:p>
      <text:p text:style-name="P180"/>
      <text:p text:style-name="P182">jmp<text:tab/>forever</text:p>
      <text:p text:style-name="P181">EB – Opcode<text:tab/><text:tab/><text:tab/>FB – Offset</text:p>
      <text:p text:style-name="P176"/>
      <text:p text:style-name="P183">Conditional Jump<text:tab/><text:span text:style-name="T65">Depends on the flag values</text:span></text:p>
      <text:p text:style-name="P184">jxx<text:tab/>target</text:p>
      <text:p text:style-name="P184"/>
      <text:p text:style-name="P184">cmp<text:tab/>op1, op2<text:tab/>;CF, OF, SF, ZF</text:p>
      <text:p text:style-name="P184">jz<text:tab/>label<text:tab/><text:tab/>;if value is zero, then jump to label</text:p>
      <text:p text:style-name="P171"/>
      <text:p text:style-name="P185">cmp<text:tab/>eax, 256<text:tab/><text:tab/>;ok</text:p>
      <text:p text:style-name="P185">cmp<text:tab/>wordop, 0d3ah<text:tab/>;ok</text:p>
      <text:p text:style-name="P185"><text:soft-page-break/>cmp<text:tab/>bh, '$'<text:tab/><text:tab/><text:tab/>;ok</text:p>
      <text:p text:style-name="P186">cmp<text:tab/>10, total<text:tab/><text:tab/>;not ok</text:p>
      <text:p text:style-name="P186"/>
      <text:p text:style-name="P187">cmp<text:tab/>eax, 100</text:p>
      <text:p text:style-name="P187">ja<text:tab/>higher<text:tab/><text:tab/>;Jump above if it's greater than 100</text:p>
      <text:p text:style-name="P187"/>
      <text:p text:style-name="P187">unsigned<text:tab/><text:tab/>signed</text:p>
      <text:p text:style-name="P187">ja-above<text:tab/><text:tab/>jg-greater</text:p>
      <text:p text:style-name="P187">jb-below<text:tab/><text:tab/>jl-less</text:p>
      <text:p text:style-name="P187">jae-above.equal<text:tab/>jge-greater.equal</text:p>
      <text:p text:style-name="P187">jbe-below.equal<text:tab/>jle-less.equal</text:p>
      <text:p text:style-name="P187"/>
      <text:p text:style-name="P188">Add Value to balance</text:p>
      <text:p text:style-name="P188"/>
      <text:p text:style-name="P188">if balance &lt; 0</text:p>
      <text:p text:style-name="P188">do something</text:p>
      <text:p text:style-name="P188">else if balance = 0</text:p>
      <text:p text:style-name="P188">do something</text:p>
      <text:p text:style-name="P188">else balace &gt; 0</text:p>
      <text:p text:style-name="P188">do something</text:p>
      <text:p text:style-name="P187"/>
      <text:p text:style-name="P188">add<text:tab/>balance, eax</text:p>
      <text:p text:style-name="P188">jns<text:tab/>else<text:span text:style-name="T66">Zero</text:span><text:tab/>;jump not sign flag. Checking if the sign flag is 1 or 0</text:p>
      <text:p text:style-name="P189">jmp<text:tab/>done</text:p>
      <text:p text:style-name="P188">;<text:span text:style-name="T66">If SF=1 then negative, if SF=0 then positive</text:span></text:p>
      <text:p text:style-name="P189">elseZero:</text:p>
      <text:p text:style-name="P189">do something</text:p>
      <text:p text:style-name="P189">jnz<text:tab/>positive<text:tab/>;jump to positive label if it's positive</text:p>
      <text:p text:style-name="P189">do something</text:p>
      <text:p text:style-name="P189">positive:</text:p>
      <text:p text:style-name="P189">do something</text:p>
      <text:p text:style-name="P189"/>
      <text:p text:style-name="P189"/>
      <text:p text:style-name="P189"/>
      <text:p text:style-name="P190">if (value &lt; 10)</text:p>
      <text:p text:style-name="P190"><text:tab/>add 1 to small_count</text:p>
      <text:p text:style-name="P190">else</text:p>
      <text:p text:style-name="P190"><text:tab/>add 1 to large_count</text:p>
      <text:p text:style-name="P190">;<text:span text:style-name="T67">assume 10 is stored in ebx</text:span></text:p>
      <text:p text:style-name="P191">cmp<text:tab/>ebx, 10</text:p>
      <text:p text:style-name="P191">jnl<text:tab/>elsePart<text:tab/>;Not less than 10, JUMP</text:p>
      <text:p text:style-name="P191">inc<text:tab/>small_count</text:p>
      <text:p text:style-name="P191">jmp<text:tab/>finish</text:p>
      <text:p text:style-name="P191">elsePart:</text:p>
      <text:p text:style-name="P191">inc<text:tab/>large_count</text:p>
      <text:p text:style-name="P191">finish:</text:p>
      <text:p text:style-name="P191"/>
      <text:p text:style-name="P190"/>
      <text:p text:style-name="P190"/>
      <text:p text:style-name="P191"><text:soft-page-break/>if (total &gt; 100) or (count = 10)</text:p>
      <text:p text:style-name="P191"><text:tab/><text:span text:style-name="T68">add value to total</text:span></text:p>
      <text:p text:style-name="P192">cmp<text:tab/>total, 100</text:p>
      <text:p text:style-name="P192">jge<text:tab/>addValue</text:p>
      <text:p text:style-name="P192">cmp<text:tab/>ecx, 10<text:tab/><text:tab/>;assume ecx is 10</text:p>
      <text:p text:style-name="P192">jne<text:tab/>done<text:tab/><text:tab/>;If it's not equal to 10, then done</text:p>
      <text:p text:style-name="P193">addValue:</text:p>
      <text:p text:style-name="P193"><text:tab/>add value to toal</text:p>
      <text:p text:style-name="P193">finish:</text:p>
      <text:p text:style-name="P191"/>
      <text:p text:style-name="P191"/>
      <text:p text:style-name="P191"/>
      <text:p text:style-name="P191">if (count &gt; 0) and (ch = backspace)</text:p>
      <text:p text:style-name="P190"><text:tab/><text:span text:style-name="T68">subtract 1 from count</text:span></text:p>
      <text:p text:style-name="P193">cmp<text:tab/>ecx, 0<text:tab/><text:tab/>;assume ecx is 0</text:p>
      <text:p text:style-name="P193">jng<text:tab/>finish</text:p>
      <text:p text:style-name="P193">cmp<text:tab/>al, 08h<text:tab/><text:tab/>;assume character ch is in al</text:p>
      <text:p text:style-name="P193">jne<text:tab/>finish</text:p>
      <text:p text:style-name="P193">dec<text:tab/>ecx</text:p>
      <text:p text:style-name="P193">finish:</text:p>
      <text:p text:style-name="P193"/>
      <text:p text:style-name="P193"/>
      <text:p text:style-name="P194">while (condition)</text:p>
      <text:p text:style-name="P194"><text:tab/>do something</text:p>
      <text:p text:style-name="P194">end while</text:p>
      <text:p text:style-name="P194"/>
      <text:p text:style-name="P195">if<text:tab/>condition = false</text:p>
      <text:p text:style-name="P195">then jump to finish</text:p>
      <text:p text:style-name="P195">otherwise jump to loop start</text:p>
      <text:p text:style-name="P195"/>
      <text:p text:style-name="P196">while (sum &lt; 1000) loop</text:p>
      <text:p text:style-name="P196"><text:tab/>do something</text:p>
      <text:p text:style-name="P196">end while</text:p>
      <text:p text:style-name="P196"/>
      <text:p text:style-name="P196">startLoop:</text:p>
      <text:p text:style-name="P196">cmp<text:tab/>sum, 1000</text:p>
      <text:p text:style-name="P196">jmp<text:tab/>endLoop</text:p>
      <text:p text:style-name="P196">do something</text:p>
      <text:p text:style-name="P196">jmp<text:tab/>startLoop</text:p>
      <text:p text:style-name="P193"/>
      <text:p text:style-name="P193"/>
      <text:p text:style-name="P193"/>
      <text:p text:style-name="P193"/>
      <text:p text:style-name="P193"/>
      <text:p text:style-name="P193"/>
      <text:p text:style-name="P193"/>
      <text:p text:style-name="P193"/>
      <text:p text:style-name="P193"/>
      <text:p text:style-name="P193"/>
      <text:p text:style-name="P197"><text:soft-page-break/>while ( (sum &lt; 1000) or (count &lt;= 24))</text:p>
      <text:p text:style-name="P197"><text:tab/>do something</text:p>
      <text:p text:style-name="P197">end while</text:p>
      <text:p text:style-name="P197"/>
      <text:p text:style-name="P197">while:</text:p>
      <text:p text:style-name="P197">cmp<text:tab/>sum, 1000</text:p>
      <text:p text:style-name="P197">jl<text:tab/>doit<text:tab/><text:tab/>;If sum is less than 1000, jump to doit</text:p>
      <text:p text:style-name="P197">cmp<text:tab/>count, 24<text:tab/></text:p>
      <text:p text:style-name="P197">jnle<text:tab/>done<text:tab/><text:tab/>;If count is not less than or equal to 24, then jump to done</text:p>
      <text:p text:style-name="P197">doit:</text:p>
      <text:p text:style-name="P197"><text:tab/>do something</text:p>
      <text:p text:style-name="P197">jmp<text:tab/>while</text:p>
      <text:p text:style-name="P197">done:</text:p>
      <text:p text:style-name="P197"/>
      <text:p text:style-name="P197"/>
      <text:p text:style-name="P198">for loop</text:p>
      <text:p text:style-name="P198">for (index = 1 to some count) loop</text:p>
      <text:p text:style-name="P199"><text:tab/>do something</text:p>
      <text:p text:style-name="P199">endfor</text:p>
      <text:p text:style-name="P199"/>
      <text:p text:style-name="P200">for index = 1 to 50 loop</text:p>
      <text:p text:style-name="P200"><text:tab/>do something</text:p>
      <text:p text:style-name="P200">endfor</text:p>
      <text:p text:style-name="P200"/>
      <text:p text:style-name="P200">mov<text:tab/>ebx, 1<text:tab/><text:tab/>;assume we store index value into ebx</text:p>
      <text:p text:style-name="P200">mov<text:tab/>ecx, 50<text:tab/><text:tab/>;ecx register is the loop counter</text:p>
      <text:p text:style-name="P201">forloop:</text:p>
      <text:p text:style-name="P201"><text:tab/>do something</text:p>
      <text:p text:style-name="P201"><text:tab/><text:span text:style-name="T69">inc<text:tab/>ebx<text:tab/><text:tab/>;operation not needed, but only if you want to keep track of ebx</text:span></text:p>
      <text:p text:style-name="P201"><text:tab/>loop<text:tab/><text:span text:style-name="T69">forloop </text:span><text:tab/>;assembly instruction to use the ecx register to count</text:p>
      <text:p text:style-name="P201"/>
      <text:p text:style-name="P201"/>
      <text:p text:style-name="P202">mov<text:tab/>ecx, 50</text:p>
      <text:p text:style-name="P202">forloop:</text:p>
      <text:p text:style-name="P202"><text:tab/>do something</text:p>
      <text:p text:style-name="P202"><text:tab/>dec<text:tab/>ecx</text:p>
      <text:p text:style-name="P202"><text:tab/>jecxz<text:tab/>endloop<text:tab/>;Reverse way, as in index is 50 decrement down 50 times i-- <text:span text:style-name="T70">(jump if ecx is zero)</text:span></text:p>
      <text:p text:style-name="P202"><text:tab/>jmp<text:tab/>forloop</text:p>
      <text:p text:style-name="P202">endloop:</text:p>
      <text:p text:style-name="P202"/>
      <text:p text:style-name="P202"/>
      <text:p text:style-name="P202"/>
      <text:p text:style-name="P202"/>
      <text:p text:style-name="P202"/>
      <text:p text:style-name="P202"/>
      <text:p text:style-name="P202"/>
      <text:p text:style-name="P202"/>
      <text:p text:style-name="P202"/>
      <text:p text:style-name="P203"><text:soft-page-break/>How can you get the actual characters from the string</text:p>
      <text:p text:style-name="P203"/>
      <text:p text:style-name="P203">after input of string</text:p>
      <text:p text:style-name="P203">then convert it to numeric value</text:p>
      <text:p text:style-name="P203">atod<text:tab/>string</text:p>
      <text:p text:style-name="P203">now eax contains corresponding string</text:p>
      <text:p text:style-name="P203">then convert it back to ascii to another string</text:p>
      <text:p text:style-name="P203">dtoa<text:tab/>string2, eax</text:p>
      <text:p text:style-name="P204">now string2 only contains the number of characters entered from keyboard</text:p>
      <text:p text:style-name="P204"/>
      <text:p text:style-name="P205">How to count the string length</text:p>
      <text:p text:style-name="P205"/>
      <text:p text:style-name="P205">mov<text:tab/>counter, 0</text:p>
      <text:p text:style-name="P205">lea<text:tab/>ebx, string1</text:p>
      <text:p text:style-name="P205">COUNT:</text:p>
      <text:p text:style-name="P205">cmp<text:tab/>byte ptr [ebx], 0<text:tab/>;compare it for 0 for no characters</text:p>
      <text:p text:style-name="P205">je<text:tab/>DONE</text:p>
      <text:p text:style-name="P205">inc<text:tab/>counter<text:tab/><text:tab/>;if not 0 then increment counter</text:p>
      <text:p text:style-name="P205">inc<text:tab/>ebx<text:tab/><text:tab/><text:tab/>;and increment the pointer to next byte</text:p>
      <text:p text:style-name="P205">jmp<text:tab/>COUNT<text:tab/><text:tab/>;jump back to count it</text:p>
      <text:p text:style-name="P202"/>
      <text:p text:style-name="P212">After getting counter, we can move characters to string now</text:p>
      <text:p text:style-name="P212"/>
      <text:p text:style-name="P212">lea<text:tab/>esi, string</text:p>
      <text:p text:style-name="P212">lea<text:tab/>edi, outstr</text:p>
      <text:p text:style-name="P212">cld</text:p>
      <text:p text:style-name="P212">mov<text:tab/>ecx, ebx</text:p>
      <text:p text:style-name="P212">rep<text:tab/>movsb</text:p>
      <text:p text:style-name="P212">mov<text:tab/>outstr[ebx], 0dh<text:tab/>;for newline</text:p>
      <text:p text:style-name="P202"/>
      <text:p text:style-name="P206">How to store score into array</text:p>
      <text:p text:style-name="P206">mov<text:tab/>ebx, 0</text:p>
      <text:p text:style-name="P206">GET_SCORE:</text:p>
      <text:p text:style-name="P206">get a score</text:p>
      <text:p text:style-name="P206">atod <text:tab/>score</text:p>
      <text:p text:style-name="P213">;dtoa<text:tab/>score, eax<text:tab/><text:tab/>;To store into the array as characters</text:p>
      <text:p text:style-name="P206">mov<text:tab/>array1[ebx], eax<text:tab/></text:p>
      <text:p text:style-name="P206">add<text:tab/>ebx, 4<text:tab/><text:tab/><text:tab/></text:p>
      <text:p text:style-name="P206">jmp<text:tab/>GET_SCORE</text:p>
      <text:p text:style-name="P201"/>
      <text:p text:style-name="P201"/>
      <text:p text:style-name="P206">Access array element</text:p>
      <text:p text:style-name="P206">mov<text:tab/>ebx, 0</text:p>
      <text:p text:style-name="P206">ADD_TOTAL:</text:p>
      <text:p text:style-name="P206">mov<text:tab/>temp, array[ebx]</text:p>
      <text:p text:style-name="P206">compute total</text:p>
      <text:p text:style-name="P206">add<text:tab/>ebx, 4</text:p>
      <text:p text:style-name="P206">jmp<text:tab/>ADD_TOTAL</text:p>
      <text:p text:style-name="P206"/>
      <text:p text:style-name="P206"><text:soft-page-break/>array1<text:tab/>DWORD<text:tab/>25, 47, 15, 50, 32</text:p>
      <text:p text:style-name="P206">array2<text:tab/>DWORD<text:tab/>1000 dup (?)</text:p>
      <text:p text:style-name="P206">array3<text:tab/>DWORD<text:tab/>25, 47, 15, 50, 32, 95 dup (?)</text:p>
      <text:p text:style-name="P206"/>
      <text:p text:style-name="P206"/>
      <text:p text:style-name="P206"/>
      <text:p text:style-name="P206"/>
      <text:p text:style-name="P206"/>
      <text:p text:style-name="P206"/>
      <text:p text:style-name="P206">sequential access element</text:p>
      <text:p text:style-name="P206">array1<text:tab/>DWORD<text:tab/>50 dup(?)</text:p>
      <text:p text:style-name="P206">place values into array1</text:p>
      <text:p text:style-name="P206">mov<text:tab/>eax, 0</text:p>
      <text:p text:style-name="P206">lea<text:tab/>esi, array1</text:p>
      <text:p text:style-name="P206">mov<text:tab/>ecx, 50</text:p>
      <text:p text:style-name="P206">TOTAL:</text:p>
      <text:p text:style-name="P206">add<text:tab/>eax, [esi]</text:p>
      <text:p text:style-name="P206">add<text:tab/>esi, 4</text:p>
      <text:p text:style-name="P206">loop<text:tab/>TOTAL</text:p>
      <text:p text:style-name="P206"/>
      <text:p text:style-name="P206">random access element</text:p>
      <text:p text:style-name="P207">mov<text:tab/>eax, 0</text:p>
      <text:p text:style-name="P207">mov<text:tab/>ecx, 50</text:p>
      <text:p text:style-name="P207">mov<text:tab/>esi, 0<text:tab/><text:tab/>;array index</text:p>
      <text:p text:style-name="P207">TOTAL:</text:p>
      <text:p text:style-name="P207">add<text:tab/>eax, array[4*esi]</text:p>
      <text:p text:style-name="P207">inc<text:tab/>esi</text:p>
      <text:p text:style-name="P207">loop<text:tab/>TOTAL</text:p>
      <text:p text:style-name="P201"/>
      <text:p text:style-name="P208">based and indexed</text:p>
      <text:p text:style-name="P208">add<text:tab/>array1[ebx+4*esi], <text:span text:style-name="T72">edx</text:span><text:tab/>;only works on window mode</text:p>
      <text:p text:style-name="P208"><text:span text:style-name="T71">add<text:tab/></text:span>100[ebx, 8*ecx], <text:span text:style-name="T72">edx <text:s/></text:span><text:tab/>;only works on console mode</text:p>
      <text:p text:style-name="P209"/>
      <text:p text:style-name="P209">add<text:tab/>array1[ebx+4*esi], ebx</text:p>
      <text:p text:style-name="P209">Op Code</text:p>
      <text:p text:style-name="P209">add: 01</text:p>
      <text:p text:style-name="P209">mod: 94</text:p>
      <text:p text:style-name="P209">STB: B3</text:p>
      <text:p text:style-name="P209">address: 00 00 00 00</text:p>
      <text:p text:style-name="P201"/>
      <text:p text:style-name="P209">94 = [10][010]100</text:p>
      <text:p text:style-name="P209">[10]MOD, [010]EDX Register</text:p>
      <text:p text:style-name="P209">B3 = 1011 0011</text:p>
      <text:p text:style-name="P209">[10]Scale Byte, [110]ESI Register, [011] EBX Base</text:p>
      <text:p text:style-name="P209">00 = 0BYTE</text:p>
      <text:p text:style-name="P209">01 = 2BYTE</text:p>
      <text:p text:style-name="P209">10 = 4BYTE</text:p>
      <text:p text:style-name="P209">11 = 8 BYTE</text:p>
      <text:p text:style-name="P201"/>
      <text:p text:style-name="P201"><text:soft-page-break/></text:p>
      <text:p text:style-name="P210">Procedures</text:p>
      <text:p text:style-name="P210"/>
      <text:p text:style-name="P210">How to transfer control</text:p>
      <text:p text:style-name="P210">from caller to callie</text:p>
      <text:p text:style-name="P210"/>
      <text:p text:style-name="P211">How to pass parameters</text:p>
      <text:p text:style-name="P211">value and reference</text:p>
      <text:p text:style-name="P211"/>
      <text:p text:style-name="P211">How to write procedure calls</text:p>
      <text:p text:style-name="P211"/>
      <text:p text:style-name="P211">How to write macros</text:p>
      <text:p text:style-name="P211"/>
      <text:p text:style-name="P211"/>
      <text:p text:style-name="P214">edx, ecx</text:p>
      <text:p text:style-name="P214">STACK</text:p>
      <text:p text:style-name="P214">[<text:tab/>ecx(5)<text:tab/><text:tab/>]</text:p>
      <text:p text:style-name="P214">[<text:tab/>edx(7)<text:tab/><text:tab/>]</text:p>
      <text:p text:style-name="P214"/>
      <text:p text:style-name="P214">example: doing division with stack</text:p>
      <text:p text:style-name="P214"/>
      <text:p text:style-name="P214">push<text:tab/>edx</text:p>
      <text:p text:style-name="P214">cdq<text:tab/><text:tab/><text:tab/>;[edx][eax]</text:p>
      <text:p text:style-name="P214">idiv<text:tab/>divisor</text:p>
      <text:p text:style-name="P214">pop<text:tab/>edx</text:p>
      <text:p text:style-name="P211"/>
      <text:p text:style-name="P214">FLAG</text:p>
      <text:p text:style-name="P214">pushf = esp-x</text:p>
      <text:p text:style-name="P214">popf=esp+x</text:p>
      <text:p text:style-name="P201"/>
      <text:p text:style-name="P215">pushfd<text:tab/><text:tab/>;32 bit</text:p>
      <text:p text:style-name="P215">pushad<text:tab/><text:tab/>;push all double word size register ie eax, ebx, ecx, etc.</text:p>
      <text:p text:style-name="P215">popad<text:tab/><text:tab/>;pop all double word size register from stack</text:p>
      <text:p text:style-name="P201"/>
      <text:p text:style-name="P201"/>
      <text:p text:style-name="P216">Procedures are defined in the code section</text:p>
      <text:p text:style-name="P216"/>
      <text:p text:style-name="P216">Transfer Control</text:p>
      <text:p text:style-name="P216"/>
      <text:p text:style-name="P217">main</text:p>
      <text:p text:style-name="P217">---</text:p>
      <text:p text:style-name="P217">---</text:p>
      <text:p text:style-name="P217">---</text:p>
      <text:p text:style-name="P217">EIP<text:tab/>call func1<text:tab/><text:tab/>;instruction pointer points to the func1 instruction in the stack</text:p>
      <text:p text:style-name="P217">after function return, EIP points to the next instruction</text:p>
      <text:p text:style-name="P217"/>
      <text:p text:style-name="P217"/>
      <text:p text:style-name="P217"/>
      <text:p text:style-name="P217"/>
      <text:p text:style-name="P217"><text:soft-page-break/>example</text:p>
      <text:p text:style-name="P217">num1: 5</text:p>
      <text:p text:style-name="P217">num2: 7</text:p>
      <text:p text:style-name="P217">result = call A(num1, num2)</text:p>
      <text:p text:style-name="P217">func A</text:p>
      <text:p text:style-name="P217">return: ( (num1*3) + (num2*7) )</text:p>
      <text:p text:style-name="P217"/>
      <text:p text:style-name="P217">How is this done in assembly?</text:p>
      <text:p text:style-name="P217"/>
      <text:p text:style-name="P218">Assembly will place arguments into the stack</text:p>
      <text:p text:style-name="P218">Then the function call will grab the arguments in the stack and use it as its parameters</text:p>
      <text:p text:style-name="P218"/>
      <text:p text:style-name="P263">Caller</text:p>
      <text:p text:style-name="P267">push num2<text:tab/>;reverse way, push arguments into stack</text:p>
      <text:p text:style-name="P267">push num1<text:tab/></text:p>
      <text:p text:style-name="P218">;currently gets incremented each time it pushes a value in the stack</text:p>
      <text:p text:style-name="P218">call funcA</text:p>
      <text:p text:style-name="P218">;eip then points to the return address after calling funcA, <text:span text:style-name="T75">eip's address gets pushed into stack</text:span></text:p>
      <text:p text:style-name="P264">Callee<text:span text:style-name="T73">'s turn</text:span></text:p>
      <text:p text:style-name="P268">push ebp<text:tab/>;extended block pointer, it's a temporary pointer for expecting parameter values</text:p>
      <text:p text:style-name="P268">mov ebp, esp</text:p>
      <text:p text:style-name="P268">push ebx</text:p>
      <text:p text:style-name="P269">;Now for the actual function operation</text:p>
      <text:p text:style-name="P269">mov eax, [edp + 8]<text:tab/>;get first parameter, which is num1, into eax</text:p>
      <text:p text:style-name="P269">imul<text:tab/>eax, 3</text:p>
      <text:p text:style-name="P269">mov ebx, [edp + 12]<text:tab/>;get second parameter, which is num2, into ebx</text:p>
      <text:p text:style-name="P269">imul ebx, 7</text:p>
      <text:p text:style-name="P269">add eax, ebx</text:p>
      <text:p text:style-name="P265"><text:span text:style-name="T73">;</text:span><text:span text:style-name="T74">operations are done, now pop</text:span></text:p>
      <text:p text:style-name="P270">pop ebx</text:p>
      <text:p text:style-name="P270">pop edp</text:p>
      <text:p text:style-name="P271">add esp, 8<text:tab/><text:tab/>;plus 8 to the stack pointer because we used 2 DWORD arguments</text:p>
      <text:p text:style-name="P270">return instruction<text:tab/>;the cpu will automatically pop eip</text:p>
      <text:p text:style-name="P270"/>
      <text:p text:style-name="P270"/>
      <text:p text:style-name="P272">Recursion</text:p>
      <text:p text:style-name="P272"/>
      <text:p text:style-name="P272">reference parameters</text:p>
      <text:p text:style-name="P272"/>
      <text:p text:style-name="P272">finding the minimum and maximum from an array</text:p>
      <text:p text:style-name="P272"/>
      <text:p text:style-name="P272">void min_max (int arr[], int count, int&amp; min, int&amp; max)</text:p>
      <text:p text:style-name="P272"/>
      <text:p text:style-name="P272">How do you pass reference parameters in assembly?</text:p>
      <text:p text:style-name="P272"/>
      <text:p text:style-name="P272"/>
      <text:p text:style-name="P272"/>
      <text:p text:style-name="P272"/>
      <text:p text:style-name="P272"/>
      <text:p text:style-name="P272"><text:soft-page-break/>In this case, we are passing 4 parameters</text:p>
      <text:p text:style-name="P272">.<text:span text:style-name="T89">DATA</text:span></text:p>
      <text:p text:style-name="P276">min<text:tab/>DWORD, ?</text:p>
      <text:p text:style-name="P276">max<text:tab/>DWORD, ?</text:p>
      <text:p text:style-name="P276">arr<text:tab/>DWORD 25, 47, 95, 50, 16, 84 dup(?)</text:p>
      <text:p text:style-name="P272"/>
      <text:p text:style-name="P279">Caller</text:p>
      <text:p text:style-name="P272">lea <text:span text:style-name="T87">eax, </text:span>max<text:tab/><text:tab/>;load address of <text:span text:style-name="T76">max</text:span><text:span text:style-name="T81"> address, assume they are DWORDs</text:span></text:p>
      <text:p text:style-name="P273"><text:span text:style-name="T81">push eax<text:tab/><text:tab/>;push the address of </text:span><text:span text:style-name="T76">max </text:span><text:span text:style-name="T81">into the stack</text:span></text:p>
      <text:p text:style-name="P273"><text:span text:style-name="T81">lea eax, min<text:tab/><text:tab/>;load address of </text:span><text:span text:style-name="T76">min</text:span></text:p>
      <text:p text:style-name="P273"><text:span text:style-name="T81">push eax<text:tab/><text:tab/>;push the address of </text:span><text:span text:style-name="T76">min</text:span><text:span text:style-name="T81"> into the stack</text:span></text:p>
      <text:p text:style-name="P285">push count<text:tab/><text:tab/>;push the number of elements into the stack</text:p>
      <text:p text:style-name="P285">;pushd 5<text:tab/><text:tab/>;or we can push a immediate number into the stack, pushd PUSH DWORD</text:p>
      <text:p text:style-name="P274"><text:span text:style-name="T81">lea eax, arr<text:tab/><text:tab/>;load address of </text:span><text:span text:style-name="T76">arr</text:span></text:p>
      <text:p text:style-name="P274"><text:span text:style-name="T81">push eax<text:tab/><text:tab/>;push the address of </text:span><text:span text:style-name="T76">arr</text:span><text:span text:style-name="T81"> into the stack</text:span></text:p>
      <text:p text:style-name="P285">;Now the memory stack as all the effective parameters</text:p>
      <text:p text:style-name="P286">call min_max</text:p>
      <text:p text:style-name="P287">add eip, 16<text:tab/><text:tab/>;since we passed 4 DWORDs into the stack, we will move 16 bytes</text:p>
      <text:p text:style-name="P270"/>
      <text:p text:style-name="P266">Callee</text:p>
      <text:p text:style-name="P275">push ebp</text:p>
      <text:p text:style-name="P275">mov ebp, esp</text:p>
      <text:p text:style-name="P275">;save local registers into stack</text:p>
      <text:p text:style-name="P276">push eax</text:p>
      <text:p text:style-name="P276">push ebx</text:p>
      <text:p text:style-name="P276">push ecx</text:p>
      <text:p text:style-name="P276">push edx</text:p>
      <text:p text:style-name="P276">push esi</text:p>
      <text:p text:style-name="P275"/>
      <text:p text:style-name="P275">;perform operation using registers</text:p>
      <text:p text:style-name="P278">forLoop:</text:p>
      <text:p text:style-name="P276">mov esi, [ebp + 8]<text:tab/>;this is the starting address of arr[]</text:p>
      <text:p text:style-name="P276">mov ecx, [ebp + 12]<text:tab/>;this is the the loop count, edp+12 is where we pushed the count value</text:p>
      <text:p text:style-name="P276">mov ebx, [ebp + 16]<text:tab/>;address of <text:span text:style-name="T76">min</text:span><text:span text:style-name="T81"> into ebx register</text:span></text:p>
      <text:p text:style-name="P276"><text:span text:style-name="T81">mov edx, [edp + 20]<text:tab/>;address of </text:span><text:span text:style-name="T76">max</text:span><text:span text:style-name="T81"> into edx register</text:span></text:p>
      <text:p text:style-name="P276"><text:span text:style-name="T81">;</text:span><text:span text:style-name="T83">first assign the smallest and biggest number of a DWORD into </text:span><text:span text:style-name="T78">min</text:span><text:span text:style-name="T83"> and </text:span><text:span text:style-name="T78">max</text:span></text:p>
      <text:p text:style-name="P282">mov dword ptr [ebx], 7fffffff<text:tab/>;the largest number representation into <text:span text:style-name="T76">min</text:span></text:p>
      <text:p text:style-name="P282">mov dword ptr[edx], 80000000 ;the smallest negative number into <text:span text:style-name="T76">max</text:span></text:p>
      <text:p text:style-name="P282">mov eax, [esi]<text:tab/><text:tab/>;esi is the starting address of arr[]</text:p>
      <text:p text:style-name="P282">cmp eax, [ebx]<text:tab/>;compare with the minimum value</text:p>
      <text:p text:style-name="P282">jnl label1<text:tab/><text:tab/>; is arr[x] &lt; min?</text:p>
      <text:p text:style-name="P282">mov [ebx], eax</text:p>
      <text:p text:style-name="P282">label1:</text:p>
      <text:p text:style-name="P282">cmp eax, [edx]<text:tab/>;compare with the maximum value</text:p>
      <text:p text:style-name="P277">jng label2<text:tab/><text:tab/>; is arr[x] &gt; max?</text:p>
      <text:p text:style-name="P277">mov [edx], eax</text:p>
      <text:p text:style-name="P277">label2:</text:p>
      <text:p text:style-name="P277">add esi, 4<text:tab/><text:tab/>;to check next element in arr[]</text:p>
      <text:p text:style-name="P278">loop forLoop</text:p>
      <text:p text:style-name="P201"><text:soft-page-break/>;<text:span text:style-name="T88">restore all registers</text:span></text:p>
      <text:p text:style-name="P219">pop esi</text:p>
      <text:p text:style-name="P219">pop edx</text:p>
      <text:p text:style-name="P219">pop ecx</text:p>
      <text:p text:style-name="P219">pop ebx</text:p>
      <text:p text:style-name="P219">pop eax</text:p>
      <text:p text:style-name="P201"/>
      <text:p text:style-name="P201">;<text:span text:style-name="T88">store return value into eax, but in this case, we don't need to store </text:span><text:span text:style-name="T77">min </text:span><text:span text:style-name="T82">and </text:span><text:span text:style-name="T77">max</text:span></text:p>
      <text:p text:style-name="P301"/>
      <text:p text:style-name="P301"/>
      <text:p text:style-name="P280">Calle<text:span text:style-name="T90">e</text:span></text:p>
      <text:p text:style-name="P283">-Push Arguments into stack</text:p>
      <text:p text:style-name="P283">last one goes into stack first</text:p>
      <text:p text:style-name="P283">-Call procedure</text:p>
      <text:p text:style-name="P283">save ebp</text:p>
      <text:p text:style-name="P283">copy ebp ← esp</text:p>
      <text:p text:style-name="P283">-Save registers to perform operations</text:p>
      <text:p text:style-name="P283">-Access parameters</text:p>
      <text:p text:style-name="P283">-Do operations</text:p>
      <text:p text:style-name="P283">-Return Value into EAX (if there's a return value)</text:p>
      <text:p text:style-name="P284">-Restore the local registers</text:p>
      <text:p text:style-name="P284">-Return (restores EIP)</text:p>
      <text:p text:style-name="P301"/>
      <text:p text:style-name="P301"/>
      <text:p text:style-name="P290">How the system implements recursion</text:p>
      <text:p text:style-name="P290"/>
      <text:p text:style-name="P290">1. Head Recursion</text:p>
      <text:p text:style-name="P290">2. Tail Recursion</text:p>
      <text:p text:style-name="P290"/>
      <text:p text:style-name="P290">Check Condition</text:p>
      <text:p text:style-name="P290">if TRUE then done</text:p>
      <text:p text:style-name="P290">otherwise call itself</text:p>
      <text:p text:style-name="P290"/>
      <text:p text:style-name="P290">[argument1]</text:p>
      <text:p text:style-name="P290">[argument2]</text:p>
      <text:p text:style-name="P290">[eip]</text:p>
      <text:p text:style-name="P290">[ebp]</text:p>
      <text:p text:style-name="P290">[registers]</text:p>
      <text:p text:style-name="P290">[argument1`] ← first recursion with different argument</text:p>
      <text:p text:style-name="P290">[argument2`]</text:p>
      <text:p text:style-name="P290">[eip`]</text:p>
      <text:p text:style-name="P290">[ebp`]</text:p>
      <text:p text:style-name="P290">[registers`]</text:p>
      <text:p text:style-name="P290"/>
      <text:p text:style-name="P290"/>
      <text:p text:style-name="P290"/>
      <text:p text:style-name="P290"/>
      <text:p text:style-name="P290"/>
      <text:p text:style-name="P290"/>
      <text:p text:style-name="P291"><text:soft-page-break/>Fibonacci #</text:p>
      <text:p text:style-name="P291"/>
      <text:p text:style-name="P291">1<text:tab/>2<text:tab/>3<text:tab/>4<text:tab/>5<text:tab/>6<text:tab/>7<text:tab/>…</text:p>
      <text:p text:style-name="P291">1<text:tab/>1<text:tab/>2<text:tab/>3<text:tab/>5<text:tab/>8<text:tab/>13<text:tab/>…</text:p>
      <text:p text:style-name="P291"/>
      <text:p text:style-name="P291">fibo(n) returns nth fibonacci #</text:p>
      <text:p text:style-name="P291">so if we call</text:p>
      <text:p text:style-name="P291">fibo(7) it should return 13</text:p>
      <text:p text:style-name="P291"/>
      <text:p text:style-name="P291">Termination condition</text:p>
      <text:p text:style-name="P291"/>
      <text:p text:style-name="P291">fibo(1) and fibo(2) = 1</text:p>
      <text:p text:style-name="P291">fibo(n) = fibo(n-1) + fibo(n-2)</text:p>
      <text:p text:style-name="P291"/>
      <text:p text:style-name="P291">if n = 1 or if n = 2</text:p>
      <text:p text:style-name="P291">return 1</text:p>
      <text:p text:style-name="P291">otherwise</text:p>
      <text:p text:style-name="P291">return (fibo(n-1) + fibo(n-2))</text:p>
      <text:p text:style-name="P291"/>
      <text:p text:style-name="P292">So let's trace it</text:p>
      <text:p text:style-name="P292"><text:tab/><text:tab/><text:tab/><text:tab/>fibo(5)</text:p>
      <text:p text:style-name="P292"><text:tab/><text:tab/><text:tab/>fibo(4) <text:s text:c="3"/>+ <text:s text:c="4"/>fibo(3)</text:p>
      <text:p text:style-name="P292"><text:tab/><text:tab/> <text:s text:c="2"/>fibo(3) + fibo(2) <text:s text:c="8"/>fibo(2) + fibo(1)</text:p>
      <text:p text:style-name="P301"><text:tab/> <text:s text:c="6"/><text:span text:style-name="T84">fibo(2) + fibo(1)</text:span></text:p>
      <text:p text:style-name="P293"/>
      <text:p text:style-name="P302"><text:span text:style-name="T84">S</text:span><text:span text:style-name="T81">tack</text:span></text:p>
      <text:p text:style-name="P294">Empty→ [F(5)] → [F(5)][F(4)] → [F(5)][F(4)][F(3)] → [F(5)][F(4)][F(3)][F(2)] → Terminate F(2) → [F(5)][F(4)][F(3)] → [F(5)][F(4)][F(3)][F(1)] → Terminate F(1) → [F(5)][F(4)][F(3)] → F(3) is done → [F(5)][F(4)] → [F(5)][F(4)][F(2)] → Terminate F(2) → [F(5)][F(4)] → F(4) is done → [F(5)] → All left side is done → [F(5)][F(3)] → [F(5)][F(3)][F(2)] → Terminate F(2) → [F(5)][F(3)] → [F(5)][F(3)][F(1)] → Terminate F(1) → [F(5)][F(3)] → F(3) is done → [F(5)] → Empty</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6"><text:soft-page-break/>Separate file implementation</text:p>
      <text:p text:style-name="P296">Putting functions in a separate file</text:p>
      <text:p text:style-name="P288"/>
      <text:p text:style-name="P296"/>
      <table:table table:name="Table1" table:style-name="Table1">
        <table:table-column table:style-name="Table1.A"/>
        <table:table-column table:style-name="Table1.B"/>
        <table:table-row>
          <table:table-cell table:style-name="Table1.A1" office:value-type="string">
            <text:p text:style-name="P296">p1.asm<text:tab/></text:p>
            <text:p text:style-name="P281">Main</text:p>
            <text:p text:style-name="P288">.586</text:p>
            <text:p text:style-name="P288">.model flat</text:p>
            <text:p text:style-name="P288">.stack 4086</text:p>
            <text:p text:style-name="P288">.data</text:p>
            <text:p text:style-name="P288">…</text:p>
            <text:p text:style-name="P288">…</text:p>
            <text:p text:style-name="P289">EXTERN funcA:PROC</text:p>
            <text:p text:style-name="P288">.code</text:p>
            <text:p text:style-name="P288">-mainproc PROC</text:p>
            <text:p text:style-name="P295">…</text:p>
            <text:p text:style-name="P296">call funcA</text:p>
            <text:p text:style-name="P296">ret</text:p>
            <text:p text:style-name="P296">-mainproc ENDP</text:p>
            <text:p text:style-name="P296">END</text:p>
          </table:table-cell>
          <table:table-cell table:style-name="Table1.B1" office:value-type="string">
            <text:p text:style-name="P309">p2.asm</text:p>
            <text:p text:style-name="P310">Procedures</text:p>
            <text:p text:style-name="P311">.586</text:p>
            <text:p text:style-name="P311">.model flat</text:p>
            <text:p text:style-name="P311">.code</text:p>
            <text:p text:style-name="P312">funcA PROC</text:p>
            <text:p text:style-name="P311">push ebp</text:p>
            <text:p text:style-name="P311">…</text:p>
            <text:p text:style-name="P311">…</text:p>
            <text:p text:style-name="P311">pop …</text:p>
            <text:p text:style-name="P311">ret</text:p>
            <text:p text:style-name="P311">funcA END</text:p>
            <text:p text:style-name="P311">End</text:p>
          </table:table-cell>
        </table:table-row>
      </table:table>
      <text:p text:style-name="P294"/>
      <text:p text:style-name="P201"/>
      <text:p text:style-name="P201"/>
      <text:p text:style-name="P220">Macro</text:p>
      <text:p text:style-name="P220"/>
      <text:p text:style-name="P220">Procedure vs Macro</text:p>
      <text:p text:style-name="P220">at runtime, program control (EIP) moves </text:p>
      <text:p text:style-name="P220">at assembly time, macro body code is textually substitued to macro call</text:p>
      <text:p text:style-name="P220"/>
      <text:p text:style-name="P221">Macro Call → [Assembler] → Macro Body Instructions</text:p>
      <text:p text:style-name="P221"/>
      <text:p text:style-name="P221">format</text:p>
      <text:p text:style-name="P221">Name<text:tab/>Macro<text:tab/>list of parameters</text:p>
      <text:p text:style-name="P221">---</text:p>
      <text:p text:style-name="P221">---</text:p>
      <text:p text:style-name="P221">ENDM</text:p>
      <text:p text:style-name="P221"/>
      <text:p text:style-name="P221">Example</text:p>
      <text:p text:style-name="P221"/>
      <text:p text:style-name="P221">add2 MACRO num1, num2</text:p>
      <text:p text:style-name="P221">.<text:span text:style-name="T91">LIST <text:s/>;The corresponding listing file will show the macro statements if .LIST is included</text:span></text:p>
      <text:p text:style-name="P221">mov<text:tab/>eax, num1</text:p>
      <text:p text:style-name="P221">add<text:tab/>eax, num2</text:p>
      <text:p text:style-name="P221">ENDM</text:p>
      <text:p text:style-name="P221"/>
      <text:p text:style-name="P221">So if we call add2 in our main</text:p>
      <text:p text:style-name="P221">add2<text:tab/>value1, 30</text:p>
      <text:p text:style-name="P221">the assembler will convert it to the text representation in the macro</text:p>
      <text:p text:style-name="P221"><text:soft-page-break/>value1 and 30 is passed by text, not by reference</text:p>
      <text:p text:style-name="P201"/>
      <text:p text:style-name="P201"/>
      <text:p text:style-name="P201"/>
      <text:p text:style-name="P223">(For Lab 8)</text:p>
      <text:p text:style-name="P223"/>
      <text:p text:style-name="P260">Main</text:p>
      <text:p text:style-name="P223">Get input number</text:p>
      <text:p text:style-name="P223">atod</text:p>
      <text:p text:style-name="P223">now it's in eax</text:p>
      <text:p text:style-name="P223">push eax as an argument into the stack</text:p>
      <text:p text:style-name="P223">then call fibonacci</text:p>
      <text:p text:style-name="P223">esp← esp + (argment size)</text:p>
      <text:p text:style-name="P223">fibo will return the corresponding value with register</text:p>
      <text:p text:style-name="P223">then dtoa</text:p>
      <text:p text:style-name="P223">then display</text:p>
      <text:p text:style-name="P223"/>
      <text:p text:style-name="P260">Fibonacci</text:p>
      <text:p text:style-name="P223">push ebp</text:p>
      <text:p text:style-name="P223">ebp = esp</text:p>
      <text:p text:style-name="P223">push locally used registers into the stack</text:p>
      <text:p text:style-name="P223">access parameters</text:p>
      <text:p text:style-name="P223">compare parameter values with &lt;= 2 (termination condition)</text:p>
      <text:p text:style-name="P223">if true then DONE and return (eax ← 1)</text:p>
      <text:p text:style-name="P223">otherwise decrement parameter value (n – 1)</text:p>
      <text:p text:style-name="P223">push the new parameter</text:p>
      <text:p text:style-name="P223">then call fibonacci</text:p>
      <text:p text:style-name="P223">and restore esp</text:p>
      <text:p text:style-name="P224">store current eax value</text:p>
      <text:p text:style-name="P224">return the value to some other register (edx ← eax)</text:p>
      <text:p text:style-name="P224">decrement the new parameter</text:p>
      <text:p text:style-name="P224">push new parameter </text:p>
      <text:p text:style-name="P224">call fibo</text:p>
      <text:p text:style-name="P224">restore esp</text:p>
      <text:p text:style-name="P224">eax← eax+edx</text:p>
      <text:p text:style-name="P224">then DONE</text:p>
      <text:p text:style-name="P224">and pop whatever registers that were used</text:p>
      <text:p text:style-name="P222"/>
      <text:p text:style-name="P201"/>
      <text:p text:style-name="P201"/>
      <text:p text:style-name="P225">More Macros</text:p>
      <text:p text:style-name="P225"/>
      <text:p text:style-name="P225">Swap MACRO DW1, DW2</text:p>
      <text:p text:style-name="P225">push eax</text:p>
      <text:p text:style-name="P225">mov eax, dw1</text:p>
      <text:p text:style-name="P225">xchg eax, dw2</text:p>
      <text:p text:style-name="P225">mov dw1, eax</text:p>
      <text:p text:style-name="P225">pop eax</text:p>
      <text:p text:style-name="P225">ENDM</text:p>
      <text:p text:style-name="P225"><text:soft-page-break/>So in the main</text:p>
      <text:p text:style-name="P225">we call</text:p>
      <text:p text:style-name="P225">swap [ebx], [ebx+4]</text:p>
      <text:p text:style-name="P225">then textually, the macro will perfrom</text:p>
      <text:p text:style-name="P225">push eax</text:p>
      <text:p text:style-name="P225">mov eax, [ebx]</text:p>
      <text:p text:style-name="P225">xchg eax, [ebx+4]</text:p>
      <text:p text:style-name="P225">mov [ebx], eax</text:p>
      <text:p text:style-name="P225">pop eax</text:p>
      <text:p text:style-name="P225"/>
      <text:p text:style-name="P225"/>
      <text:p text:style-name="P225">Finding minimum of 2 numbers</text:p>
      <text:p text:style-name="P225"/>
      <text:p text:style-name="P304">.LIST</text:p>
      <text:p text:style-name="P225">min2 MACRO first, second</text:p>
      <text:p text:style-name="P303">.<text:span text:style-name="T92">LOCAL label1</text:span></text:p>
      <text:p text:style-name="P225">mov eax, first</text:p>
      <text:p text:style-name="P225">cmp eax, second</text:p>
      <text:p text:style-name="P225">jle label1</text:p>
      <text:p text:style-name="P225">mov eax, second</text:p>
      <text:p text:style-name="P225">label1</text:p>
      <text:p text:style-name="P225">ENDM</text:p>
      <text:p text:style-name="P201"/>
      <text:p text:style-name="P226">So in the main</text:p>
      <text:p text:style-name="P226">if you call the macro twice you get a problem because the label1 gets used twice, <text:span text:style-name="T92">so we have to use the label as a </text:span><text:span text:style-name="T79">.LOCAL label1</text:span><text:span text:style-name="T85">. </text:span><text:span text:style-name="T86">Assembler will convert each local label a unique numeric value</text:span></text:p>
      <text:p text:style-name="P299"/>
      <text:p text:style-name="P227"><text:span text:style-name="T86">I</text:span><text:span text:style-name="T81">f we pust a </text:span><text:span text:style-name="T76">.LIST</text:span><text:span text:style-name="T81"> into the macro, it shows the macro in the listing file</text:span></text:p>
      <text:p text:style-name="P227"><text:span text:style-name="T81">By default, it's </text:span><text:span text:style-name="T76">.NOLIST</text:span><text:span text:style-name="T81">, it won't show up in the macro listing file</text:span></text:p>
      <text:p text:style-name="P201"/>
      <text:p text:style-name="P201"/>
      <text:p text:style-name="P201"/>
      <text:p text:style-name="P201"/>
      <text:p text:style-name="P228">Bit Manipulation</text:p>
      <text:p text:style-name="P228"/>
      <text:p text:style-name="P228">Bitwise</text:p>
      <text:p text:style-name="P228">&amp; AND</text:p>
      <text:p text:style-name="P228">| OR</text:p>
      <text:p text:style-name="P228">~ NOT</text:p>
      <text:p text:style-name="P228">^ XOR</text:p>
      <text:p text:style-name="P228"/>
      <text:p text:style-name="P228">Logical</text:p>
      <text:p text:style-name="P228">&amp;&amp; AND</text:p>
      <text:p text:style-name="P228">|| OR</text:p>
      <text:p text:style-name="P201"/>
      <text:p text:style-name="P201"/>
      <text:p text:style-name="P201"/>
      <text:p text:style-name="P201"/>
      <text:p text:style-name="P201"/>
      <text:p text:style-name="P228"><text:soft-page-break/>a = 5</text:p>
      <text:p text:style-name="P228">0000 0000 0000 0101</text:p>
      <text:p text:style-name="P228"/>
      <text:p text:style-name="P228">b = 7</text:p>
      <text:p text:style-name="P228">0000 0000 0000 0111</text:p>
      <text:p text:style-name="P228"/>
      <text:p text:style-name="P228">c = a &amp; b</text:p>
      <text:p text:style-name="P228">0000 0000 0000 0101</text:p>
      <text:p text:style-name="P228">c is still 5</text:p>
      <text:p text:style-name="P228"/>
      <text:p text:style-name="P228">c = a ^ b</text:p>
      <text:p text:style-name="P228">0000 0000 0000 0010</text:p>
      <text:p text:style-name="P228">c becomes 2</text:p>
      <text:p text:style-name="P228"/>
      <text:p text:style-name="P228">Boolean operations</text:p>
      <text:p text:style-name="P228">True = 1, False = 0,<text:tab/>1 bit operation</text:p>
      <text:p text:style-name="P228"/>
      <text:p text:style-name="P228">a: 1101</text:p>
      <text:p text:style-name="P228">b: 0101</text:p>
      <text:p text:style-name="P228">a AND b</text:p>
      <text:p text:style-name="P228">result: 0101</text:p>
      <text:p text:style-name="P228"/>
      <text:p text:style-name="P229">a OR b</text:p>
      <text:p text:style-name="P229">result: 1101</text:p>
      <text:p text:style-name="P229"/>
      <text:p text:style-name="P229">a XOR b</text:p>
      <text:p text:style-name="P229">result: 1000</text:p>
      <text:p text:style-name="P229"/>
      <text:p text:style-name="P229">NOT a</text:p>
      <text:p text:style-name="P229">result: 0010</text:p>
      <text:p text:style-name="P229"/>
      <text:p text:style-name="P229">in 8086</text:p>
      <text:p text:style-name="P229">and<text:tab/>dest, source</text:p>
      <text:p text:style-name="P229">or<text:tab/>dest, source</text:p>
      <text:p text:style-name="P229">xor<text:tab/>dest, source</text:p>
      <text:p text:style-name="P229">not<text:tab/>dest</text:p>
      <text:p text:style-name="P228"/>
      <text:p text:style-name="P229">and, or, xor, affects the FLAG registers, CF, OF, PF, SF, ZF</text:p>
      <text:p text:style-name="P229"/>
      <text:p text:style-name="P229">ax: e275<text:tab/>1110 0010 0111 0101</text:p>
      <text:p text:style-name="P229">cx: a9D7<text:tab/>1010 1001 1101 0111</text:p>
      <text:p text:style-name="P229"/>
      <text:p text:style-name="P229">and ax, cx</text:p>
      <text:p text:style-name="P229">result: 1010 0000 0101 0101 → a055</text:p>
      <text:p text:style-name="P229">ax ← a055</text:p>
      <text:p text:style-name="P230">SF: 1, ZF: 0</text:p>
      <text:p text:style-name="P230"/>
      <text:p text:style-name="P230"/>
      <text:p text:style-name="P230"/>
      <text:p text:style-name="P230"><text:soft-page-break/>and<text:tab/>dest, source</text:p>
      <text:p text:style-name="P230">we can use the logical operations to clear selected bits</text:p>
      <text:p text:style-name="P230">dest: 0010 1010</text:p>
      <text:p text:style-name="P230">if we want to clear the [1010] part</text:p>
      <text:p text:style-name="P230"/>
      <text:p text:style-name="P230">set FLAG register bits</text:p>
      <text:p text:style-name="P230">and<text:tab/>FLAG, 1101 1101B</text:p>
      <text:p text:style-name="P230">set all flags to zero</text:p>
      <text:p text:style-name="P230"/>
      <text:p text:style-name="P230"/>
      <text:p text:style-name="P231">CPU (Control Unit | Data Path [ALU] ) <text:s text:c="2"/><text:span text:style-name="T80">Structure of the CPU</text:span></text:p>
      <text:p text:style-name="P297"/>
      <text:p text:style-name="P297">Simulating the 16 bit ALU</text:p>
      <text:p text:style-name="P297"/>
      <text:p text:style-name="P297">Phase1-1bit ALU <text:s/>it contains the AND, OR, ADD operations</text:p>
      <text:p text:style-name="P297">phase2-16bit ALU it contains the AND, OR, ADD, SUB, OF operations</text:p>
      <text:p text:style-name="P297"/>
      <text:p text:style-name="P300">Phase 1</text:p>
      <text:p text:style-name="P297">1 bit full adder </text:p>
      <text:p text:style-name="P297">1+0 = 1, 0+1 = 1</text:p>
      <text:p text:style-name="P297">1+1 = 0 and 1 carry out</text:p>
      <text:p text:style-name="P297">0+0 = 0</text:p>
      <text:p text:style-name="P297">4 total situations</text:p>
      <text:p text:style-name="P297"/>
      <text:p text:style-name="P298">(Ai)→[<text:tab/><text:tab/><text:tab/><text:tab/><text:tab/>]</text:p>
      <text:p text:style-name="P298">(Bi)→[<text:tab/><text:tab/><text:tab/>ADDER<text:tab/><text:tab/>]→ Sum</text:p>
      <text:p text:style-name="P298">(Cin)→[<text:tab/><text:tab/><text:tab/><text:tab/><text:tab/>]</text:p>
      <text:p text:style-name="P298">(Cout)→[<text:tab/><text:tab/><text:tab/><text:tab/><text:tab/>]</text:p>
      <text:p text:style-name="P298"/>
      <text:p text:style-name="P298">Ai<text:tab/>Bi<text:tab/>Cin<text:tab/>Sum<text:tab/>Cout</text:p>
      <text:p text:style-name="P298">0<text:tab/>0<text:tab/>0<text:tab/>0<text:tab/>0</text:p>
      <text:p text:style-name="P298">0<text:tab/>0<text:tab/>1<text:tab/>1<text:tab/>0</text:p>
      <text:p text:style-name="P298">0<text:tab/>1<text:tab/>0<text:tab/>1<text:tab/>0</text:p>
      <text:p text:style-name="P298">0<text:tab/>1<text:tab/>1<text:tab/>0<text:tab/>1</text:p>
      <text:p text:style-name="P298">1<text:tab/>0<text:tab/>0<text:tab/>1<text:tab/>0</text:p>
      <text:p text:style-name="P298">1<text:tab/>0<text:tab/>1<text:tab/>0<text:tab/>1</text:p>
      <text:p text:style-name="P298">1<text:tab/>1<text:tab/>0<text:tab/>0<text:tab/>1</text:p>
      <text:p text:style-name="P298">1<text:tab/>1<text:tab/>1<text:tab/>1<text:tab/>1</text:p>
      <text:p text:style-name="P230"/>
      <text:p text:style-name="P232">DeMorgan's Law</text:p>
      <text:p text:style-name="P232">K-Map</text:p>
      <text:p text:style-name="P232"/>
      <text:p text:style-name="P232">Sum = Ai XOR Bi XOR Cin</text:p>
      <text:p text:style-name="P232">Cout = (Ai AND Bi) OR (Cin AND Ai XOR Bi)</text:p>
      <text:p text:style-name="P230"/>
      <text:p text:style-name="P228"/>
      <text:p text:style-name="P228"/>
      <text:p text:style-name="P228"/>
      <text:p text:style-name="P228"/>
      <text:p text:style-name="P233"><text:soft-page-break/>main</text:p>
      <text:p text:style-name="P233">push num1</text:p>
      <text:p text:style-name="P233">call fibonacci</text:p>
      <text:p text:style-name="P233">add esp, 4</text:p>
      <text:p text:style-name="P228"/>
      <text:p text:style-name="P228"/>
      <text:p text:style-name="P261">Topics to review for exam</text:p>
      <text:p text:style-name="P236"/>
      <text:p text:style-name="P236">Chapter 4</text:p>
      <text:p text:style-name="P236">Multiplication and Division</text:p>
      <text:p text:style-name="P236"/>
      <text:p text:style-name="P236">Unconditional Jump</text:p>
      <text:p text:style-name="P236">Relative Jump – Uses offset (+,-)</text:p>
      <text:p text:style-name="P236">Indirect Jump – Uses the address contained within the register/memory</text:p>
      <text:p text:style-name="P236">Conditional Jump – Compare and jump to label</text:p>
      <text:p text:style-name="P228"/>
      <text:p text:style-name="P234">Loops</text:p>
      <text:p text:style-name="P234"/>
      <text:p text:style-name="P234">Array Operations</text:p>
      <text:p text:style-name="P234"/>
      <text:p text:style-name="P234">Stack Operations (Push, Pop)</text:p>
      <text:p text:style-name="P235">Recursion</text:p>
      <text:p text:style-name="P228"/>
      <text:p text:style-name="P235">Macros</text:p>
      <text:p text:style-name="P235"/>
      <text:p text:style-name="P235"/>
      <text:p text:style-name="P237"/>
      <text:p text:style-name="P237">Push in parameters</text:p>
      <text:p text:style-name="P237">push and_result</text:p>
      <text:p text:style-name="P237">push b</text:p>
      <text:p text:style-name="P237">push a</text:p>
      <text:p text:style-name="P237">call AndGate</text:p>
      <text:p text:style-name="P237">restore esp</text:p>
      <text:p text:style-name="P237">add esp, 12</text:p>
      <text:p text:style-name="P235"/>
      <text:p text:style-name="P237">AndGate(a, b, &amp;and_result)</text:p>
      <text:p text:style-name="P237">push ebp</text:p>
      <text:p text:style-name="P237">mov ebp, esp</text:p>
      <text:p text:style-name="P237">push ebx</text:p>
      <text:p text:style-name="P237">mov eax, [ebp+8]</text:p>
      <text:p text:style-name="P237">and edx, [ebp+12]</text:p>
      <text:p text:style-name="P237">mov ebx, [ebp+16]</text:p>
      <text:p text:style-name="P237">mov [ebx], eax</text:p>
      <text:p text:style-name="P237">pop ebx</text:p>
      <text:p text:style-name="P237">pop ebp</text:p>
      <text:p text:style-name="P228"/>
      <text:p text:style-name="P228"/>
      <text:p text:style-name="P228"/>
      <text:p text:style-name="P228"/>
      <text:p text:style-name="P238"><text:soft-page-break/>How to store data into the cpu?</text:p>
      <text:p text:style-name="P238"/>
      <text:p text:style-name="P238">Stack, Accumulator, Registers</text:p>
      <text:p text:style-name="P238"/>
      <text:p text:style-name="P238">Stack</text:p>
      <text:p text:style-name="P238">push A<text:tab/><text:tab/>[a]</text:p>
      <text:p text:style-name="P238">push B<text:tab/><text:tab/>[a][b]</text:p>
      <text:p text:style-name="P238">add<text:tab/>;implicit data</text:p>
      <text:p text:style-name="P238">result will be stored back in stack, [a+b]</text:p>
      <text:p text:style-name="P238">pop C</text:p>
      <text:p text:style-name="P238"/>
      <text:p text:style-name="P238">Accumulator</text:p>
      <text:p text:style-name="P238">load A<text:tab/><text:tab/>;A is loaded into the accumulator</text:p>
      <text:p text:style-name="P238">add B</text:p>
      <text:p text:style-name="P238">store C<text:tab/><text:tab/>;store C from accumulator</text:p>
      <text:p text:style-name="P238"/>
      <text:p text:style-name="P262">CPU</text:p>
      <text:p text:style-name="P239">CU: [Instruction Register] <text:span text:style-name="T93">store instruction fetched from memory</text:span></text:p>
      <text:p text:style-name="P239"/>
      <text:p text:style-name="P239">Datapath: [PC (Instruction Pointer)] that points to the first instruction in memory</text:p>
      <text:p text:style-name="P241">[Register Files] Contains all the register locations</text:p>
      <text:p text:style-name="P239"/>
      <text:p text:style-name="P262">Memory</text:p>
      <text:p text:style-name="P239">Instructions</text:p>
      <text:p text:style-name="P239">Data</text:p>
      <text:p text:style-name="P238"/>
      <text:p text:style-name="P240">1. Fetch instruction <text:span text:style-name="T94">from memory to store in Instruction Pointer</text:span></text:p>
      <text:p text:style-name="P240">2. Decode <text:span text:style-name="T94">the instruction and sets the registers to be used in Register Files</text:span></text:p>
      <text:p text:style-name="P240">3. Execute <text:span text:style-name="T94">(Addition for example), access registers, execute ALU adder, store result in another register</text:span></text:p>
      <text:p text:style-name="P240">4. Memory operation <text:span text:style-name="T95">(Memory Address Register) store result in (Memory Data Register)</text:span></text:p>
      <text:p text:style-name="P240">5. Register update</text:p>
      <text:p text:style-name="P238"/>
      <text:p text:style-name="P242">How to implement a 4 bit ALU?</text:p>
      <text:p text:style-name="P242"/>
      <text:p text:style-name="P242">[1 bit ALU]</text:p>
      <text:p text:style-name="P242">[1 bit ALU]</text:p>
      <text:p text:style-name="P242">[1 bit ALU]</text:p>
      <text:p text:style-name="P242">[1 bit ALU]</text:p>
      <text:p text:style-name="P242"/>
      <text:p text:style-name="P243">Overflow checking on the sign bit</text:p>
      <text:p text:style-name="P243">Exclusive OR on A and B will check if they're the same. Then negate it.</text:p>
      <text:p text:style-name="P243">Exclusive OR on A and B will check if they're different.</text:p>
      <text:p text:style-name="P243">Take both results and AND gate it.</text:p>
      <text:p text:style-name="P243"/>
      <text:p text:style-name="P243">NOT (A15 XOR B'15) AND (SUM XOR A15)</text:p>
      <text:p text:style-name="P243"/>
      <text:p text:style-name="P243"/>
      <text:p text:style-name="P243"/>
      <text:p text:style-name="P243"/>
      <text:p text:style-name="P244"><text:soft-page-break/>Mask = 0000 0000 0000 0001</text:p>
      <text:p text:style-name="P244">Result = 0000 0000 0000 0000</text:p>
      <text:p text:style-name="P244"/>
      <text:p text:style-name="P244">Our first 1 bit ALU result is 1, then we do the MASK OR Result</text:p>
      <text:p text:style-name="P244">then it becomes:</text:p>
      <text:p text:style-name="P244"/>
      <text:p text:style-name="P244">Mask = <text:s/>0000 0000 0000 0001</text:p>
      <text:p text:style-name="P244">Result = 0000 0000 0000 0001</text:p>
      <text:p text:style-name="P244"/>
      <text:p text:style-name="P244">Then shift mask left 1 bit</text:p>
      <text:p text:style-name="P244"/>
      <text:p text:style-name="P244"/>
      <text:p text:style-name="P244">Using a mask to display string</text:p>
      <text:p text:style-name="P244"/>
      <text:p text:style-name="P244">Mask <text:s/>= 0000 0000 0000 0001</text:p>
      <text:p text:style-name="P244">String =”0000 0000 0000 0000”</text:p>
      <text:p text:style-name="P243"/>
      <text:p text:style-name="P244">index = 15</text:p>
      <text:p text:style-name="P244">result <text:s/>AND mask</text:p>
      <text:p text:style-name="P244"/>
      <text:p text:style-name="P244">if (result AND mask) output is 1, then we make string[index] = “1”</text:p>
      <text:p text:style-name="P244">shift mask to the left</text:p>
      <text:p text:style-name="P244">decrement index</text:p>
      <text:p text:style-name="P244"/>
      <text:p text:style-name="P245">repeat</text:p>
      <text:p text:style-name="P245"/>
      <text:p text:style-name="P245"/>
      <text:p text:style-name="P245">Computer System: Memory Hierarchy</text:p>
      <text:p text:style-name="P245">Registers are the smallest memory storage in a computer system</text:p>
      <text:p text:style-name="P245"/>
      <text:p text:style-name="P245"><text:span text:style-name="T97">(Faster) </text:span>CPU ←→ Cache ←→ Memory <text:span text:style-name="T96">←→I/O Devices (Slower)</text:span></text:p>
      <text:p text:style-name="P245"/>
      <text:p text:style-name="P246">Cache hit: 1 2</text:p>
      <text:p text:style-name="P246">Cache miss: 1 3 4 2</text:p>
      <text:p text:style-name="P246">3 4 Cache miss penalty</text:p>
      <text:p text:style-name="P246"/>
      <text:p text:style-name="P246">In the main memory [Block] contains many words</text:p>
      <text:p text:style-name="P246">Block size is moved to cache</text:p>
      <text:p text:style-name="P246">Then one of the word size in block is moved to CPU</text:p>
      <text:p text:style-name="P246"/>
      <text:p text:style-name="P247">Assume: 4 words per block</text:p>
      <text:p text:style-name="P247">Memory Address: 4 clocks</text:p>
      <text:p text:style-name="P247">DRAM access: 24 clocks</text:p>
      <text:p text:style-name="P247">transwer 1 word data from memory to cache – 4 clocks</text:p>
      <text:p text:style-name="P238"/>
      <text:p text:style-name="P248">Search address for a word 4</text:p>
      <text:p text:style-name="P248">DRAM access 24</text:p>
      <text:p text:style-name="P248">Transfer 1 word from memory to cache 4</text:p>
      <text:p text:style-name="P248">4 * 32 = 128 clocks</text:p>
      <text:p text:style-name="P248"><text:soft-page-break/></text:p>
      <text:p text:style-name="P248">Computing memory bandwith</text:p>
      <text:p text:style-name="P248"/>
      <text:p text:style-name="P248">4 Words / 128 Clocks</text:p>
      <text:p text:style-name="P248">16 Bytes / 128 Clocks = 0.125 clocks</text:p>
      <text:p text:style-name="P248"/>
      <text:p text:style-name="P248"/>
      <text:p text:style-name="P248"/>
      <text:p text:style-name="P314">Task:</text:p>
      <text:p text:style-name="P314"/>
      <text:p text:style-name="P314">Enter A (16 bit binary)</text:p>
      <text:p text:style-name="P314">0000 0000 0101 1010</text:p>
      <text:p text:style-name="P314"/>
      <text:p text:style-name="P314">Enter Control (3 bit binary)</text:p>
      <text:p text:style-name="P314">binv: 1 op: 10</text:p>
      <text:p text:style-name="P314"/>
      <text:p text:style-name="P314">output should be</text:p>
      <text:p text:style-name="P314">A 0<text:span text:style-name="T56">th</text:span> bit: 0</text:p>
      <text:p text:style-name="P314">A 3<text:span text:style-name="T56">rd</text:span> bit: 1</text:p>
      <text:p text:style-name="P314">Binv: 1</text:p>
      <text:p text:style-name="P314">Op: 2</text:p>
      <text:p text:style-name="P248"/>
      <text:p text:style-name="P248"/>
      <text:p text:style-name="P248"/>
      <text:p text:style-name="P248"/>
      <text:p text:style-name="P315">Phase 2</text:p>
      <text:p text:style-name="P316">1. Modify your 1 bit ALU for subraction</text:p>
      <text:p text:style-name="P316">2. Call it 15 times</text:p>
      <text:p text:style-name="P316">3. Make a special 1 bit ALU overflow checking to call last</text:p>
      <text:p text:style-name="P316">OF = a sign bit XOR b sign bit <text:span text:style-name="T98">AND a sign bit XOR sum sign bit</text:span></text:p>
      <text:p text:style-name="P316"/>
      <text:p text:style-name="P317">Chapter 8 and 9</text:p>
      <text:p text:style-name="P317"/>
      <text:p text:style-name="P317">Chapter 9 Floating Points</text:p>
      <text:p text:style-name="P317"/>
      <text:p text:style-name="P318">Single precision 32</text:p>
      <text:p text:style-name="P318">Double precision 64</text:p>
      <text:p text:style-name="P318">Double-extended precision 80</text:p>
      <text:p text:style-name="P248"/>
      <text:p text:style-name="P318">[SIGN BIT 1 bit] [EXPONENT 11 bit] [FRACTION 64 – 12 bit]</text:p>
      <text:p text:style-name="P248"/>
      <text:p text:style-name="P318">For the exponent part, there's a biased number</text:p>
      <text:p text:style-name="P318">If you have 2^8 then the biased number is 2^8 – 1 = 127</text:p>
      <text:p text:style-name="P318"/>
      <text:p text:style-name="P318">example) -78.375</text:p>
      <text:p text:style-name="P318">1001110.011 <text:s text:c="2"/>, <text:s text:c="2"/>1001110 = 78) <text:s text:c="3"/>.011 = 0.375</text:p>
      <text:p text:style-name="P318"/>
      <text:p text:style-name="P318">1.001110 011 * 2^6</text:p>
      <text:p text:style-name="P318"/>
      <text:p text:style-name="P318"><text:soft-page-break/>1023 + 5 = 1028</text:p>
      <text:p text:style-name="P318"/>
      <text:p text:style-name="P318">REAL10</text:p>
      <text:p text:style-name="P318"/>
      <text:p text:style-name="P318">BIASED number is 2^15-1 -1 which is 16,383</text:p>
      <text:p text:style-name="P318"/>
      <text:p text:style-name="P319"><text:span text:style-name="T45">Test on Chapters </text:span><text:span text:style-name="T39">1,2,4,5,6 CSCI 126</text:span></text:p>
      <text:p text:style-name="P319"><text:span text:style-name="T39"/></text:p>
      <text:p text:style-name="P319"><text:span text:style-name="T39"/></text:p>
      <text:p text:style-name="P320"><text:span text:style-name="T39">Review on Finals</text:span></text:p>
      <text:p text:style-name="P320"><text:span text:style-name="T39"/></text:p>
      <text:p text:style-name="P325"><text:span text:style-name="T39">50% materials on exam 1 and 2</text:span></text:p>
      <text:p text:style-name="P325"><text:span text:style-name="T39">50% materials on new stuff</text:span></text:p>
      <text:p text:style-name="P320"><text:span text:style-name="T39"/></text:p>
      <text:p text:style-name="P320"><text:span text:style-name="T39">Chapter 6: Procedures and Macros</text:span></text:p>
      <text:p text:style-name="P321"><text:span text:style-name="T39">Procedures – Dynamic – Control moves at run time</text:span></text:p>
      <text:p text:style-name="P321"><text:span text:style-name="T39">Transfer Control between caller/callee</text:span></text:p>
      <text:p text:style-name="P321"><text:span text:style-name="T39">Parameter passing by Value and by reference and by macro (textually)</text:span></text:p>
      <text:p text:style-name="P321"><text:span text:style-name="T39"/></text:p>
      <text:p text:style-name="P321"><text:span text:style-name="T39">Stack operations</text:span></text:p>
      <text:p text:style-name="P321"><text:span text:style-name="T39">Push source</text:span></text:p>
      <text:p text:style-name="P321"><text:span text:style-name="T39">Pop destination</text:span></text:p>
      <text:p text:style-name="P321"><text:span text:style-name="T39">call procedurename (push esp)</text:span></text:p>
      <text:p text:style-name="P321"><text:span text:style-name="T39">ret (pop esp)</text:span></text:p>
      <text:p text:style-name="P322"><text:span text:style-name="T39"/></text:p>
      <text:p text:style-name="P323"><text:span text:style-name="T39">When popping local variables in the stack, we move esp to ebp instead of popping the variables because if we happen to forget how many variables we had then we might not be able to restore the stack</text:span></text:p>
      <text:p text:style-name="P323"><text:span text:style-name="T39"/></text:p>
      <text:p text:style-name="P324"><text:span text:style-name="T39">Recursion</text:span></text:p>
      <text:p text:style-name="P324"><text:span text:style-name="T39"/></text:p>
      <text:p text:style-name="P324"><text:span text:style-name="T39">Separate file implementation</text:span></text:p>
      <text:p text:style-name="P324"><text:span text:style-name="T39">Macro definition/expansion</text:span></text:p>
      <text:p text:style-name="P324"><text:span text:style-name="T39">.LOCAL label_name</text:span></text:p>
      <text:p text:style-name="P324"><text:span text:style-name="T39"/></text:p>
      <text:p text:style-name="P324"><text:span text:style-name="T39"/></text:p>
      <text:p text:style-name="P325"><text:span text:style-name="T39">Chapter 7: Bit manipulation</text:span></text:p>
      <text:p text:style-name="P325"><text:span text:style-name="T39">Logical operations</text:span></text:p>
      <text:p text:style-name="P325"><text:span text:style-name="T39"/></text:p>
      <text:p text:style-name="P325"><text:span text:style-name="T39">Internal storage</text:span></text:p>
      <text:p text:style-name="P325"><text:span text:style-name="T39"/></text:p>
      <text:p text:style-name="P325"><text:span text:style-name="T39">For each instruction</text:span></text:p>
      <text:p text:style-name="P325"><text:span text:style-name="T39">1. Fetch Instruction (Cache)</text:span></text:p>
      <text:p text:style-name="P325"><text:span text:style-name="T39">2. Decoding Instruction</text:span></text:p>
      <text:p text:style-name="P325"><text:span text:style-name="T39">3. </text:span><text:span text:style-name="T46">Execute Instruction</text:span></text:p>
      <text:p text:style-name="P326"><text:span text:style-name="T39">4. Memory operation</text:span></text:p>
      <text:p text:style-name="P326"><text:span text:style-name="T39">5. Register Update</text:span></text:p>
      <text:p text:style-name="P327"><text:span text:style-name="T39">repeat for next instruction</text:span></text:p>
      <text:p text:style-name="P327"><text:span text:style-name="T39"/></text:p>
      <text:p text:style-name="P327"><text:soft-page-break/><text:span text:style-name="T39"/></text:p>
      <text:p text:style-name="P327"><text:span text:style-name="T39">Chapter 9: String manipulation</text:span></text:p>
      <text:p text:style-name="P327"><text:span text:style-name="T39"/></text:p>
      <text:p text:style-name="P328"><text:span text:style-name="T39">Floating point operations</text:span></text:p>
      <text:p text:style-name="P328"><text:span text:style-name="T39">REAL4, REAL8, REAL10</text:span></text:p>
      <text:p text:style-name="P328"><text:span text:style-name="T39"/></text:p>
      <text:p text:style-name="P329"><text:span text:style-name="T39">Link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5T10:51:10.538000000</meta:creation-date>
    <dc:date>2015-05-05T12:07:30.204000000</dc:date>
    <meta:editing-duration>P19DT21H7M1S</meta:editing-duration>
    <meta:editing-cycles>348</meta:editing-cycles>
    <meta:generator>LibreOffice/4.4.0.3$Windows_x86 LibreOffice_project/de093506bcdc5fafd9023ee680b8c60e3e0645d7</meta:generator>
    <meta:document-statistic meta:table-count="1" meta:image-count="0" meta:object-count="0" meta:page-count="43" meta:paragraph-count="1396" meta:word-count="6914" meta:character-count="35830" meta:non-whitespace-character-count="29726"/>
  </office:meta>
</office:document-meta>
</file>